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Maths Symbols" svg:font-family="'TexMaths Symbols'" style:font-pitch="variable"/>
  </office:font-face-decls>
  <office:automatic-styles>
    <style:style style:name="P1" style:family="paragraph" style:parent-style-name="Standard">
      <style:text-properties fo:font-size="14pt" officeooo:rsid="000f3751" officeooo:paragraph-rsid="000f3751" style:font-size-asian="14pt" style:font-size-complex="14pt"/>
    </style:style>
    <style:style style:name="P2" style:family="paragraph" style:parent-style-name="Standard">
      <style:paragraph-properties fo:text-align="justify" style:justify-single-word="false"/>
      <style:text-properties fo:font-size="14pt" officeooo:rsid="000f3751" officeooo:paragraph-rsid="000f3751" style:font-size-asian="14pt" style:font-size-complex="14pt"/>
    </style:style>
    <style:style style:name="P3" style:family="paragraph" style:parent-style-name="Standard">
      <style:paragraph-properties fo:text-align="justify" style:justify-single-word="false"/>
      <style:text-properties fo:font-size="14pt" officeooo:rsid="001000c2" officeooo:paragraph-rsid="001000c2" style:font-size-asian="14pt" style:font-size-complex="14pt"/>
    </style:style>
    <style:style style:name="P4" style:family="paragraph" style:parent-style-name="Standard">
      <style:paragraph-properties fo:text-align="justify" style:justify-single-word="false"/>
      <style:text-properties fo:font-size="14pt" fo:font-weight="bold" officeooo:rsid="000f3751" officeooo:paragraph-rsid="000f3751"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normal" officeooo:rsid="000f3751" officeooo:paragraph-rsid="000f3751"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erif" fo:font-size="14pt" fo:font-style="normal" fo:font-weight="normal" officeooo:rsid="000f3751" officeooo:paragraph-rsid="000f3751" style:font-name-asian="Liberation Serif" style:font-size-asian="14pt" style:font-style-asian="normal" style:font-weight-asian="normal" style:font-name-complex="Liberation Serif" style:font-size-complex="14pt" style:font-style-complex="normal" style:font-weight-complex="normal"/>
    </style:style>
    <style:style style:name="P7" style:family="paragraph" style:parent-style-name="Standard">
      <style:paragraph-properties fo:text-align="justify" style:justify-single-word="false"/>
      <style:text-properties fo:color="#3465a4" loext:opacity="100%" style:font-name="Liberation Serif" fo:font-size="14pt" fo:font-style="normal" fo:font-weight="bold" officeooo:rsid="000f3751" officeooo:paragraph-rsid="000f3751" style:font-name-asian="Liberation Serif" style:font-size-asian="14pt" style:font-style-asian="normal" style:font-weight-asian="bold" style:font-name-complex="Liberation Serif" style:font-size-complex="14pt" style:font-style-complex="normal" style:font-weight-complex="bold"/>
    </style:style>
    <style:style style:name="P8" style:family="paragraph" style:parent-style-name="Standard">
      <style:paragraph-properties fo:text-align="justify" style:justify-single-word="false"/>
      <style:text-properties fo:color="#ff0000" loext:opacity="100%" style:font-name="Liberation Serif" fo:font-size="14pt" fo:font-style="normal" fo:font-weight="bold" officeooo:rsid="000f3751" officeooo:paragraph-rsid="000f3751" style:font-name-asian="Liberation Serif" style:font-size-asian="14pt" style:font-style-asian="normal" style:font-weight-asian="bold" style:font-name-complex="Liberation Serif" style:font-size-complex="14pt" style:font-style-complex="normal" style:font-weight-complex="bold"/>
    </style:style>
    <style:style style:name="P9" style:family="paragraph" style:parent-style-name="Standard">
      <style:paragraph-properties fo:text-align="center" style:justify-single-word="false"/>
      <style:text-properties fo:color="#c9211e" loext:opacity="100%" style:text-position="0% 100%" fo:font-size="14pt" fo:font-weight="bold" officeooo:rsid="000f3751" officeooo:paragraph-rsid="000fbb0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color="#c9211e" loext:opacity="100%" style:text-position="super 58%" style:font-name="Liberation Serif" fo:font-size="17pt" fo:font-style="normal" fo:font-weight="bold" officeooo:rsid="000f3751" officeooo:paragraph-rsid="000fbb09" style:font-name-asian="Liberation Serif" style:font-size-asian="17pt" style:font-style-asian="normal" style:font-weight-asian="bold" style:font-name-complex="Liberation Serif" style:font-size-complex="17pt" style:font-style-complex="normal" style:font-weight-complex="bold"/>
    </style:style>
    <style:style style:name="P11" style:family="paragraph" style:parent-style-name="Standard">
      <style:paragraph-properties fo:text-align="justify" style:justify-single-word="false"/>
      <style:text-properties fo:color="#2a6099" loext:opacity="100%" fo:font-size="14pt" fo:font-style="normal" fo:font-weight="normal" officeooo:rsid="001000c2" officeooo:paragraph-rsid="001000c2"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use-window-font-color="true" loext:opacity="0%" fo:font-size="14pt" fo:font-style="normal" fo:font-weight="normal" officeooo:rsid="001000c2" officeooo:paragraph-rsid="001000c2" style:font-size-asian="14pt" style:font-style-asian="normal" style:font-weight-asian="normal" style:font-size-complex="14pt" style:font-style-complex="normal" style:font-weight-complex="normal"/>
    </style:style>
    <style:style style:name="P13" style:family="paragraph" style:parent-style-name="Standard" style:list-style-name="L1">
      <style:paragraph-properties fo:text-align="justify" style:justify-single-word="false"/>
      <style:text-properties fo:font-size="14pt" officeooo:rsid="000f3751" officeooo:paragraph-rsid="000f3751" style:font-size-asian="14pt" style:font-size-complex="14pt"/>
    </style:style>
    <style:style style:name="P14" style:family="paragraph" style:parent-style-name="Standard" style:list-style-name="L2">
      <style:paragraph-properties fo:text-align="justify" style:justify-single-word="false"/>
      <style:text-properties style:use-window-font-color="true" loext:opacity="0%" fo:font-size="14pt" fo:font-style="normal" fo:font-weight="normal" officeooo:rsid="001000c2" officeooo:paragraph-rsid="001000c2"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use-window-font-color="true" loext:opacity="0%" fo:font-size="14pt" fo:font-style="normal" fo:font-weight="normal" officeooo:rsid="001000c2" officeooo:paragraph-rsid="0011cc08"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use-window-font-color="true" loext:opacity="0%" fo:font-size="14pt" fo:font-style="normal" fo:font-weight="normal" officeooo:rsid="001000c2" officeooo:paragraph-rsid="00125830" style:font-size-asian="14pt" style:font-style-asian="normal" style:font-weight-asian="normal" style:font-size-complex="14pt" style:font-style-complex="normal" style:font-weight-complex="normal"/>
    </style:style>
    <style:style style:name="P17" style:family="paragraph" style:parent-style-name="Standard">
      <style:paragraph-properties fo:text-align="justify" style:justify-single-word="false"/>
      <style:text-properties style:use-window-font-color="true" loext:opacity="0%" fo:font-size="14pt" fo:font-style="normal" fo:font-weight="normal" officeooo:rsid="00125830" officeooo:paragraph-rsid="00125830" style:font-size-asian="14pt" style:font-style-asian="normal" style:font-weight-asian="normal" style:font-size-complex="14pt" style:font-style-complex="normal" style:font-weight-complex="normal"/>
    </style:style>
    <style:style style:name="P18" style:family="paragraph" style:parent-style-name="Standard" style:list-style-name="L6">
      <style:paragraph-properties fo:text-align="justify" style:justify-single-word="false"/>
      <style:text-properties style:use-window-font-color="true" loext:opacity="0%" fo:font-size="14pt" fo:font-style="normal" fo:font-weight="normal" officeooo:rsid="00125830" officeooo:paragraph-rsid="00125830"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justify" style:justify-single-word="false"/>
      <style:text-properties style:use-window-font-color="true" loext:opacity="0%" fo:font-size="14pt" fo:font-style="normal" fo:font-weight="bold" officeooo:rsid="001000c2" officeooo:paragraph-rsid="00125830" style:font-size-asian="14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style:use-window-font-color="true" loext:opacity="0%" style:text-position="0% 100%" style:font-name="Liberation Serif" fo:font-size="14pt" fo:font-style="normal" fo:font-weight="normal" officeooo:rsid="001000c2" officeooo:paragraph-rsid="001000c2" style:font-name-asian="Liberation Serif" style:font-size-asian="14pt" style:font-style-asian="normal" style:font-weight-asian="normal" style:font-name-complex="Liberation Serif" style:font-size-complex="14pt" style:font-style-complex="normal" style:font-weight-complex="normal"/>
    </style:style>
    <style:style style:name="P21" style:family="paragraph" style:parent-style-name="Standard">
      <style:paragraph-properties fo:text-align="justify" style:justify-single-word="false"/>
      <style:text-properties style:use-window-font-color="true" loext:opacity="0%" style:text-position="0% 100%" fo:font-size="14pt" fo:font-style="normal" fo:font-weight="normal" officeooo:rsid="00125830" officeooo:paragraph-rsid="00125830"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style:use-window-font-color="true" loext:opacity="0%" style:text-position="0% 100%" fo:font-size="14pt" fo:font-style="normal" fo:font-weight="normal" officeooo:rsid="00125830" officeooo:paragraph-rsid="00141f46"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style:use-window-font-color="true" loext:opacity="0%" style:text-position="0% 100%" fo:font-size="14pt" fo:font-style="normal" fo:font-weight="normal" officeooo:rsid="0015d696" officeooo:paragraph-rsid="0015d696"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justify" style:justify-single-word="false"/>
      <style:text-properties style:use-window-font-color="true" loext:opacity="0%" style:text-position="0% 100%" fo:font-size="14pt" fo:font-style="normal" fo:font-weight="bold" officeooo:rsid="00141f46" officeooo:paragraph-rsid="00141f46" style:font-size-asian="14pt" style:font-style-asian="normal" style:font-weight-asian="bold" style:font-size-complex="14pt" style:font-style-complex="normal" style:font-weight-complex="bold"/>
    </style:style>
    <style:style style:name="P25" style:family="paragraph" style:parent-style-name="Standard" style:list-style-name="L7">
      <style:paragraph-properties fo:text-align="justify" style:justify-single-word="false"/>
      <style:text-properties style:use-window-font-color="true" loext:opacity="0%" style:text-position="0% 100%" fo:font-size="14pt" fo:font-style="normal" fo:font-weight="bold" officeooo:rsid="00141f46" officeooo:paragraph-rsid="00141f46" style:font-size-asian="14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style:use-window-font-color="true" loext:opacity="0%" style:text-position="0% 100%" fo:font-size="14pt" fo:font-style="normal" fo:font-weight="bold" officeooo:rsid="00141f46" officeooo:paragraph-rsid="0015d696" style:font-size-asian="14pt" style:font-style-asian="normal" style:font-weight-asian="bold" style:font-size-complex="14pt" style:font-style-complex="normal" style:font-weight-complex="bold"/>
    </style:style>
    <style:style style:name="P27" style:family="paragraph" style:parent-style-name="Standard">
      <style:paragraph-properties fo:text-align="justify" style:justify-single-word="false"/>
      <style:text-properties style:use-window-font-color="true" loext:opacity="0%" style:text-position="0% 100%" fo:font-size="14pt" fo:font-style="normal" fo:font-weight="bold" officeooo:rsid="0015d696" officeooo:paragraph-rsid="0015d696" style:font-size-asian="14pt" style:font-style-asian="normal" style:font-weight-asian="bold" style:font-size-complex="14pt" style:font-style-complex="normal" style:font-weight-complex="bold"/>
    </style:style>
    <style:style style:name="P2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ffffff"/>
      <style:text-properties style:font-name="TexMaths Symbols"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agraph-properties fo:text-align="center"/>
    </style:style>
    <style:style style:name="P32" style:family="paragraph">
      <loext:graphic-properties draw:fill-color="#999999"/>
      <style:paragraph-properties fo:text-align="center"/>
    </style:style>
    <style:style style:name="P33"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ffffff"/>
    </style:style>
    <style:style style:name="P35" style:family="paragraph">
      <loext:graphic-properties draw:fill-color="#ffffff"/>
      <style:paragraph-properties fo:text-align="center"/>
      <style:text-properties fo:font-size="12pt"/>
    </style:style>
    <style:style style:name="P36" style:family="paragraph">
      <loext:graphic-properties draw:fill-color="#ffffff"/>
    </style:style>
    <style:style style:name="P37" style:family="paragraph">
      <loext:graphic-properties draw:fill="none" draw:fill-color="#ffffff"/>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T7" style:family="text">
      <style:text-properties style:font-name="Liberation Serif" fo:font-style="normal" style:font-name-asian="Liberation Serif" style:font-style-asian="normal" style:font-name-complex="Liberation Serif" style:font-style-complex="normal"/>
    </style:style>
    <style:style style:name="T8" style:family="text">
      <style:text-properties style:font-name="Liberation Serif" fo:font-style="normal" fo:font-weight="bold" style:font-name-asian="Liberation Serif" style:font-style-asian="normal" style:font-weight-asian="bold" style:font-name-complex="Liberation Serif" style:font-style-complex="normal" style:font-weight-complex="bold"/>
    </style:style>
    <style:style style:name="T9" style:family="text">
      <style:text-properties style:font-name="Liberation Serif" fo:font-style="normal" fo:font-weight="bold" style:font-style-asian="normal" style:font-weight-asian="bold" style:font-style-complex="normal" style:font-weight-complex="bold"/>
    </style:style>
    <style:style style:name="T10" style:family="text">
      <style:text-properties style:font-name="Liberation Serif" fo:font-style="normal" style:font-style-asian="normal" style:font-style-complex="normal"/>
    </style:style>
    <style:style style:name="T11" style:family="text">
      <style:text-properties style:font-name="Liberation Serif" fo:font-style="italic" fo:font-weight="bold" style:font-name-asian="Liberation Serif" style:font-style-asian="italic" style:font-weight-asian="bold" style:font-name-complex="Liberation Serif" style:font-style-complex="italic" style:font-weight-complex="bold"/>
    </style:style>
    <style:style style:name="T12" style:family="text">
      <style:text-properties style:font-name="Liberation Serif" fo:font-style="italic" fo:font-weight="normal" style:font-name-asian="Liberation Serif" style:font-style-asian="italic" style:font-weight-asian="normal" style:font-name-complex="Liberation Serif" style:font-style-complex="italic" style:font-weight-complex="normal"/>
    </style:style>
    <style:style style:name="T13" style:family="text">
      <style:text-properties style:font-name="Liberation Serif" fo:font-size="17pt" fo:font-style="normal" style:font-name-asian="Liberation Serif" style:font-size-asian="17pt" style:font-style-asian="normal" style:font-name-complex="Liberation Serif" style:font-size-complex="17pt" style:font-style-complex="normal"/>
    </style:style>
    <style:style style:name="T14" style:family="text">
      <style:text-properties style:font-name="Liberation Serif" style:font-name-asian="Liberation Serif" style:font-name-complex="Liberation Serif"/>
    </style:style>
    <style:style style:name="T15" style:family="text">
      <style:text-properties fo:color="#000000" loext:opacity="100%" style:text-position="sub 58%" style:font-name="Liberation Serif" fo:font-style="normal" style:font-name-asian="Liberation Serif" style:font-style-asian="normal" style:font-name-complex="Liberation Serif" style:font-style-complex="normal"/>
    </style:style>
    <style:style style:name="T16" style:family="text">
      <style:text-properties style:text-position="sub 58%" style:font-name="Liberation Serif" fo:font-style="normal" style:font-name-asian="Liberation Serif" style:font-style-asian="normal" style:font-name-complex="Liberation Serif" style:font-style-complex="normal"/>
    </style:style>
    <style:style style:name="T17" style:family="text">
      <style:text-properties style:text-position="sub 58%" style:font-name="Liberation Serif" fo:font-style="normal" fo:font-weight="bold" style:font-name-asian="Liberation Serif" style:font-style-asian="normal" style:font-weight-asian="bold" style:font-name-complex="Liberation Serif" style:font-style-complex="normal" style:font-weight-complex="bold"/>
    </style:style>
    <style:style style:name="T18" style:family="text">
      <style:text-properties fo:color="#3465a4" loext:opacity="100%"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T19" style:family="text">
      <style:text-properties style:use-window-font-color="true" loext:opacity="0%" style:text-position="super 58%" style:font-name="Liberation Serif" fo:font-size="17pt" fo:font-style="normal" style:font-name-asian="Liberation Serif" style:font-size-asian="17pt" style:font-style-asian="normal" style:font-name-complex="Liberation Serif" style:font-size-complex="17pt" style:font-style-complex="normal"/>
    </style:style>
    <style:style style:name="T20" style:family="text">
      <style:text-properties style:use-window-font-color="true" loext:opacity="0%" style:text-position="super 58%" style:font-name="Liberation Serif" fo:font-size="17pt" fo:font-style="normal" fo:font-weight="bold" style:font-name-asian="Liberation Serif" style:font-size-asian="17pt" style:font-style-asian="normal" style:font-weight-asian="bold" style:font-name-complex="Liberation Serif" style:font-size-complex="17pt" style:font-style-complex="normal" style:font-weight-complex="bold"/>
    </style:style>
    <style:style style:name="T21" style:family="text">
      <style:text-properties style:text-position="0% 100%" style:font-name="Liberation Serif" style:font-name-asian="Liberation Serif" style:font-name-complex="Liberation Serif"/>
    </style:style>
    <style:style style:name="T22" style:family="text">
      <style:text-properties style:text-position="0% 100%" style:font-name="Liberation Serif" officeooo:rsid="00125830" style:font-name-asian="Liberation Serif" style:font-name-complex="Liberation Serif"/>
    </style:style>
    <style:style style:name="T23" style:family="text">
      <style:text-properties style:text-position="0% 100%" style:font-name="Liberation Serif" fo:font-weight="bold" style:font-name-asian="Liberation Serif" style:font-weight-asian="bold" style:font-name-complex="Liberation Serif" style:font-weight-complex="bold"/>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style:font-name="TexMaths Symbols" fo:font-size="12pt" fo:font-style="normal" style:text-underline-style="none" fo:font-weight="normal" style:font-size-asian="12pt" style:font-style-asian="normal" style:font-weight-asian="normal" style:font-size-complex="12pt" style:font-style-complex="normal" style:font-weight-complex="normal"/>
    </style:style>
    <style:style style:name="T27" style:family="text">
      <style:text-properties fo:font-size="28pt" style:font-size-asian="24pt" style:font-size-complex="28pt"/>
    </style:style>
    <style:style style:name="T28" style:family="text">
      <style:text-properties fo:color="#c9211e" loext:opacity="100%" fo:font-weight="bold" style:font-weight-asian="bold" style:font-weight-complex="bold"/>
    </style:style>
    <style:style style:name="T29" style:family="text">
      <style:text-properties fo:color="#000000" loext:opacity="100%" fo:font-weight="normal"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decorative="false"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5" style:family="graphic">
      <style:graphic-properties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88" style:family="graphic">
      <style:graphic-properties draw:stroke="none" svg:stroke-color="#000000" draw:fill="none" draw:fill-color="#ffffff" fo:min-height="0.9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9"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0" style:family="graphic">
      <style:graphic-properties svg:stroke-color="#666666" draw:fill-color="#999999" draw:textarea-horizontal-align="justify" draw:textarea-vertical-align="middle" draw:auto-grow-height="false" fo:min-height="4.069cm" fo:min-width="3.73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2" style:family="graphic">
      <style:graphic-properties draw:stroke="none" svg:stroke-color="#000000" draw:fill="none" draw:fill-color="#ffffff" fo:min-height="1.5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3" style:family="graphic">
      <style:graphic-properties draw:fill-color="#ffffff" draw:textarea-horizontal-align="justify" draw:textarea-vertical-align="middle" draw:auto-grow-height="false" fo:min-height="2.215cm" fo:min-width="3.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4" style:family="graphic">
      <style:graphic-properties draw:fill-color="#ffffff" draw:textarea-horizontal-align="justify" draw:textarea-vertical-align="middle" draw:auto-grow-height="false" fo:min-height="2.759cm" fo:min-width="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5" style:family="graphic">
      <style:graphic-properties draw:fill-color="#ffffff" draw:textarea-horizontal-align="justify" draw:textarea-vertical-align="middle" draw:auto-grow-height="false" fo:min-height="3.789cm" fo:min-width="5.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6" style:family="graphic">
      <style:graphic-properties draw:fill-color="#ffffff" draw:textarea-horizontal-align="justify" draw:textarea-vertical-align="middle" draw:auto-grow-height="false" fo:min-height="3.731cm" fo:min-width="9.2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7" style:family="graphic">
      <style:graphic-properties draw:stroke="none" svg:stroke-color="#000000" draw:fill="none" draw:fill-color="#ffffff" fo:min-height="7.5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8"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9" style:family="graphic">
      <style:graphic-properties draw:stroke="none" svg:stroke-color="#000000" draw:fill="none" draw:fill-color="#ffffff" fo:min-height="0.8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MPLO:</text:p>
      <text:p text:style-name="P1"/>
      <text:list text:style-name="L1">
        <text:list-item>
          <text:p text:style-name="P13">Un haz de protones (9 * 10^ -19 C) se mueve a 3 * 10 ^ 5 m/s a través de un campo magnético uniforme, con magnitud 2.0 T <text:s/>dirigido a lo largo del eje z positivo, como se indica en la figura. La velocidad de cada protón se encuentra en el plano <text:span text:style-name="T1">xz </text:span><text:span text:style-name="T4">con un ángulo de 30 grados con respecto al eje </text:span><text:span text:style-name="T1">+z </text:span><text:span text:style-name="T4"><text:s/>Calcular la fuerza del protón.</text:span></text:p>
        </text:list-item>
      </text:list>
      <text:p text:style-name="P2"><text:span text:style-name="T4"/></text:p>
      <text:p text:style-name="P2"><draw:frame text:anchor-type="paragraph" draw:z-index="3" draw:name="Marco de texto 1" draw:style-name="gr199" draw:text-style-name="P37" svg:width="1.161cm" svg:height="0.839cm" svg:x="5.309cm" svg:y="0.086cm"><draw:text-box><text:p><text:span text:style-name="T24">y</text:span></text:p></draw:text-box></draw:frame><text:span text:style-name="T4"/></text:p>
      <text:p text:style-name="P2"><draw:line text:anchor-type="paragraph" draw:z-index="0" draw:name="Línea 1" draw:style-name="gr189" draw:text-style-name="P31" svg:x1="5.504cm" svg:y1="0.422cm" svg:x2="5.47cm" svg:y2="7.068cm"><text:p/></draw:line><draw:line text:anchor-type="paragraph" draw:z-index="1" draw:name="Línea horizontal 1" draw:style-name="gr189" draw:text-style-name="P31" svg:x1="0.684cm" svg:y1="3.676cm" svg:x2="10.278cm" svg:y2="3.676cm"><text:p/></draw:line><draw:line text:anchor-type="paragraph" draw:z-index="2" draw:name="Línea 2" draw:style-name="gr189" draw:text-style-name="P31" svg:x1="5.503cm" svg:y1="3.676cm" svg:x2="2.824cm" svg:y2="7.068cm"><text:p/></draw:line><draw:frame text:anchor-type="paragraph" draw:z-index="4" draw:name="Marco de texto 2" draw:style-name="gr199" draw:text-style-name="P37" svg:width="1.161cm" svg:height="0.839cm" svg:x="2.147cm" svg:y="7.283cm"><draw:text-box><text:p><text:span text:style-name="T24">z</text:span></text:p></draw:text-box></draw:frame><draw:frame text:anchor-type="paragraph" draw:z-index="5" draw:name="Marco de texto 3" draw:style-name="gr199" draw:text-style-name="P37" svg:width="1.161cm" svg:height="0.839cm" svg:x="10.601cm" svg:y="3.378cm"><draw:text-box><text:p><text:span text:style-name="T24">x</text:span></text:p></draw:text-box></draw:frame><draw:frame text:anchor-type="paragraph" draw:z-index="6" draw:name="Marco de texto 4" draw:style-name="gr198" draw:text-style-name="P37" svg:width="4.291cm" svg:height="1.463cm" svg:x="13.183cm" svg:y="0.217cm"><draw:text-box><text:p><text:span text:style-name="T24">F = |q|* v *B sen (θ)</text:span></text:p></draw:text-box></draw:frame><text:span text:style-name="T4"><text:line-break/></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3"><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draw:frame text:anchor-type="char" draw:z-index="7" draw:name="Marco de texto 5" draw:style-name="gr197" draw:text-style-name="P34" svg:width="17.618cm" svg:height="7.518cm" svg:x="0.386cm" svg:y="0.473cm"><draw:text-box><text:p>F = (16 * 10 ^ -19 C) * (3 * 10 ^ 5 m/s) * (2.0 T) * sen 30</text:p><text:p>= <text:span text:style-name="T28">-4.8 * 10 ^ -14 N ĵ</text:span></text:p><text:p><text:span text:style-name="T28"/></text:p><text:p><text:span text:style-name="T29">De forma vectorial:</text:span></text:p><text:p><text:span text:style-name="T29"/></text:p><text:p><text:span text:style-name="T29">V = v sen 0 i + v cos 0 k ; B =Bk</text:span></text:p><text:p><text:span text:style-name="T29"/></text:p><text:p><text:span text:style-name="T29">F </text:span></text:p><text:p><text:span text:style-name="T29"/></text:p></draw:text-box></draw:frame><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4"><text:span text:style-name="T4"/></text:p>
      <text:p text:style-name="P5"><text:soft-page-break/><text:span text:style-name="T4"><text:tab/>Cualquier campo magnético se representa usando lineas de campo magnético. Al igual que con las líneas de campo eléctrico, las de campo magnético se dibujan de modo que la linea que pasa a través de cualquier punto sea tangente al vector de campo magnético B</text:span><text:span text:style-name="T20">→</text:span><text:span text:style-name="T4"> en ese punto.</text:span></text:p>
      <text:p text:style-name="P5"><text:span text:style-name="T4"/></text:p>
      <text:p text:style-name="P5"><draw:custom-shape text:anchor-type="paragraph" draw:z-index="9" draw:name="Forma 2" draw:style-name="gr195" draw:text-style-name="P35" svg:width="7.78cm" svg:height="5.359cm" svg:x="4.179cm" svg:y="1.854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16" draw:name="Curva de Bézier 2" draw:style-name="gr189" draw:text-style-name="P31" svg:width="3.185cm" svg:height="3.889cm" draw:transform="skewX (0.0120427718387609) rotate (0.125489173218392) translate (12.3230772508595cm 2.26573691916823cm)" svg:viewBox="0 0 3186 3890" svg:d="M0 3890c4163-4 3051-3890 3051-3890"><text:p/></draw:path><draw:path text:anchor-type="paragraph" draw:z-index="17" draw:name="Curva de Bézier 3" draw:style-name="gr189" draw:text-style-name="P31" svg:width="4.648cm" svg:height="5.335cm" draw:transform="skewX (-0.00244346095279204) rotate (0.118158790360016) translate (12.1214670153961cm 2.37695861448459cm)" svg:viewBox="0 0 4649 5336" svg:d="M0 5336c6076-3 4452-5336 4452-5336"><text:p/></draw:path><text:span text:style-name="T4">Donde las líneas de campo adyacentes están cerca entre sí, la magnitud de campo es grande; donde tales líneas están separadas, la magnitud del campo es pequeña. Asimismo, debido que la dirección de B</text:span><text:span text:style-name="T20">→</text:span><text:span text:style-name="T4"> en cada punto es única, las líneas de campo nunca se cruzan.</text:span></text:p>
      <text:p text:style-name="P5"><draw:custom-shape text:anchor-type="paragraph" draw:z-index="10" draw:name="Forma 3" draw:style-name="gr194" draw:text-style-name="P35" svg:width="5.94cm" svg:height="3.902cm" svg:x="5.241cm" svg:y="0.228cm"><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18" draw:name="Curva de Bézier 6" draw:style-name="gr189" draw:text-style-name="P31" svg:width="4.681cm" svg:height="4.915cm" draw:transform="skewX (0.0239110107523223) rotate (-0.10786134777325) translate (-0.668015493050433cm 0.35254635843989cm)" svg:viewBox="0 0 4682 4916" svg:d="M4682 4916c-6120-4-4483-4916-4483-4916"><text:p/></draw:path><draw:path text:anchor-type="paragraph" draw:z-index="19" draw:name="Curva de Bézier 7" draw:style-name="gr189" draw:text-style-name="P31" svg:width="2.587cm" svg:height="3.682cm" draw:transform="skewX (-0.0499164166070378) rotate (-0.147305788868322) translate (0.913445192217953cm 0.357982671122897cm)" svg:viewBox="0 0 2588 3683" svg:d="M2588 3683c-3379-3-2479-3683-2479-3683"><text:p/></draw:path><draw:path text:anchor-type="paragraph" draw:z-index="15" draw:name="Curva de Bézier 1" draw:style-name="gr189" draw:text-style-name="P31" svg:width="1.379cm" svg:height="2.765cm" draw:transform="skewX (-0.144513262065131) rotate (-0.211359372416514) translate (1.95253585809879cm 0.36161714354992cm)" svg:viewBox="0 0 1380 2766" svg:d="M1380 2766c-1804-1-1321-2766-1321-2766"><text:p/></draw:path><draw:path text:anchor-type="paragraph" draw:z-index="20" draw:name="Curva de Bézier 4" draw:style-name="gr189" draw:text-style-name="P31" svg:width="2.409cm" svg:height="1.677cm" draw:transform="skewX (-0.287630260728666) rotate (1.55456476475135) translate (12.5534746448965cm 3.12547912662393cm)" svg:viewBox="0 0 2410 1678" svg:d="M2410 1678c-3150-2-2308-1678-2308-1678"><text:p/></draw:path><text:span text:style-name="T4"/></text:p>
      <text:p text:style-name="P5"><draw:custom-shape text:anchor-type="paragraph" draw:z-index="11" draw:name="Forma 4" draw:style-name="gr193" draw:text-style-name="P35" svg:width="5.1cm" svg:height="3.133cm" svg:x="5.662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4"/></text:p>
      <text:p text:style-name="P5"><text:span text:style-name="T4"/></text:p>
      <text:p text:style-name="P5"><text:span text:style-name="T4"/></text:p>
      <text:p text:style-name="P5"><text:span text:style-name="T4"/></text:p>
      <text:p text:style-name="P5"><text:span text:style-name="T4"/></text:p>
      <text:p text:style-name="P5"><draw:custom-shape text:anchor-type="paragraph" draw:z-index="8" draw:name="Forma 1" draw:style-name="gr196" draw:text-style-name="P36" svg:width="9.259cm" svg:height="3.731cm" svg:x="3.341cm" svg:y="0.399cm"><text:p/><draw:enhanced-geometry svg:viewBox="0 0 21600 21600" draw:type="rectangle" draw:enhanced-path="M 0 0 L 21600 0 21600 21600 0 21600 0 0 Z N"/></draw:custom-shape><text:span text:style-name="T4"/></text:p>
      <text:p text:style-name="P5"><text:span text:style-name="T4"/></text:p>
      <text:p text:style-name="P5"><draw:custom-shape text:anchor-type="paragraph" draw:z-index="12" draw:name="Forma 6" draw:style-name="gr195" draw:text-style-name="P35" svg:width="7.78cm" svg:height="5.359cm" svg:x="4.531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7" draw:name="Marco de texto 6" draw:style-name="gr192" draw:text-style-name="P34" svg:width="2.098cm" svg:height="1.549cm" svg:x="3.822cm" svg:y="0.397cm"><draw:text-box><text:p><text:span text:style-name="T27">N</text:span></text:p></draw:text-box></draw:frame><draw:frame text:anchor-type="paragraph" draw:z-index="28" draw:name="Marco de texto 7" draw:style-name="gr192" draw:text-style-name="P34" svg:width="2.098cm" svg:height="1.549cm" svg:x="11.599cm" svg:y="0.397cm"><draw:text-box><text:p><text:span text:style-name="T27">S</text:span></text:p></draw:text-box></draw:frame><text:span text:style-name="T4"/></text:p>
      <text:p text:style-name="P5"><draw:custom-shape text:anchor-type="paragraph" draw:z-index="13" draw:name="Forma 5" draw:style-name="gr194" draw:text-style-name="P35" svg:width="5.94cm" svg:height="3.902cm" svg:x="5.466cm" svg:y="0.44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4"/></text:p>
      <text:p text:style-name="P5"><draw:custom-shape text:anchor-type="paragraph" draw:z-index="14" draw:name="Forma 7" draw:style-name="gr193" draw:text-style-name="P35" svg:width="5.1cm" svg:height="3.133cm" svg:x="5.92cm" svg:y="0.25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4"/></text:p>
      <text:p text:style-name="P5"><draw:path text:anchor-type="paragraph" draw:z-index="21" draw:name="Curva de Bézier 5" draw:style-name="gr189" draw:text-style-name="P31" svg:width="4.129cm" svg:height="6.117cm" draw:transform="skewX (-0.148352986419518) rotate (2.80928196401007) translate (2.27229918799066cm 6.77384104838826cm)" svg:viewBox="0 0 4130 6118" svg:d="M0 6118c5399-3 3954-6118 3954-6118"><text:p/></draw:path><text:span text:style-name="T4"/></text:p>
      <text:p text:style-name="P5"><draw:path text:anchor-type="paragraph" draw:z-index="24" draw:name="Curva de Bézier 10" draw:style-name="gr189" draw:text-style-name="P31" svg:width="4.648cm" svg:height="5.335cm" draw:transform="skewX (-0.00244346095279205) rotate (1.51232779685309) translate (12.5463795986805cm 4.77168060151287cm)" svg:viewBox="0 0 4649 5336" svg:d="M0 5336c6076-3 4452-5336 4452-5336"><text:p/></draw:path><text:span text:style-name="T4"/></text:p>
      <text:p text:style-name="P5"><draw:path text:anchor-type="paragraph" draw:z-index="22" draw:name="Curva de Bézier 8" draw:style-name="gr189" draw:text-style-name="P31" svg:width="3.694cm" svg:height="3.993cm" draw:transform="skewX (-0.0485201532054424) rotate (-1.59627813387401) translate (3.56139892893795cm 0.272669563286328cm)" svg:viewBox="0 0 3695 3994" svg:d="M3695 3994c-4824 2-3540-3994-3540-3994"><text:p/></draw:path><draw:path text:anchor-type="paragraph" draw:z-index="25" draw:name="Curva de Bézier 11" draw:style-name="gr189" draw:text-style-name="P31" svg:width="3.185cm" svg:height="3.889cm" draw:transform="skewX (0.0120427718387609) rotate (1.48579879222277) translate (12.8751065590686cm 3.63522087652908cm)" svg:viewBox="0 0 3186 3890" svg:d="M0 3890c4163-4 3051-3890 3051-3890"><text:p/></draw:path><text:span text:style-name="T4"/></text:p>
      <text:p text:style-name="P2"><draw:path text:anchor-type="paragraph" draw:z-index="23" draw:name="Curva de Bézier 9" draw:style-name="gr189" draw:text-style-name="P31" svg:width="2.409cm" svg:height="1.677cm" draw:transform="skewX (-0.287630260728666) rotate (-1.66783663320578) translate (3.41374890649778cm 0.302148995481643cm)" svg:viewBox="0 0 2410 1678" svg:d="M2410 1678c-3150-2-2308-1678-2308-1678"><text:p/></draw:path><text:span text:style-name="T4"/></text:p>
      <text:p text:style-name="P2"><text:span text:style-name="T4"/></text:p>
      <text:p text:style-name="P2"><draw:path text:anchor-type="paragraph" draw:z-index="26" draw:name="Curva de Bézier 13" draw:style-name="gr189" draw:text-style-name="P31" svg:width="2.409cm" svg:height="1.677cm" draw:transform="skewX (-0.287630260728666) rotate (-3.11890337331387) translate (15.7979494454674cm 1.80292926822448cm)" svg:viewBox="0 0 2410 1678" svg:d="M2410 1678c-3150-2-2308-1678-2308-1678"><text:p/></draw:path><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oft-page-break/><text:span text:style-name="T4">Los protones de campo magnético son tridimensionales se usa un punto (</text:span><text:span text:style-name="T9">·</text:span><text:span text:style-name="T4">) que representa un vector dirigido hacia afuera del plano y una cruz (</text:span><text:span text:style-name="T10">Х</text:span><text:span text:style-name="T4">) que denota que el vector se dirige hacia el plano.</text:span></text:p>
      <text:p text:style-name="P2"><text:span text:style-name="T4"/></text:p>
      <text:p text:style-name="P2"><text:span text:style-name="T4"/></text:p>
      <text:p text:style-name="P2"><text:span text:style-name="T4">El flujo magnético </text:span><text:span text:style-name="T8">ɸ</text:span><text:span text:style-name="T17">B</text:span><text:span text:style-name="T4"> se define como la medida del campo magnético total que pasa a través de un área (superficie). Se <text:s/>puede dividir cualquier superficie en elementos de área, dA, de forma que:</text:span></text:p>
      <text:p text:style-name="P2"><text:span text:style-name="T4"/></text:p>
      <text:p text:style-name="P4"><text:span text:style-name="T4"><text:tab/><text:tab/><text:tab/>d</text:span><text:span text:style-name="T7">ɸ</text:span><text:span text:style-name="T16">B</text:span><text:span text:style-name="T4"> = B</text:span><text:span text:style-name="T15">┴</text:span><text:span text:style-name="T4"> * dA = B cos </text:span><text:span text:style-name="T10">ϕ</text:span><text:span text:style-name="T4"> dA = B</text:span><text:span text:style-name="T19">→</text:span><text:span text:style-name="T4"> * dA</text:span><text:span text:style-name="T19">→</text:span></text:p>
      <text:p text:style-name="P4"><text:span text:style-name="T5"/></text:p>
      <text:p text:style-name="P5"><text:span text:style-name="T4">El flujo magnético total a través de la superficie es la suma de las contribuciones desde los elementos de área individuales:</text:span><text:span text:style-name="T20"/></text:p>
      <text:p text:style-name="P10"><text:tab/><text:tab/></text:p>
      <text:p text:style-name="P9"><text:span text:style-name="T13"><draw:g text:anchor-type="as-char" svg:y="-0.572cm" draw:z-index="29" draw:name="Shape1" draw:style-name="gr185"><svg:title>TexMaths</svg:title><svg:desc>12§display§\textbf{\color{red} $\Phi_B = \int B_\perp dA = \int B \cos\phi dA = \int \vec{B} d\vec{A}$}§svg§600§FALSE§</svg:desc><draw:path draw:style-name="gr186" draw:text-style-name="P28" svg:width="7.589cm" svg:height="0.892cm" svg:x="-0.001cm" svg:y="0.019cm" svg:viewBox="0 0 7590 893" svg:d="M0 0c2529 0 5060 0 7590 0 0 298 0 595 0 893-2530 0-5061 0-7590 0 0-298 0-595 0-893z"><text:p/></draw:path><draw:path draw:style-name="gr191" draw:text-style-name="P33" svg:width="0.256cm" svg:height="0.287cm" svg:x="0.001cm" svg:y="0.286cm" svg:viewBox="0 0 257 288" svg:d="M144 231c66-5 113-44 113-87s-48-82-113-88c0-7 0-15 0-22 0-15 0-21 41-21 5 0 8 0 13 0 0-5 0-8 0-13-14 1-54 1-71 1s-56 0-72-1c0 5 0 8 0 13 5 0 10 0 15 0 39 0 39 6 39 21 0 7 0 15 0 22-63 8-109 46-109 88 0 43 47 81 109 87 0 7 0 15 0 24 0 14 0 20-39 20-5 0-10 0-15 0 0 4 0 9 0 13 16-1 54-1 72-1 17 0 57 0 71 1 0-4 0-9 0-13-5 0-8 0-13 0-41 0-41-6-41-20 0-9 0-17 0-24zM109 221c-60-7-67-50-67-77 0-21 5-68 67-77 0 52 0 102 0 154zM144 66c59 7 71 46 71 78 0 25-6 70-71 78 0-53 0-104 0-156z"><text:p/></draw:path><draw:path draw:style-name="gr191" draw:text-style-name="P33" svg:width="0.225cm" svg:height="0.2cm" svg:x="0.304cm" svg:y="0.436cm" svg:viewBox="0 0 226 201" svg:d="M35 178c-3 11-4 13-27 13-4 0-8 0-8 6 0 4 4 4 8 4 39 0 76 0 114 0 51 0 88-34 88-63 0-21-19-39-50-42 36-7 66-29 66-54 0-23-23-42-62-42-36 0-72 0-108 0-4 0-8 0-8 6 0 4 4 4 8 4 2 0 6 0 12 1 6 0 6 1 6 3s0 3-1 8c-13 51-25 104-38 156zM82 93c6-24 12-49 18-73 2-9 2-10 15-10 15 0 30 0 45 0 30 0 37 20 37 31 0 24-28 52-67 52-16 0-33 0-48 0zM67 191c-8 0-9-1-9-4 0-2 0-1 1-6 7-26 13-54 20-80 22 0 42 0 64 0 27 0 38 18 38 35 0 29-30 55-66 55-15 0-32 0-48 0z"><text:p/></draw:path><draw:path draw:style-name="gr191" draw:text-style-name="P33" svg:width="0.28cm" svg:height="0.098cm" svg:x="0.713cm" svg:y="0.418cm" svg:viewBox="0 0 281 99" svg:d="M266 17c6 0 15 0 15-9 0-8-9-8-15-8-84 0-168 0-252 0-6 0-14 0-14 8 0 9 8 9 14 9 84 0 168 0 252 0zM266 99c6 0 15 0 15-9 0-8-9-8-15-8-84 0-168 0-252 0-6 0-14 0-14 8 0 9 8 9 14 9 84 0 168 0 252 0z"><text:p/></draw:path><draw:path draw:style-name="gr191" draw:text-style-name="P33" svg:width="0.373cm" svg:height="0.935cm" svg:x="1.158cm" svg:y="0cm" svg:viewBox="0 0 374 936" svg:d="M20 917c14-1 21-10 21-20 0-15-11-21-21-21-9 0-20 6-20 21 0 21 22 39 47 39 65 0 89-98 119-221 32-133 58-267 81-401 16-90 31-175 46-230 6-20 20-74 36-74 13 0 24 8 25 9-13 1-20 10-20 21 0 14 10 20 20 20s20-6 20-20c0-23-22-40-45-40-33 0-57 46-79 132-2 5-59 217-106 491-11 64-23 135-37 194-7 30-27 110-61 110-15 0-17-6-26-10z"><text:p/></draw:path><draw:path draw:style-name="gr191" draw:text-style-name="P33" svg:width="0.3cm" svg:height="0.287cm" svg:x="1.644cm" svg:y="0.286cm" svg:viewBox="0 0 301 288" svg:d="M50 255c-4 17-6 20-38 20-7 0-12 0-12 9 0 4 4 4 12 4 50 0 100 0 150 0 67 0 116-50 116-91 0-30-24-55-64-59 43-8 87-39 87-79 0-31-27-59-78-59-47 0-95 0-141 0-9 0-14 0-14 8 0 5 5 5 12 5 2 0 10 0 17 1 7 0 11 2 11 6 0 3 0 4-1 9-19 76-37 150-57 226zM114 133c8-34 18-69 26-104 4-15 4-16 22-16s37 0 55 0c37 0 46 25 46 43 0 38-36 77-88 77-20 0-41 0-61 0zM95 275c-6 0-7 0-10 0-3-1-5-1-5-5 0-1 0-2 2-9 9-40 20-80 30-118 26 0 52 0 79 0 41 0 48 31 48 49 0 42-37 83-87 83-19 0-38 0-57 0z"><text:p/></draw:path><draw:path draw:style-name="gr191" draw:text-style-name="P33" svg:width="0.217cm" svg:height="0.203cm" svg:x="1.969cm" svg:y="0.43cm" svg:viewBox="0 0 218 204" svg:d="M116 12c0-5 0-12-7-12s-7 7-7 12c0 59 0 119 0 178-30 0-60 0-90 0-5 0-12 0-12 7s7 7 12 7c65 0 130 0 194 0 5 0 12 0 12-7s-7-7-12-7c-30 0-60 0-90 0 0-59 0-119 0-178z"><text:p/></draw:path><draw:path draw:style-name="gr191" draw:text-style-name="P33" svg:width="0.201cm" svg:height="0.297cm" svg:x="2.248cm" svg:y="0.279cm" svg:viewBox="0 0 202 298" svg:d="M202 5c-3-1 0-5-6-5s-47 4-54 5c-4 0-6 2-6 8 0 5 4 5 10 5 21 0 21 2 21 7 0 3-1 6-1 9-9 33-17 66-26 99-7-15-19-26-38-26-49 0-102 61-102 123 0 39 24 68 56 68 9 0 30-2 56-32 2 18 18 32 38 32 14 0 24-10 31-24s9-28 12-41c0-5-3-5-5-5-4 0-4 2-6 8-7 27-14 52-32 52-11 0-12-10-12-19 0-11 0-13 2-20 21-82 41-162 62-244zM113 243c-1 7-1 8-9 15-18 23-34 30-46 30-22 0-28-22-28-39 0-22 13-74 24-93 12-25 31-41 48-41 28 0 34 35 34 38 0 2-2 4-2 7-7 27-14 55-21 83z"><text:p/></draw:path><draw:path draw:style-name="gr191" draw:text-style-name="P33" svg:width="0.288cm" svg:height="0.301cm" svg:x="2.465cm" svg:y="0.272cm" svg:viewBox="0 0 289 302" svg:d="M61 252c-17 29-33 35-51 36-5 0-10 0-10 9 0 2 2 5 6 5 11 0 24-2 36-2 14 0 29 2 42 2 2 0 8 0 8-9 0-5-3-5-7-5-9-1-19-4-19-14 0-6 2-10 6-16 11-18 20-36 31-54 36 0 71 0 107 0 0 9 6 66 6 70 0 13-22 14-30 14-6 0-10 0-10 9 0 5 4 2 5 5 18 0 36-2 53-2 11 0 37 2 48 2 2 0 7 0 7-9 0-5-3-5-9-5-26 0-26-3-27-15-8-88-18-176-26-263-1-9-1-10-9-10-6 0-8 2-10 7-50 82-98 164-147 245zM112 191c27-47 55-92 82-139 5 47 10 92 15 139-33 0-65 0-97 0z"><text:p/></draw:path><draw:path draw:style-name="gr191" draw:text-style-name="P33" svg:width="0.28cm" svg:height="0.098cm" svg:x="2.908cm" svg:y="0.418cm" svg:viewBox="0 0 281 99" svg:d="M266 17c6 0 15 0 15-9 0-8-9-8-15-8-84 0-168 0-252 0-6 0-14 0-14 8 0 9 8 9 14 9 84 0 168 0 252 0zM266 99c6 0 15 0 15-9 0-8-9-8-15-8-84 0-168 0-252 0-6 0-14 0-14 8 0 9 8 9 14 9 84 0 168 0 252 0z"><text:p/></draw:path><draw:path draw:style-name="gr191" draw:text-style-name="P33" svg:width="0.373cm" svg:height="0.935cm" svg:x="3.353cm" svg:y="0cm" svg:viewBox="0 0 374 936" svg:d="M20 917c14-1 21-10 21-20 0-15-11-21-21-21-9 0-20 6-20 21 0 21 20 39 47 39 63 0 87-98 117-221 33-133 60-267 83-401 16-90 31-175 46-230 5-20 19-74 36-74 13 0 24 8 25 9-14 1-22 10-22 21 0 14 11 20 21 20 11 0 21-6 21-20 0-23-22-40-46-40-32 0-56 46-78 132-3 5-59 217-106 491-11 64-23 135-37 194-7 30-27 110-61 110-15 0-17-6-26-10z"><text:p/></draw:path><draw:path draw:style-name="gr191" draw:text-style-name="P33" svg:width="0.3cm" svg:height="0.287cm" svg:x="3.837cm" svg:y="0.286cm" svg:viewBox="0 0 301 288" svg:d="M49 255c-3 17-5 20-38 20-7 0-11 0-11 9 0 4 4 4 11 4 50 0 101 0 151 0 66 0 116-50 116-91 0-30-25-55-66-59 45-8 89-39 89-79 0-31-27-59-79-59-47 0-95 0-142 0-7 0-12 0-12 8 0 5 4 5 12 5 2 0 9 0 16 1 8 0 12 2 12 6 0 3 0 4-2 9-20 76-38 150-57 226zM113 133c8-34 18-69 26-104 4-15 5-16 23-16s37 0 55 0c36 0 46 25 46 43 0 38-36 77-88 77-20 0-42 0-62 0zM95 275c-6 0-7 0-10 0-5-1-6-1-6-5 0-1 0-2 3-9 9-40 19-80 28-118 27 0 54 0 81 0 39 0 48 31 48 49 0 42-37 83-88 83-19 0-37 0-56 0z"><text:p/></draw:path><draw:path draw:style-name="gr191" draw:text-style-name="P33" svg:width="0.16cm" svg:height="0.192cm" svg:x="4.245cm" svg:y="0.384cm" svg:viewBox="0 0 161 193" svg:d="M35 96c0-68 35-86 56-86 5 0 31 1 46 15-17 1-19 15-19 19 0 12 7 21 19 21 11 0 19-7 19-21 0-28-32-44-65-44-53 0-91 44-91 97 0 54 42 96 90 96 58 0 71-50 71-55s-5-5-6-5c-4 0-5 3-5 5-13 40-40 45-55 45-23 0-60-18-60-87z"><text:p/></draw:path><draw:path draw:style-name="gr191" draw:text-style-name="P33" svg:width="0.186cm" svg:height="0.192cm" svg:x="4.43cm" svg:y="0.384cm" svg:viewBox="0 0 187 193" svg:d="M187 99c0-55-43-99-93-99-53 0-94 46-94 99 0 54 43 94 94 94 50 0 93-42 93-94zM94 183c-18 0-38-10-48-29-11-18-11-45-11-59 0-17 0-40 11-58 10-19 31-29 48-29 18 0 36 10 46 28 11 18 11 43 11 59 0 14 0 37-8 56-10 20-28 32-49 32z"><text:p/></draw:path><draw:path draw:style-name="gr191" draw:text-style-name="P33" svg:width="0.137cm" svg:height="0.192cm" svg:x="4.643cm" svg:y="0.384cm" svg:viewBox="0 0 138 193" svg:d="M74 107c10 1 44 8 44 38 0 22-15 39-47 39-36 0-51-24-59-60-1-5-2-7-6-7-6 0-6 3-6 10 0 18 0 36 0 56 0 7 0 10 5 10 2 0 2-1 11-8 1-1 1-2 8-10 19 17 37 18 47 18 48 0 67-28 67-58 0-23-12-35-17-40-14-14-31-18-49-20-23-5-52-11-52-35 0-15 11-33 48-33 46 0 48 39 50 52 0 3 3 3 4 3 6 0 6-2 6-10 0-15 0-28 0-42 0-8 0-10-4-10-3 0-4 0-9 5-1 1-6 5-7 6-17-11-34-11-40-11-51 0-68 28-68 52 0 14 7 26 19 36 13 11 25 13 55 19z"><text:p/></draw:path><draw:path draw:style-name="gr191" draw:text-style-name="P33" svg:width="0.22cm" svg:height="0.379cm" svg:x="4.886cm" svg:y="0.279cm" svg:viewBox="0 0 221 380" svg:d="M164 11c0-1 2-4 2-6 0-1 0-5-6-5-4 0-4 1-6 8-9 33-16 65-24 98-68 2-130 59-130 115 0 41 30 75 82 77-4 13-8 26-10 40-6 19-10 36-10 37 0 4 3 5 5 5 3 0 4-1 5-3 1-6 2-10 4-16 6-22 10-43 16-63 68-2 129-59 129-115 0-34-22-72-81-77 9-31 16-64 24-95zM83 288c-25-1-55-15-55-57 0-51 36-110 99-116-14 58-30 116-44 173zM138 115c31 2 55 22 55 58 0 51-36 111-98 115 14-57 29-115 43-173z"><text:p/></draw:path><draw:path draw:style-name="gr191" draw:text-style-name="P33" svg:width="0.201cm" svg:height="0.297cm" svg:x="5.133cm" svg:y="0.279cm" svg:viewBox="0 0 202 298" svg:d="M202 5c-3-1 0-5-6-5s-47 4-54 5c-3 0-5 2-5 8 0 5 3 5 9 5 21 0 22 2 22 7 0 3-1 6-1 9-9 33-18 66-27 99-7-15-19-26-38-26-49 0-102 61-102 123 0 39 24 68 56 68 9 0 30-2 56-32 3 18 18 32 38 32 14 0 24-10 31-24s9-28 12-41c0-5-3-5-5-5-3 0-4 2-6 8-7 27-14 52-31 52-12 0-13-10-13-19 0-11 1-13 2-20 21-82 41-162 62-244zM114 243c-2 7-2 8-8 15-20 23-36 30-48 30-22 0-28-22-28-39 0-22 14-74 24-93 13-25 31-41 48-41 28 0 34 35 34 38 0 2 0 4-2 7-7 27-13 55-20 83z"><text:p/></draw:path><draw:path draw:style-name="gr191" draw:text-style-name="P33" svg:width="0.288cm" svg:height="0.301cm" svg:x="5.352cm" svg:y="0.272cm" svg:viewBox="0 0 289 302" svg:d="M60 252c-17 29-34 35-52 36-4 0-8 0-8 9 0 2 1 5 5 5 12 0 25-2 36-2 14 0 29 2 42 2 3 0 8 0 8-9 0-5-3-5-6-5-11-1-20-4-20-14 0-6 2-10 6-16 11-18 21-36 32-54 35 0 71 0 106 0 1 9 6 66 6 70 0 13-22 14-30 14-6 0-10 0-10 9 0 5 5 5 6 5 17 0 35-2 53-2 10 0 37 2 47 2 2 0 8 0 8-9 0-5-5-5-9-5-27 0-27-3-28-15-8-88-18-176-26-263 0-9 0-10-8-10-7 0-8 2-12 7-49 82-97 164-146 245zM110 191c28-47 57-92 84-139 5 47 9 92 14 139-33 0-65 0-98 0z"><text:p/></draw:path><draw:path draw:style-name="gr191" draw:text-style-name="P33" svg:width="0.28cm" svg:height="0.098cm" svg:x="5.793cm" svg:y="0.418cm" svg:viewBox="0 0 281 99" svg:d="M266 17c6 0 15 0 15-9 0-8-9-8-15-8-84 0-168 0-252 0-6 0-14 0-14 8 0 9 8 9 14 9 84 0 168 0 252 0zM266 99c6 0 15 0 15-9 0-8-9-8-15-8-84 0-168 0-252 0-6 0-14 0-14 8 0 9 8 9 14 9 84 0 168 0 252 0z"><text:p/></draw:path><draw:path draw:style-name="gr191" draw:text-style-name="P33" svg:width="0.373cm" svg:height="0.935cm" svg:x="6.239cm" svg:y="0cm" svg:viewBox="0 0 374 936" svg:d="M20 917c14-1 21-10 21-20 0-15-11-21-21-21-9 0-20 6-20 21 0 21 22 39 47 39 63 0 87-98 117-221 34-133 60-267 83-401 16-90 31-175 46-230 5-20 19-74 36-74 13 0 24 8 25 9-13 1-20 10-20 21 0 14 9 20 20 20 10 0 20-6 20-20 0-23-22-40-46-40-32 0-56 46-78 132-2 5-59 217-106 491-11 64-23 135-37 194-7 30-27 110-61 110-15 0-17-6-26-10z"><text:p/></draw:path><draw:path draw:style-name="gr191" draw:text-style-name="P33" svg:width="0.185cm" svg:height="0.082cm" svg:x="6.852cm" svg:y="0.167cm" svg:viewBox="0 0 186 83" svg:d="M150 49c-6 6-20 18-20 26 0 4 4 8 8 8s6-2 8-6c5-6 15-18 34-27 2-2 6-3 6-9 0-4-2-6-5-9-9-6-14-13-18-24-1-3-2-8-8-8s-9 5-9 8 4 16 11 24c-48 0-95 0-143 0-7 0-14 0-14 9 0 8 7 8 14 8 46 0 90 0 136 0z"><text:p/></draw:path><draw:path draw:style-name="gr191" draw:text-style-name="P33" svg:width="0.3cm" svg:height="0.287cm" svg:x="6.725cm" svg:y="0.286cm" svg:viewBox="0 0 301 288" svg:d="M50 255c-4 17-6 20-38 20-7 0-12 0-12 9 0 4 4 4 12 4 50 0 100 0 150 0 67 0 116-50 116-91 0-30-24-55-64-59 43-8 87-39 87-79 0-31-27-59-78-59-47 0-95 0-141 0-9 0-14 0-14 8 0 5 5 5 12 5 2 0 10 0 17 1 7 0 11 2 11 6 0 3 0 4-1 9-19 76-37 150-57 226zM114 133c8-34 17-69 25-104 5-15 5-16 23-16s37 0 55 0c37 0 46 25 46 43 0 38-36 77-88 77-20 0-41 0-61 0zM95 275c-6 0-7 0-10 0-3-1-5-1-5-5 0-1 0-2 2-9 9-40 20-80 30-118 26 0 52 0 79 0 41 0 48 31 48 49 0 42-37 83-87 83-19 0-38 0-57 0z"><text:p/></draw:path><draw:path draw:style-name="gr191" draw:text-style-name="P33" svg:width="0.199cm" svg:height="0.297cm" svg:x="7.065cm" svg:y="0.279cm" svg:viewBox="0 0 200 298" svg:d="M200 5c-2-1 0-5-6-5s-45 4-52 5c-4 0-6 2-6 8 0 5 3 5 9 5 21 0 22 2 22 7 0 3-1 6-1 9-9 33-17 66-26 99-8-15-20-26-39-26-49 0-101 61-101 123 0 39 23 68 55 68 9 0 30-2 55-32 4 18 18 32 39 32 14 0 24-10 31-24s8-28 13-41c0-5-5-5-6-5-3 0-5 2-6 8-7 27-14 52-31 52-12 0-13-10-13-19 0-11 1-13 2-20 21-82 41-162 61-244zM113 243c-3 7-3 8-9 15-19 23-36 30-48 30-21 0-26-22-26-39 0-22 13-74 23-93 13-25 32-41 49-41 26 0 32 35 32 38 0 2 0 4-1 7-7 27-13 55-20 83z"><text:p/></draw:path><draw:path draw:style-name="gr191" draw:text-style-name="P33" svg:width="0.186cm" svg:height="0.082cm" svg:x="7.423cm" svg:y="0.167cm" svg:viewBox="0 0 187 83" svg:d="M150 49c-6 6-20 18-20 26 0 4 4 8 8 8 5 0 6-2 8-6 5-6 15-18 34-27 2-2 7-3 7-9 0-4-3-6-6-9-9-6-14-13-18-24 0-3-2-8-8-8s-9 5-9 8 4 16 11 24c-48 0-95 0-143 0-7 0-14 0-14 9 0 8 7 8 14 8 46 0 90 0 136 0z"><text:p/></draw:path><draw:path draw:style-name="gr191" draw:text-style-name="P33" svg:width="0.288cm" svg:height="0.301cm" svg:x="7.283cm" svg:y="0.272cm" svg:viewBox="0 0 289 302" svg:d="M60 252c-17 29-32 35-52 36-4 0-8 0-8 9 0 2 1 5 5 5 12 0 25-2 37-2 13 0 28 2 42 2 2 0 7 0 7-9 0-5-3-5-6-5-9-1-20-4-20-14 0-6 2-10 6-16 11-18 21-36 32-54 35 0 71 0 106 0 1 9 7 66 7 70 0 13-23 14-31 14-6 0-10 0-10 9 0 5 5 5 6 5 17 0 35-2 53-2 11 0 37 2 47 2 3 0 8 0 8-9 0-5-5-5-9-5-27 0-27-3-28-15-8-88-18-176-26-263 0-9 0-10-8-10-7 0-8 2-10 7-50 82-99 164-148 245zM112 191c27-47 55-92 82-139 5 47 9 92 14 139-33 0-64 0-96 0z"><text:p/></draw:path></draw:g></text:span></text:p>
      <text:p text:style-name="P4"><text:span text:style-name="T8"/></text:p>
      <text:p text:style-name="P6">El flujo magnético es una cantidad escalar. En el caso especial en que B(vector) es uniforme sobre la superficie de un plano:</text:p>
      <text:p text:style-name="P5"><text:span text:style-name="T7"/></text:p>
      <text:p text:style-name="P4"><text:span text:style-name="T7"><text:tab/><text:tab/><text:tab/><text:tab/><text:tab/><text:tab/>ɸ</text:span><text:span text:style-name="T16">B</text:span><text:span text:style-name="T7"> = B * A * cos ϕ</text:span></text:p>
      <text:p text:style-name="P4"><text:span text:style-name="T7"/></text:p>
      <text:p text:style-name="P7">2.3 Líneas de campo magnético y flujo magnético</text:p>
      <text:p text:style-name="P4"><text:span text:style-name="T18"/></text:p>
      <text:p text:style-name="P4"><text:span text:style-name="T6"><text:tab/>La unidad del SI para el flujo magnético se llama </text:span><text:span text:style-name="T12">weber (wb) </text:span><text:span text:style-name="T6">y se define como:</text:span></text:p>
      <text:p text:style-name="P5"><text:span text:style-name="T7"/></text:p>
      <text:p text:style-name="P8"><text:tab/><text:tab/><text:tab/><text:tab/><text:tab/>1 wb = 1 F m ^ 2 = 1 (N * m)/A</text:p>
      <text:p text:style-name="P5"><text:span text:style-name="T7"/></text:p>
      <text:p text:style-name="P6">En la ley de Gauss, el flujo eléctrico total a través de una superficie cerrada es proporcional a la carga eléctrica total encerrada por la superficie. El flujo magnético total a través de una superficie cerrada siempre es cero:</text:p>
      <text:p text:style-name="P5"><text:span text:style-name="T7"/></text:p>
      <text:p text:style-name="P5"><text:span text:style-name="T8">(integral cerrada) ∫ B</text:span><text:span text:style-name="T20">→</text:span><text:span text:style-name="T8"> * dA</text:span><text:span text:style-name="T20">→</text:span><text:span text:style-name="T8"> = 0 ; Ley de Gauss del magnetismo</text:span></text:p>
      <text:p text:style-name="P5"><text:span text:style-name="T8"/></text:p>
      <text:p text:style-name="P5"><text:span text:style-name="T7">Para la ley de Gauss, que siempre trata con superficies cerradas, el elemento de área vectorial <text:s/>dA</text:span><text:span text:style-name="T20">→</text:span><text:span text:style-name="T7"> siempre apunta hacia afuera de la superficie.</text:span></text:p>
      <text:p text:style-name="P5"><text:span text:style-name="T7"/></text:p>
      <text:p text:style-name="P5"><text:span text:style-name="T7">La magnitud del campo magnético es igual al flujo por unidad de área a través <text:s/>de un área que forma un ángulo recto con el campo magnético. Por esta razón, el campo magnético B</text:span><text:span text:style-name="T20">→</text:span><text:span text:style-name="T7"> en ocasiones se llama </text:span><text:span text:style-name="T11">densidad de flujo magnético.</text:span></text:p>
      <text:p text:style-name="P5"><text:span text:style-name="T11"/></text:p>
      <text:p text:style-name="P11"><text:soft-page-break/><text:span text:style-name="T14">EJEMPLO</text:span></text:p>
      <text:p text:style-name="P11"><text:span text:style-name="T14"/></text:p>
      <text:list text:style-name="L2">
        <text:list-item>
          <text:p text:style-name="P14"><text:span text:style-name="T14">La figura muestra una insta en perspectiva de una superficie plana con area de </text:span><text:span text:style-name="T21"><draw:g text:anchor-type="as-char" svg:y="-0.355cm" draw:z-index="30" draw:name="Shape2" draw:style-name="gr185"><svg:title>TexMaths</svg:title><svg:desc>12§display§$3 cm^2$§svg§600§FALSE§</svg:desc><draw:path draw:style-name="gr186" draw:text-style-name="P28" svg:width="0.993cm" svg:height="0.311cm" svg:x="0.004cm" svg:y="0.02cm" svg:viewBox="0 0 994 312" svg:d="M0 0c331 0 663 0 994 0 0 104 0 208 0 312-331 0-663 0-994 0 0-104 0-208 0-312z"><text:p/></draw:path><draw:path draw:style-name="gr187" draw:text-style-name="P29" svg:width="0.174cm" svg:height="0.286cm" svg:x="0.001cm" svg:y="0.069cm" svg:viewBox="0 0 175 287" svg:d="M104 132c35-12 59-41 59-75s-37-57-77-57c-43 0-75 25-75 56 0 15 9 23 21 23 14 0 22-10 22-22 0-21-19-21-26-21 13-20 42-25 56-25 18 0 41 8 41 46 0 5-1 29-12 48-12 21-27 22-37 22-4 0-14 1-17 1-4 0-6 1-6 5 0 5 2 5 9 5 6 0 14 0 20 0 34 0 50 28 50 68 0 57-30 69-48 69s-50-7-65-32c15 2 28-7 28-23 0-14-11-23-23-23-11 0-24 5-24 24 0 39 40 66 85 66 52 0 90-38 90-81 0-34-26-66-71-74z"><text:p/></draw:path><draw:path draw:style-name="gr187" draw:text-style-name="P29" svg:width="0.16cm" svg:height="0.192cm" svg:x="0.349cm" svg:y="0.159cm" svg:viewBox="0 0 161 193" svg:d="M35 97c0-68 35-86 56-86 5 0 31 0 46 15-17 2-21 13-21 19 0 11 9 20 21 20 11 0 19-8 19-20 0-28-32-45-65-45-53 0-91 45-91 97 0 54 42 96 90 96 56 0 71-52 71-55 0-5-5-4-6-4-4 0-5 1-6 4-12 39-40 44-55 44-22 0-59-18-59-85z"><text:p/></draw:path><draw:path draw:style-name="gr187" draw:text-style-name="P29" svg:width="0.328cm" svg:height="0.184cm" svg:x="0.533cm" svg:y="0.161cm" svg:viewBox="0 0 329 185" svg:d="M34 42c0 37 0 74 0 111 0 19-5 19-34 19 0 4 0 9 0 13 14 0 36-1 48-1 11 0 32 1 47 1 0-4 0-9 0-13-28 0-33 0-33-19 0-26 0-51 0-76 0-43 30-67 57-67 26 0 31 22 31 46 0 33 0 65 0 97 0 19-5 19-32 19 0 4 0 9 0 13 14 0 36-1 48-1 10 0 32 1 46 1 0-4 0-9 0-13-28 0-33 0-33-19 0-26 0-51 0-76 0-43 30-67 57-67s32 22 32 46c0 33 0 65 0 97 0 19-5 19-34 19 0 4 0 9 0 13 16 0 37-1 48-1s33 1 47 1c0-4 0-9 0-13-22 0-33 0-33-12 0-27 0-54 0-80 0-36 0-49-13-64-6-8-19-16-44-16-35 0-54 25-61 42-6-37-36-42-56-42-31 0-50 18-62 44 0-14 0-30 0-44-20 1-40 4-60 5 0 5 0 8 0 13 30 0 34 2 34 24z"><text:p/></draw:path><draw:path draw:style-name="gr187" draw:text-style-name="P29" svg:width="0.13cm" svg:height="0.193cm" svg:x="0.89cm" svg:y="0cm" svg:viewBox="0 0 131 194" svg:d="M131 141c-4 0-7 0-11 0 0 7-4 24-7 28-3 1-25 1-29 1-18 0-37 0-55 0 31-28 42-36 60-49 21-18 42-36 42-64 0-35-31-57-70-57-36 0-61 26-61 53 0 15 13 16 16 16 7 0 15-4 15-15 0-6-2-16-17-16 9-21 29-27 44-27 28 0 44 23 44 46 0 26-18 46-28 57-24 22-46 45-70 69-4 4-4 4-4 11 41 0 80 0 121 0 4-17 6-35 10-53z"><text:p/></draw:path></draw:g></text:span><text:span text:style-name="T21"><text:s/>en un campo magnético uniforme, Si el flujo magnético a a través de esta área es de 0.90 mwb, calcule la magnitud del campo magnético.</text:span></text:p>
        </text:list-item>
      </text:list>
      <text:p text:style-name="P12"><text:span text:style-name="T21"/></text:p>
      <text:p text:style-name="P12"><draw:custom-shape text:anchor-type="paragraph" draw:z-index="31" draw:name="Shape 1" draw:style-name="gr190" draw:text-style-name="P32" svg:width="3.737cm" svg:height="4.07cm" svg:x="6.95cm" svg:y="0.84cm"><text:p/><draw:enhanced-geometry svg:viewBox="0 0 21600 21600" draw:type="rectangle" draw:enhanced-path="M 0 0 L 21600 0 21600 21600 0 21600 0 0 Z N"/></draw:custom-shape><draw:line text:anchor-type="paragraph" draw:z-index="32" draw:name="Line 1" draw:style-name="gr189" draw:text-style-name="P31" svg:x1="5.883cm" svg:y1="0.062cm" svg:x2="8.64cm" svg:y2="2.131cm"><text:p/></draw:line><draw:line text:anchor-type="paragraph" draw:z-index="33" draw:name="Line 2" draw:style-name="gr189" draw:text-style-name="P31" svg:x1="8.528cm" svg:y1="0.062cm" svg:x2="11.885cm" svg:y2="2.708cm"><text:p/></draw:line><draw:line text:anchor-type="paragraph" draw:z-index="34" draw:name="Line 3" draw:style-name="gr189" draw:text-style-name="P31" svg:x1="7.193cm" svg:y1="3.842cm" svg:x2="10.017cm" svg:y2="6.043cm"><text:p/></draw:line><draw:line text:anchor-type="paragraph" draw:z-index="35" draw:name="Line 4" draw:style-name="gr189" draw:text-style-name="P31" svg:x1="8.195cm" svg:y1="1.842cm" svg:x2="11.019cm" svg:y2="5.289cm"><text:p/></draw:line><draw:frame text:anchor-type="paragraph" draw:z-index="36" draw:name="Text Frame 1" draw:style-name="gr188" draw:text-style-name="P30" svg:width="1.135cm" svg:height="0.992cm" svg:x="12.218cm" svg:y="2.464cm"><draw:text-box><text:p><text:span text:style-name="T26">B</text:span></text:p></draw:text-box></draw:frame><text:span text:style-name="T21"><text:tab/></text:span></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12"><text:span text:style-name="T21"/></text:p>
      <text:p text:style-name="P20"><text:tab/></text:p>
      <text:p text:style-name="P20"><text:tab/></text:p>
      <text:p text:style-name="P12"><text:span text:style-name="T21"/></text:p>
      <text:p text:style-name="P15"><text:span text:style-name="T21"><text:tab/></text:span><text:span text:style-name="T21"><draw:g text:anchor-type="as-char" svg:y="-0.302cm" draw:z-index="37" draw:name="Shape3" draw:style-name="gr185"><svg:title>TexMaths</svg:title><svg:desc>12§display§\textbf{$\Phi_B = B dA \cos \theta \longrightarrow B = frac{\Phi_B}_{A \cos \theta}$}§svg§600§FALSE§</svg:desc><draw:path draw:style-name="gr186" draw:text-style-name="P28" svg:width="7.146cm" svg:height="0.343cm" svg:x="-0.001cm" svg:y="0.02cm" svg:viewBox="0 0 7147 344" svg:d="M0 0c2382 0 4765 0 7147 0 0 114 0 230 0 344-2382 0-4765 0-7147 0 0-114 0-230 0-344z"><text:p/></draw:path><draw:path draw:style-name="gr187" draw:text-style-name="P29" svg:width="0.256cm" svg:height="0.285cm" svg:x="0.001cm" svg:y="0.015cm" svg:viewBox="0 0 257 286" svg:d="M144 228c66-4 113-42 113-85s-48-82-113-86c0-9 0-16 0-25 0-14 0-20 41-20 5 0 8 0 13 0 0-4 0-8 0-12-14 1-54 1-71 1-18 0-56 0-72-1 0 4 0 8 0 12 5 0 10 0 15 0 39 0 39 6 39 20 0 9 0 16 0 25-65 6-109 44-109 86 0 43 47 79 109 85 0 9 0 17 0 24 0 15 0 21-39 21-5 0-10 0-15 0 0 5 0 10 0 13 16-1 53-1 71-1 17 0 58 0 72 1 0-3 0-8 0-13-5 0-8 0-13 0-41 0-41-6-41-21 0-7 0-15 0-24zM109 219c-60-7-67-49-67-76 0-22 4-68 67-77 0 51 0 102 0 153zM144 65c59 7 71 46 71 78 0 25-7 69-71 77 0-52 0-103 0-155z"><text:p/></draw:path><draw:path draw:style-name="gr187" draw:text-style-name="P29" svg:width="0.226cm" svg:height="0.199cm" svg:x="0.303cm" svg:y="0.164cm" svg:viewBox="0 0 227 200" svg:d="M36 178c-4 10-4 12-26 12-5 0-10 0-10 5s4 5 10 5c38 0 75 0 114 0 49 0 87-33 87-62 0-21-19-39-50-42 36-7 66-29 66-54 0-23-23-42-61-42-36 0-72 0-108 0-5 0-10 0-10 6 0 5 4 5 10 5 3 0 6 0 12 0 6 1 6 1 6 3s0 3-2 8c-13 51-25 103-38 156zM83 93c6-24 12-49 18-73 2-9 2-9 14-9 16 0 30 0 46 0 30 0 37 19 37 30 0 24-28 52-67 52-16 0-33 0-48 0zM68 190c-9 0-9 0-9-2 0-3 0-3 1-6 7-28 13-55 20-81 21 0 42 0 63 0 27 0 38 18 38 35 0 29-30 54-65 54-15 0-32 0-48 0z"><text:p/></draw:path><draw:path draw:style-name="gr187" draw:text-style-name="P29" svg:width="0.28cm" svg:height="0.098cm" svg:x="0.713cm" svg:y="0.145cm" svg:viewBox="0 0 281 99" svg:d="M266 17c6 0 15 0 15-9 0-8-9-8-15-8-84 0-168 0-252 0-6 0-14 0-14 8 0 9 8 9 14 9 84 0 168 0 252 0zM266 99c6 0 15 0 15-9 0-8-9-8-15-8-84 0-168 0-252 0-6 0-14 0-14 8 0 9 8 9 14 9 84 0 168 0 252 0z"><text:p/></draw:path><draw:path draw:style-name="gr187" draw:text-style-name="P29" svg:width="0.3cm" svg:height="0.285cm" svg:x="1.152cm" svg:y="0.015cm" svg:viewBox="0 0 301 286" svg:d="M49 252c-3 17-5 21-38 21-7 0-11 0-11 8 0 5 4 5 11 5 50 0 101 0 151 0 66 0 116-50 116-91 0-29-25-54-66-58 45-8 89-40 89-79 0-32-27-58-79-58-47 0-95 0-142 0-7 0-12 0-12 8 0 4 4 4 12 4 2 0 9 0 16 1 8 1 12 1 12 7 0 2 0 3-2 8-20 74-38 150-57 224zM113 132c8-35 18-68 26-103 4-16 5-17 23-17s37 0 55 0c36 0 46 25 46 43 0 38-36 77-88 77-20 0-42 0-62 0zM95 273c-6 0-7 0-10-1-5 0-6 0-6-4 0-1 0-2 3-10 9-38 19-78 28-116 27 0 54 0 81 0 39 0 48 31 48 49 0 41-37 82-88 82-19 0-37 0-56 0z"><text:p/></draw:path><draw:path draw:style-name="gr187" draw:text-style-name="P29" svg:width="0.201cm" svg:height="0.294cm" svg:x="1.492cm" svg:y="0.01cm" svg:viewBox="0 0 202 295" svg:d="M202 5c0-1 0-5-6-5s-47 4-54 5c-3 0-5 2-5 7s3 5 9 5c21 0 22 3 22 7-1 2-1 6-2 8-9 33-17 67-26 100-7-15-19-26-38-26-49 0-102 61-102 121 0 40 24 68 56 68 9 0 30-2 56-32 3 18 18 32 38 32 14 0 24-10 31-23 7-15 9-27 12-41 0-5-3-5-5-5-3 0-4 1-6 7-7 28-14 53-32 53-11 0-12-11-12-19 0-11 1-13 2-21 21-80 41-161 62-241zM114 240c-2 8-2 9-8 16-20 23-36 30-48 30-22 0-28-24-28-40 0-21 14-72 24-91 13-24 31-40 48-40 28 0 34 34 34 36 0 3-2 6-2 8-7 27-13 54-20 81z"><text:p/></draw:path><draw:path draw:style-name="gr187" draw:text-style-name="P29" svg:width="0.288cm" svg:height="0.3cm" svg:x="1.71cm" svg:y="0cm" svg:viewBox="0 0 289 301" svg:d="M60 251c-17 29-34 35-52 36-4 0-8 0-8 9 0 2 1 5 5 5 12 0 24-2 36-2 14 0 29 2 42 2 3 0 8 0 8-9 0-5-3-5-7-5-10-1-19-4-19-15 0-5 2-10 6-15 11-18 21-36 32-54 35 0 71 0 106 0 0 9 6 66 6 70 0 13-22 14-30 14-6 0-10 0-10 9 0 5 5 5 6 5 17 0 35-2 53-2 10 0 36 2 47 2 2 0 8 0 8-9 0-5-5-5-11-5-25 0-25-3-26-15-8-87-18-175-26-262 0-9 0-10-8-10-7 0-9 2-12 7-49 82-97 164-146 244zM110 191c28-47 56-94 83-139 5 45 10 92 15 139-33 0-65 0-98 0z"><text:p/></draw:path><draw:path draw:style-name="gr187" draw:text-style-name="P29" svg:width="0.16cm" svg:height="0.191cm" svg:x="2.096cm" svg:y="0.113cm" svg:viewBox="0 0 161 192" svg:d="M35 96c0-68 35-85 57-85 4 0 30 0 45 14-17 3-19 15-19 21 0 11 7 19 19 19 11 0 19-7 19-21 0-28-31-44-64-44-52 0-92 46-92 97 0 54 42 95 91 95 57 0 70-50 70-54 0-5-4-5-5-5-5 0-5 3-6 5-12 39-40 45-55 45-23 0-60-18-60-87z"><text:p/></draw:path><draw:path draw:style-name="gr187" draw:text-style-name="P29" svg:width="0.186cm" svg:height="0.191cm" svg:x="2.28cm" svg:y="0.113cm" svg:viewBox="0 0 187 192" svg:d="M187 99c0-55-42-99-93-99-53 0-94 46-94 99 0 54 44 93 94 93 51 0 93-41 93-93zM94 183c-18 0-36-10-48-29-11-18-11-45-11-59 0-17 0-40 11-58 10-19 31-29 48-29 18 0 37 10 48 28 10 18 10 43 10 59 0 14 0 37-9 56-10 20-28 32-49 32z"><text:p/></draw:path><draw:path draw:style-name="gr187" draw:text-style-name="P29" svg:width="0.137cm" svg:height="0.191cm" svg:x="2.494cm" svg:y="0.113cm" svg:viewBox="0 0 138 192" svg:d="M73 107c10 1 45 8 45 38 0 22-15 39-48 39-35 0-51-24-59-60-1-6-1-7-6-7s-5 3-5 10c0 18 0 36 0 56 0 7 0 9 5 9 1 0 2 0 9-8 2 0 2-1 9-10 19 18 38 18 47 18 49 0 68-27 68-57 0-23-13-35-18-40-14-14-30-17-48-20-24-5-52-11-52-35 0-15 11-33 47-33 47 0 48 39 49 52 0 4 4 2 5 4 6 0 6-3 6-10 0-15 0-29 0-43 0-8 0-10-5-10-2 0-2 0-8 5-1 1-6 6-7 7-16-12-34-12-40-12-51 0-67 28-67 52 0 14 6 26 18 36 13 11 25 13 55 19z"><text:p/></draw:path><draw:path draw:style-name="gr187" draw:text-style-name="P29" svg:width="0.173cm" svg:height="0.298cm" svg:x="2.734cm" svg:y="0.004cm" svg:viewBox="0 0 174 299" svg:d="M174 87c0-29-7-87-50-87-59 0-124 119-124 214 0 40 12 85 50 85 60 0 124-119 124-212zM44 144c8-27 16-61 33-91 12-21 27-43 47-43s22 26 22 50c0 21-3 42-13 84-30 0-59 0-89 0zM130 157c-5 20-15 55-30 85-15 28-32 49-50 49-13 0-22-12-22-52 0-18 2-42 14-82 29 0 59 0 88 0z"><text:p/></draw:path><draw:path draw:style-name="gr187" draw:text-style-name="P29" svg:width="0.257cm" svg:height="0.016cm" svg:x="3.079cm" svg:y="0.188cm" svg:viewBox="0 0 258 17" svg:d="M242 17c8 0 16 0 16-9 0-8-8-8-16-8-75 0-152 0-228 0-7 0-14 0-14 8 0 9 7 9 14 9 76 0 153 0 228 0z"><text:p/></draw:path><draw:path draw:style-name="gr187" draw:text-style-name="P29" svg:width="0.373cm" svg:height="0.217cm" svg:x="3.325cm" svg:y="0.085cm" svg:viewBox="0 0 374 218" svg:d="M328 118c-23 18-34 35-38 41-19 29-15 36-22 54 0 5 4 5 8 5 7 0 8 0 10-9 9-39 34-74 81-94 6-2 7-3 7-6s-2-3-3-4c-19-8-70-28-85-99-2-5-3-6-10-6-4 0-8 0-8 5 0 1 3 27 21 55 9 13 21 28 39 41-105 0-209 0-314 0-7 0-14 0-14 8 0 9 7 9 14 9 105 0 209 0 314 0z"><text:p/></draw:path><draw:path draw:style-name="gr187" draw:text-style-name="P29" svg:width="0.3cm" svg:height="0.285cm" svg:x="3.856cm" svg:y="0.015cm" svg:viewBox="0 0 301 286" svg:d="M50 252c-4 17-6 21-38 21-7 0-12 0-12 8 0 5 4 5 12 5 50 0 100 0 150 0 67 0 116-50 116-91 0-29-24-54-64-58 43-8 87-40 87-79 0-32-27-58-78-58-47 0-95 0-141 0-9 0-14 0-14 8 0 4 5 4 12 4 2 0 10 0 17 1s11 1 11 7c0 2 0 3-1 8-19 74-37 150-57 224zM114 132c8-35 17-68 25-103 5-16 5-17 23-17s37 0 55 0c37 0 46 25 46 43 0 38-36 77-88 77-20 0-41 0-61 0zM95 273c-6 0-7 0-10-1-3 0-5 0-5-4 0-1 0-2 2-10 9-38 20-78 30-116 26 0 52 0 79 0 41 0 48 31 48 49 0 41-37 82-87 82-19 0-38 0-57 0z"><text:p/></draw:path><draw:path draw:style-name="gr187" draw:text-style-name="P29" svg:width="0.28cm" svg:height="0.098cm" svg:x="4.321cm" svg:y="0.145cm" svg:viewBox="0 0 281 99" svg:d="M266 17c6 0 15 0 15-9 0-8-9-8-15-8-84 0-169 0-253 0-5 0-13 0-13 8 0 9 8 9 14 9 84 0 168 0 252 0zM266 99c6 0 15 0 15-9 0-8-9-8-15-8-84 0-168 0-252 0-6 0-14 0-14 8 0 9 8 9 13 9 84 0 169 0 253 0z"><text:p/></draw:path><draw:path draw:style-name="gr187" draw:text-style-name="P29" svg:width="0.209cm" svg:height="0.38cm" svg:x="4.765cm" svg:y="0.004cm" svg:viewBox="0 0 210 381" svg:d="M132 129c12 0 24 0 36 0 8 0 13 0 13-9 0-5-5-5-12-5-12 0-23 0-35 0 4-16 6-32 10-48 1-9 7-38 10-44 3-7 10-13 19-13 2 0 13 0 21 7-19 1-22 15-22 23 0 9 7 14 15 14 11 0 23-10 23-25 0-19-19-29-37-29-13 0-41 7-53 49-2 9-4 14-14 66-10 0-20 0-29 0s-13 0-13 8c0 6 4 6 12 6 9 0 18 0 27 0-11 55-20 109-31 164-7 41-14 80-36 80-2 0-13 0-20-9 19-1 22-15 22-23 0-9-7-14-15-14-11 0-23 10-23 25 0 19 18 29 36 29 23 0 40-24 47-41 14-26 24-77 24-79 8-45 17-88 25-132z"><text:p/></draw:path><draw:path draw:style-name="gr187" draw:text-style-name="P29" svg:width="0.171cm" svg:height="0.189cm" svg:x="5.006cm" svg:y="0.115cm" svg:viewBox="0 0 172 190" svg:d="M25 161c-1 6-3 16-3 18 0 7 6 11 12 11 4 0 12-2 15-11 1-2 16-59 17-67 4-13 11-43 13-54 3-6 13-26 24-35 4-3 16-13 34-13 11 0 17 4 18 4-13 3-23 12-23 23 0 7 5 15 17 15 11 0 23-10 23-24 0-16-14-28-35-28-28 0-46 20-54 32-4-19-18-32-39-32-19 0-27 17-31 24-7 14-13 40-13 41 0 4 4 2 5 4 5 0 5 0 7-10 7-30 16-49 31-49 7 0 13 2 13 19 0 8-1 13-7 35-8 32-15 65-24 97z"><text:p/></draw:path><draw:path draw:style-name="gr187" draw:text-style-name="P29" svg:width="0.192cm" svg:height="0.189cm" svg:x="5.213cm" svg:y="0.115cm" svg:viewBox="0 0 193 190" svg:d="M140 26c-7-15-19-26-38-26-49 0-102 61-102 123 0 39 24 67 56 67 9 0 30-1 56-31 3 18 18 31 38 31 14 0 24-10 31-23 7-14 9-28 12-41 0-5-3-5-5-5-4 0-4 2-6 8-7 27-14 53-32 53-11 0-12-11-12-20s1-13 5-31c5-18 6-22 9-38 5-21 11-40 16-59 2-12 2-12 2-15 0-7-4-11-12-11-9 0-16 10-18 18zM113 136c-1 7-1 8-9 15-18 23-34 31-46 31-22 0-28-25-28-40 0-22 13-73 24-93 12-24 31-39 48-39 28 0 34 33 34 36 0 2-2 6-2 7-7 28-14 55-21 83z"><text:p/></draw:path><draw:path draw:style-name="gr187" draw:text-style-name="P29" svg:width="0.163cm" svg:height="0.189cm" svg:x="5.436cm" svg:y="0.115cm" svg:viewBox="0 0 164 190" svg:d="M150 26c-7 0-12 0-18 5-7 7-8 15-8 17 0 11 8 15 15 15 13 0 24-10 24-27 0-20-20-36-49-36-58 0-114 60-114 119 0 38 25 71 68 71 62 0 96-45 96-49 0-3-2-5-4-5-3 0-4 0-6 3-33 43-80 43-84 43-27 0-39-21-39-46 0-18 9-59 23-84 13-24 37-42 60-42 14 0 30 4 36 16z"><text:p/></draw:path><draw:path draw:style-name="gr187" draw:text-style-name="P29" svg:width="0.256cm" svg:height="0.285cm" svg:x="5.626cm" svg:y="0.015cm" svg:viewBox="0 0 257 286" svg:d="M144 228c66-4 113-42 113-85s-48-82-113-86c0-9 0-16 0-25 0-14 0-20 41-20 5 0 8 0 13 0 0-4 0-8 0-12-14 1-54 1-71 1-18 0-56 0-72-1 0 4 0 8 0 12 5 0 10 0 15 0 39 0 39 6 39 20 0 9 0 16 0 25-65 6-109 44-109 86 0 43 47 79 109 85 0 9 0 17 0 24 0 15 0 21-39 21-5 0-10 0-15 0 0 5 0 10 0 13 16-1 53-1 71-1 17 0 58 0 72 1 0-3 0-8 0-13-5 0-8 0-13 0-41 0-41-6-41-21 0-7 0-15 0-24zM109 219c-60-7-67-49-67-76 0-22 4-68 67-77 0 51 0 102 0 153zM144 65c59 7 71 46 71 78 0 25-7 69-71 77 0-52 0-103 0-155z"><text:p/></draw:path><draw:path draw:style-name="gr187" draw:text-style-name="P29" svg:width="0.225cm" svg:height="0.199cm" svg:x="5.928cm" svg:y="0.164cm" svg:viewBox="0 0 226 200" svg:d="M35 178c-4 10-4 12-27 12-4 0-8 0-8 5s2 5 8 5c39 0 76 0 114 0 50 0 88-33 88-62 0-21-19-39-50-42 36-7 66-29 66-54 0-23-23-42-62-42-36 0-72 0-108 0-4 0-9 0-9 6 0 5 3 5 9 5 4 0 6 0 12 0 6 1 6 1 6 3s0 3-1 8c-13 51-25 103-38 156zM82 93c6-24 12-49 18-73 2-9 2-9 14-9 16 0 30 0 46 0 30 0 37 19 37 30 0 24-28 52-67 52-16 0-33 0-48 0zM67 190c-9 0-9 0-9-2 0-3 0-3 1-6 7-28 13-55 20-81 21 0 42 0 63 0 27 0 38 18 38 35 0 29-30 54-65 54-15 0-32 0-48 0z"><text:p/></draw:path><draw:path draw:style-name="gr187" draw:text-style-name="P29" svg:width="0.221cm" svg:height="0.208cm" svg:x="6.214cm" svg:y="0.175cm" svg:viewBox="0 0 222 209" svg:d="M43 174c-9 16-19 23-37 24-2 0-6 0-6 6 0 4 2 5 4 5 8 0 18-1 25-1 9 0 21 1 31 1 1 0 6 0 6-7 0-4-5-4-6-4-2-1-12-1-12-8 0-4 2-8 4-11 8-12 15-24 24-36 27 0 56 0 84 0 2 16 4 31 7 48-1 4-3 7-21 7-3 0-7 0-7 6 0 2 1 5 5 5 8 0 29-1 37-1 6 0 13 0 18 0s12 1 17 1c4 0 6-2 6-7 0-4-4-4-8-4-17 0-18-2-18-8-9-61-18-121-27-182-1-6-1-8-7-8s-7 2-10 7c-36 56-73 111-109 167zM83 132c20-32 41-65 61-96 5 31 10 64 14 96-25 0-50 0-75 0z"><text:p/></draw:path><draw:path draw:style-name="gr187" draw:text-style-name="P29" svg:width="0.124cm" svg:height="0.134cm" svg:x="6.521cm" svg:y="0.251cm" svg:viewBox="0 0 125 135" svg:d="M102 14c-6 3-8 8-8 14 0 7 4 13 13 13 8 0 14-5 14-15 0-26-41-26-49-26-44 0-72 34-72 69 0 37 32 66 71 66 43 0 54-35 54-39 0-3-4-3-5-3-4 0-5 1-6 4-6 20-22 28-40 28-20 0-46-14-46-58 0-37 18-57 45-57 4 0 18 0 29 4z"><text:p/></draw:path><draw:path draw:style-name="gr187" draw:text-style-name="P29" svg:width="0.143cm" svg:height="0.134cm" svg:x="6.67cm" svg:y="0.251cm" svg:viewBox="0 0 144 135" svg:d="M144 69c0-37-31-69-72-69s-72 32-72 69 32 66 72 66 72-29 72-66zM72 125c-11 0-28-4-37-18-7-12-9-28-9-41 0-12 0-30 11-42 7-8 19-16 35-16 17 0 30 9 36 18 8 11 10 26 10 40 0 15-2 30-10 42-8 11-22 17-36 17z"><text:p/></draw:path><draw:path draw:style-name="gr187" draw:text-style-name="P29" svg:width="0.106cm" svg:height="0.134cm" svg:x="6.839cm" svg:y="0.251cm" svg:viewBox="0 0 107 135" svg:d="M98 8c0-4 0-8-3-8-1 0-3 0-6 4-1 0-4 3-6 4-9-6-19-8-30-8-43 0-53 23-53 37 0 10 5 17 11 23 12 10 23 12 41 15 15 2 39 7 39 26 0 12-9 25-37 25-29 0-38-18-43-38-1-4-1-5-6-5s-5 2-5 8c0 12 0 24 0 36 0 5 0 8 5 8 2 0 7-6 13-14 13 14 29 14 36 14 38 0 53-21 53-42 0-11-5-20-12-27-12-11-25-13-36-14-23-5-42-8-42-23 0-10 7-22 36-22 33 0 35 24 36 33 0 3 3 3 5 3 4 0 4-2 4-8 0-9 0-18 0-27z"><text:p/></draw:path><draw:path draw:style-name="gr187" draw:text-style-name="P29" svg:width="0.131cm" svg:height="0.208cm" svg:x="7.036cm" svg:y="0.176cm" svg:viewBox="0 0 132 209" svg:d="M132 64c0-30-12-64-41-64-44 0-91 79-91 147 0 35 13 62 41 62 44 0 91-79 91-145zM34 100c14-64 39-92 57-92 19 0 19 33 19 39 0 11-2 29-9 53-23 0-45 0-67 0zM98 111c-8 32-14 48-24 62-8 16-20 28-33 28-17 0-19-21-19-38 0-19 6-42 8-52 23 0 46 0 68 0z"><text:p/></draw:path></draw:g></text:span></text:p>
      <text:p text:style-name="P16"><text:span text:style-name="T21"><text:tab/></text:span><text:span text:style-name="T21"><draw:g text:anchor-type="as-char" svg:y="-0.326cm" draw:z-index="38" draw:style-name="gr1"><svg:title>TexMaths</svg:title><svg:desc>12§display§$B = frac{0.90 \times 10^{-3} wb}{\(3 \times 10^{-4} m^2\) \cos 60}$§svg§600§FALSE§</svg:desc><draw:path draw:style-name="gr154" draw:text-style-name="P28" svg:width="7.483cm" svg:height="0.316cm" svg:x="0.007cm" svg:y="0.022cm" svg:viewBox="0 0 7484 317" svg:d="M0 0c2495 0 4989 0 7484 0 0 106 0 211 0 317-2495 0-4989 0-7484 0 0-106 0-211 0-317z"><text:p/></draw:path><draw:path draw:style-name="gr155" draw:text-style-name="P29" svg:width="0.258cm" svg:height="0.286cm" svg:x="0.001cm" svg:y="0.064cm" svg:viewBox="0 0 259 287" svg:d="M78 134c0-34 0-69 0-104 0-13 1-17 20-17 18 0 35 0 53 0 41 0 55 36 55 59 0 26-20 62-67 62-20 0-41 0-61 0zM178 138c40-8 69-35 69-66 0-37-38-72-93-72-52 0-102 0-154 0 0 5 0 8 0 13 4 0 6 0 10 0 32 0 33 5 33 21 0 73 0 147 0 220 0 15-1 20-33 20-4 0-6 0-10 0 0 4 0 9 0 13 55 0 110 0 166 0 55 0 93-37 93-77 0-36-35-67-81-72zM151 274c-18 0-35 0-53 0-19 0-20-3-20-17 0-39 0-76 0-114 26 0 53 0 79 0 42 0 60 39 60 67 0 29-21 64-66 64z"><text:p/></draw:path><draw:path draw:style-name="gr156" draw:text-style-name="P29" svg:width="0.28cm" svg:height="0.097cm" svg:x="0.448cm" svg:y="0.197cm" svg:viewBox="0 0 281 98" svg:d="M266 17c6 0 15 0 15-9 0-8-9-8-15-8-84 0-168 0-252 0-6 0-14 0-14 8 0 9 8 9 14 9 84 0 168 0 252 0zM266 98c6 0 15 0 15-8s-9-8-15-8c-84 0-168 0-252 0-6 0-14 0-14 8s8 8 14 8c84 0 168 0 252 0z"><text:p/></draw:path><draw:path draw:style-name="gr157" draw:text-style-name="P29" svg:width="0.136cm" svg:height="0.294cm" svg:x="0.907cm" svg:y="0.056cm" svg:viewBox="0 0 137 295" svg:d="M60 115c0-17 0-33 0-49 0-37 20-58 40-58 1 0 7 0 13 4-5 1-12 7-12 18 0 10 6 18 18 18s18-8 18-19c0-16-16-29-37-29-30 0-66 22-66 66 0 16 0 32 0 49-11 0-23 0-34 0 0 4 0 9 0 13 11 0 23 0 34 0 0 45 0 90 0 135 0 19-5 19-33 19 0 5 0 10 0 13 16 0 36-1 48-1 17 0 36 0 53 1 0-3 0-8 0-13-2 0-6 0-8 0-32 0-33-5-33-19 0-45 0-90 0-135 16 0 33 0 48 0 0-4 0-9 0-13-17 0-32 0-49 0z"><text:p/></draw:path><draw:path draw:style-name="gr158" draw:text-style-name="P29" svg:width="0.141cm" svg:height="0.185cm" svg:x="1.034cm" svg:y="0.167cm" svg:viewBox="0 0 142 186" svg:d="M59 47c0-16 0-31 0-47-19 1-40 4-59 5 0 5 0 8 0 13 30 0 32 2 32 23 0 37 0 74 0 113 0 19-4 19-32 19 0 3 0 8 0 13 17 0 36-1 48-1 17 0 37 0 54 1 0-5 0-10 0-13-4 0-6 0-10 0-31 0-31-5-31-19 0-22 0-44 0-65 0-42 17-79 49-79 3 0 4 0 5 0-1 0-9 6-9 16 0 12 8 18 18 18 7 0 18-6 18-19 0-14-14-25-32-25-31 0-45 28-51 47z"><text:p/></draw:path><draw:path draw:style-name="gr159" draw:text-style-name="P29" svg:width="0.19cm" svg:height="0.192cm" svg:x="1.205cm" svg:y="0.164cm" svg:viewBox="0 0 191 193" svg:d="M124 156c1 17 13 35 32 35 10 0 35-6 35-40 0-8 0-17 0-24-4 0-7 0-11 0 0 7 0 16 0 24 0 24-11 27-14 27-15 0-16-18-16-21 0-29 0-56 0-84 0-18 0-35-16-50-16-17-37-23-57-23-35 0-64 19-64 48 0 12 9 19 19 19 12 0 20-8 20-19 0-5-3-19-22-19 12-16 32-19 46-19 20 0 44 15 44 54 0 4 0 9 0 14-22 2-50 4-77 16-32 14-43 36-43 55 0 33 42 44 68 44 28 0 47-17 56-37zM120 88c0 13 0 27 0 42 0 39-30 54-49 54-21 0-37-15-37-36 0-23 16-58 86-60z"><text:p/></draw:path><draw:path draw:style-name="gr160" draw:text-style-name="P29" svg:width="0.16cm" svg:height="0.192cm" svg:x="1.412cm" svg:y="0.164cm" svg:viewBox="0 0 161 193" svg:d="M36 97c0-69 34-86 56-86 4 0 30 0 46 15-18 2-20 14-20 20 0 10 7 19 19 19 11 0 19-7 19-21 0-27-31-44-64-44-52 0-92 46-92 97 0 54 42 96 91 96 57 0 70-51 70-55 0-5-4-4-5-4-4 0-5 2-6 4-12 40-40 44-55 44-23 0-59-18-59-85z"><text:p/></draw:path><draw:path draw:style-name="gr161" draw:text-style-name="P29" svg:width="0.177cm" svg:height="0.288cm" svg:x="1.602cm" svg:y="0.071cm" svg:viewBox="0 0 178 289" svg:d="M178 146c0-33-3-67-17-98-19-41-54-48-72-48-25 0-55 12-73 50-14 29-16 63-16 96 0 32 2 69 19 100 18 35 49 43 70 43 23 0 55-9 73-49 13-29 16-60 16-94zM89 280c-17 0-41-11-49-51-5-25-5-63-5-87 0-28 0-56 3-78 9-51 40-54 51-54 14 0 42 7 50 49 4 24 4 55 4 83 0 31 0 58-5 85-6 41-30 53-49 53z"><text:p/></draw:path><draw:path draw:style-name="gr162" draw:text-style-name="P29" svg:width="0.043cm" svg:height="0.043cm" svg:x="1.833cm" svg:y="0.307cm" svg:viewBox="0 0 44 44" svg:d="M44 22c0-12-10-22-22-22s-22 8-22 22c0 12 10 22 22 22s22-9 22-22z"><text:p/></draw:path><draw:path draw:style-name="gr163" draw:text-style-name="P29" svg:width="0.173cm" svg:height="0.288cm" svg:x="1.932cm" svg:y="0.071cm" svg:viewBox="0 0 174 289" svg:d="M137 146c0 5 0 10 0 15 0 97-45 116-69 116-7 0-30-1-42-15 20 0 23-12 23-20 0-13-11-19-19-19-7 0-20 4-20 21 0 27 22 45 58 45 56 0 106-57 106-146 0-114-48-143-85-143-24 0-45 8-63 28-16 18-26 36-26 67 0 53 37 95 84 95 25 0 43-18 53-44zM84 180c-6 0-26 0-38-28-9-15-9-36-9-56 0-23 0-43 10-59 11-20 27-26 42-26 19 0 33 14 41 33 4 14 6 40 6 59 0 35-15 77-52 77z"><text:p/></draw:path><draw:path draw:style-name="gr164" draw:text-style-name="P29" svg:width="0.177cm" svg:height="0.288cm" svg:x="2.141cm" svg:y="0.071cm" svg:viewBox="0 0 178 289" svg:d="M178 146c0-33-3-67-17-98-19-41-54-48-72-48-25 0-55 12-73 50-14 29-16 63-16 96 0 32 2 69 19 100 18 35 49 43 70 43 23 0 55-9 73-49 13-29 16-60 16-94zM89 280c-17 0-41-11-49-51-5-25-5-63-5-87 0-28 0-56 3-78 9-51 40-54 51-54 14 0 42 7 50 49 4 24 4 55 4 83 0 31 0 58-5 85-6 41-30 53-49 53z"><text:p/></draw:path><draw:path draw:style-name="gr165" draw:text-style-name="P29" svg:width="0.203cm" svg:height="0.201cm" svg:x="2.538cm" svg:y="0.146cm" svg:viewBox="0 0 204 202" svg:d="M102 90c-28-28-56-56-84-84-5-6-6-6-10-6-3 0-8 4-8 8 0 3 1 4 6 9 28 27 56 55 84 84-28 27-56 56-84 85-5 5-6 5-6 8 0 4 5 8 8 8 4 0 5-2 10-6 28-28 56-56 84-83 29 29 59 57 88 86 2 1 3 3 6 3 4 0 8-4 8-8 0-1 0-2-1-4s-67-68-89-89c25-27 52-52 77-77 2-2 8-8 11-11 1-1 2-2 2-5 0-4-4-8-8-8s-5 1-10 6c-28 28-56 56-84 84z"><text:p/></draw:path><draw:path draw:style-name="gr166" draw:text-style-name="P29" svg:width="0.138cm" svg:height="0.279cm" svg:x="2.842cm" svg:y="0.071cm" svg:viewBox="0 0 139 280" svg:d="M86 12c0-11 0-12-9-12-27 28-64 28-77 28 0 4 0 8 0 13 8 0 34 0 55-11 0 72 0 144 0 216 0 16-1 20-39 20-5 0-9 0-14 0 0 5 0 10 0 14 15-2 52-2 69-2s54 0 68 2c0-4 0-9 0-14-5 0-8 0-13 0-38 0-40-4-40-20 0-78 0-156 0-234z"><text:p/></draw:path><draw:path draw:style-name="gr167" draw:text-style-name="P29" svg:width="0.177cm" svg:height="0.288cm" svg:x="3.031cm" svg:y="0.071cm" svg:viewBox="0 0 178 289" svg:d="M178 146c0-33-3-67-17-98-19-41-54-48-72-48-25 0-55 12-73 50-14 29-16 63-16 96 0 32 2 69 19 100 18 35 49 43 70 43 23 0 55-9 73-49 13-29 16-60 16-94zM89 280c-17 0-42-11-49-51-5-25-5-63-5-87 0-28 0-56 3-78 9-51 40-54 51-54 14 0 42 7 49 49 5 24 5 55 5 83 0 31 0 58-5 85-6 41-30 53-49 53z"><text:p/></draw:path><draw:path draw:style-name="gr168" draw:text-style-name="P29" svg:width="0.198cm" svg:height="0.013cm" svg:x="3.258cm" svg:y="0.118cm" svg:viewBox="0 0 199 14" svg:d="M187 14c5 0 12 0 12-7s-7-7-12-7c-59 0-116 0-175 0-5 0-12 0-12 7s6 7 12 7c59 0 116 0 175 0z"><text:p/></draw:path><draw:path draw:style-name="gr169" draw:text-style-name="P29" svg:width="0.135cm" svg:height="0.199cm" svg:x="3.505cm" svg:y="0.004cm" svg:viewBox="0 0 136 200" svg:d="M65 97c23 0 39 16 39 47 0 37-21 48-38 48-12 0-38-4-50-20 14-2 16-11 16-17 0-10-7-17-15-17-9 0-17 6-17 18 0 28 31 44 66 44 42 0 70-26 70-56 0-23-20-46-52-53 31-11 43-32 43-50 0-24-27-41-60-41-32 0-57 16-57 40 0 9 6 15 14 15 10 0 16-7 16-15 0-9-6-15-16-16 11-13 31-16 42-16 13 0 32 6 32 33 0 12-4 25-12 35-9 10-18 12-32 12-8 1-8 1-10 1-1 0-3 1-3 3 0 5 2 5 8 5 5 0 11 0 16 0z"><text:p/></draw:path><draw:path draw:style-name="gr170" draw:text-style-name="P29" svg:width="0.277cm" svg:height="0.19cm" svg:x="3.691cm" svg:y="0.167cm" svg:viewBox="0 0 278 191" svg:d="M182 43c3-9 6-25 6-27 0-8-6-11-12-11-4 0-13 3-15 12-1 2-22 83-24 93-4 14-4 21-4 28 0 5 0 6 0 8-9 22-23 35-38 35-34 0-34-31-34-38 0-13 1-30 22-82 5-12 7-18 7-26 0-19-14-35-35-35-39 0-55 61-55 65 0 5 4 5 5 5 3 0 5-2 6-9 12-38 29-51 43-51 4 0 11 0 11 13 0 11-5 23-9 30-18 49-22 68-22 85 0 38 27 53 60 53 7 0 26 0 43-30 11 27 41 30 53 30 31 0 50-27 61-52 14-33 27-90 27-109 0-24-10-30-18-30-10 0-21 11-21 20 0 5 2 8 6 11 5 5 15 16 15 36 0 15-12 55-22 77-11 23-27 37-47 37-19 0-31-12-31-36 0-12 3-25 4-31 6-24 12-48 18-71z"><text:p/></draw:path><draw:path draw:style-name="gr171" draw:text-style-name="P29" svg:width="0.154cm" svg:height="0.294cm" svg:x="4.01cm" svg:y="0.061cm" svg:viewBox="0 0 155 295" svg:d="M80 4c-1-2 0-4-4-4-10 0-41 2-52 4-4 0-8 1-8 8 0 5 3 5 10 5 21 0 21 3 21 7s-4 18-6 26c-11 46-23 92-34 137-6 21-7 28-7 42 0 40 23 66 54 66 49 0 101-62 101-122 0-39-22-67-55-67-21 0-38 12-51 25 11-43 21-85 31-127zM41 163c2-9 2-9 7-14 20-28 40-34 50-34 15 0 27 12 27 40 0 24-15 72-22 87-14 29-33 44-49 44-14 0-29-11-29-42 0-9 0-17 7-44 3-12 6-25 9-37z"><text:p/></draw:path><draw:path draw:style-name="gr172" draw:text-style-name="P29" svg:width="0.174cm" svg:height="0.288cm" svg:x="4.189cm" svg:y="0.071cm" svg:viewBox="0 0 175 289" svg:d="M104 133c35-12 59-41 59-74 0-35-37-59-77-59-43 0-75 25-75 58 0 14 9 21 21 21 14 0 22-8 22-21 0-21-19-21-25-21 12-20 41-26 55-26 18 0 41 9 41 47 0 6-1 30-12 48-12 20-27 21-37 22-4 0-14 2-17 2-4 0-6 0-6 4 0 5 2 5 9 5 6 0 14 0 20 0 34 0 50 29 50 69 0 57-30 69-48 69s-50-7-65-32c15 2 28-7 28-23s-11-24-23-24c-11 0-24 6-24 25 0 39 40 66 85 66 52 0 90-38 90-81 0-34-26-66-71-75z"><text:p/></draw:path><draw:path draw:style-name="gr173" draw:text-style-name="P29" svg:width="0.202cm" svg:height="0.201cm" svg:x="4.538cm" svg:y="0.146cm" svg:viewBox="0 0 203 202" svg:d="M102 90c-29-28-56-56-85-84-5-6-5-6-9-6s-8 4-8 8c0 3 0 4 5 9 29 27 56 55 85 84-29 27-56 56-85 85-5 5-5 5-5 8 0 4 4 8 8 8s4-2 9-6c27-28 56-56 84-83 29 29 59 57 87 86 2 0 4 3 6 3 6 0 9-4 9-8 0-1 0-2-1-4 0-2-68-68-88-89 25-27 52-52 77-77 2-2 8-8 11-11 0-1 1-2 1-5 0-4-3-8-9-8-2 0-4 1-9 6-28 28-55 56-83 84z"><text:p/></draw:path><draw:path draw:style-name="gr174" draw:text-style-name="P29" svg:width="0.138cm" svg:height="0.279cm" svg:x="4.936cm" svg:y="0.071cm" svg:viewBox="0 0 139 280" svg:d="M86 12c0-11 0-12-9-12-27 28-64 28-77 28 0 4 0 8 0 13 8 0 32 0 55-11 0 72 0 144 0 216 0 16-1 20-39 20-5 0-9 0-14 0 0 5 0 10 0 14 15-2 52-2 69-2s53 0 68 2c0-4 0-9 0-14-5 0-9 0-14 0-37 0-39-4-39-20 0-78 0-156 0-234z"><text:p/></draw:path><draw:path draw:style-name="gr175" draw:text-style-name="P29" svg:width="0.177cm" svg:height="0.288cm" svg:x="5.125cm" svg:y="0.071cm" svg:viewBox="0 0 178 289" svg:d="M178 146c0-33-3-67-17-98-19-41-54-48-72-48-25 0-57 12-73 50-14 29-16 63-16 96 0 32 1 69 19 100 18 35 48 43 70 43 23 0 54-9 73-49 13-29 16-60 16-94zM89 280c-17 0-42-11-49-51-5-25-5-63-5-87 0-28 0-56 3-78 8-51 40-54 51-54 13 0 41 7 49 49 5 24 5 55 5 83 0 31 0 58-5 85-7 41-31 53-49 53z"><text:p/></draw:path><draw:path draw:style-name="gr176" draw:text-style-name="P29" svg:width="0.199cm" svg:height="0.013cm" svg:x="5.351cm" svg:y="0.118cm" svg:viewBox="0 0 200 14" svg:d="M188 14c5 0 12 0 12-7s-7-7-12-7c-58 0-117 0-176 0-5 0-12 0-12 7s7 7 12 7c59 0 118 0 176 0z"><text:p/></draw:path><draw:path draw:style-name="gr177" draw:text-style-name="P29" svg:width="0.144cm" svg:height="0.197cm" svg:x="5.595cm" svg:y="0.001cm" svg:viewBox="0 0 145 198" svg:d="M145 150c0-4 0-7 0-10-11 0-23 0-33 0 0-44 0-87 0-132 0-6 0-8-6-8-4 0-5 0-9 5-32 45-65 90-97 135 0 3 0 6 0 10 29 0 58 0 86 0 0 8 0 17 0 25 0 10 0 13-24 13-2 0-4 0-7 0 0 4 0 8 0 10 15-1 34-1 45-1 10 0 30 0 44 1 0-2 0-6 0-10-2 0-6 0-8 0-24 0-24-3-24-13 0-8 0-17 0-25 10 0 22 0 33 0zM89 32c0 36 0 72 0 108-27 0-52 0-78 0 26-36 51-72 78-108z"><text:p/></draw:path><draw:path draw:style-name="gr178" draw:text-style-name="P29" svg:width="0.345cm" svg:height="0.19cm" svg:x="5.784cm" svg:y="0.167cm" svg:viewBox="0 0 346 191" svg:d="M25 161c-1 7-3 17-3 18 0 8 6 12 12 12 4 0 13-4 15-12 0-1 6-21 9-31 2-14 6-26 8-38 4-9 6-19 7-28 3-8 6-20 6-21 6-13 29-51 69-51 19 0 22 15 22 28 0 11-2 23-6 35-3 16-8 33-12 49-2 11-6 22-8 33-1 8-5 23-5 24 0 8 5 12 12 12 13 0 16-11 19-24 5-24 21-85 26-102 1-5 22-55 69-55 18 0 23 14 23 28 0 24-18 72-26 95-4 10-6 15-6 23 0 20 15 35 34 35 40 0 56-61 56-65 0-5-4-5-5-5-5 0-5 1-6 9-7 21-21 51-43 51-8 0-11-3-11-13 0-11 3-22 8-30 7-23 25-68 25-92 0-28-16-46-48-46s-54 18-69 41c0-6-1-19-13-30-11-9-24-11-35-11-37 0-59 26-66 37-1-24-19-37-39-37-19 0-27 17-31 24-7 14-13 40-13 41 0 5 4 2 5 5 5 0 5-2 7-11 7-29 16-49 31-49 7 0 13 3 13 19 0 8-1 13-7 35-8 32-15 64-24 97z"><text:p/></draw:path><draw:path draw:style-name="gr179" draw:text-style-name="P29" svg:width="0.13cm" svg:height="0.195cm" svg:x="6.161cm" svg:y="0.004cm" svg:viewBox="0 0 131 196" svg:d="M131 142c-4 0-7 0-11 0 0 6-4 24-7 26s-25 2-29 2c-18 0-37 0-55 0 31-27 42-36 60-49 21-18 42-36 42-63 0-36-31-58-70-58-36 0-61 25-61 53 0 14 13 15 16 15 7 0 15-4 15-15 0-5-2-16-17-16 9-20 29-26 44-26 28 0 44 23 44 47 0 25-18 45-28 56-24 23-46 46-70 70-4 2-4 3-4 12 41 0 80 0 121 0 4-18 6-36 10-54z"><text:p/></draw:path><draw:path draw:style-name="gr180" draw:text-style-name="P29" svg:width="0.16cm" svg:height="0.192cm" svg:x="6.486cm" svg:y="0.164cm" svg:viewBox="0 0 161 193" svg:d="M35 97c0-69 35-86 57-86 4 0 30 0 46 15-18 2-20 14-20 20 0 10 7 19 19 19 11 0 19-7 19-21 0-27-31-44-64-44-52 0-92 46-92 97 0 54 42 96 91 96 57 0 70-51 70-55 0-5-4-4-5-4-5 0-5 2-6 4-12 40-40 44-55 44-23 0-60-18-60-85z"><text:p/></draw:path><draw:path draw:style-name="gr181" draw:text-style-name="P29" svg:width="0.186cm" svg:height="0.192cm" svg:x="6.671cm" svg:y="0.164cm" svg:viewBox="0 0 187 193" svg:d="M187 98c0-54-42-98-93-98-53 0-94 46-94 98 0 54 44 95 94 95 51 0 93-41 93-95zM94 182c-18 0-36-8-48-27-10-19-10-45-10-60 0-17 0-39 10-58s31-27 48-27c19 0 37 8 48 26 10 18 10 43 10 59 0 15 0 38-9 56-10 19-28 31-49 31z"><text:p/></draw:path><draw:path draw:style-name="gr182" draw:text-style-name="P29" svg:width="0.137cm" svg:height="0.192cm" svg:x="6.885cm" svg:y="0.164cm" svg:viewBox="0 0 138 193" svg:d="M73 107c10 1 45 8 45 38 0 22-15 39-48 39-35 0-51-24-59-60-1-5-1-8-6-8s-5 4-5 11c0 18 0 37 0 57 0 6 0 9 5 9 1 0 2 0 11-8 0-1 0-1 8-10 18 18 37 18 46 18 49 0 68-29 68-59 0-21-13-34-18-39-14-13-30-17-48-21-24-4-52-9-52-34 0-15 11-32 47-32 47 0 48 38 49 51 2 3 4 2 5 3 6 0 6-2 6-9 0-15 0-29 0-43 0-8 0-10-5-10-2 0-2 0-8 5-1 1-5 6-7 7-16-12-34-12-40-12-51 0-67 28-67 52 0 14 6 26 18 36 13 10 25 13 55 19z"><text:p/></draw:path><draw:path draw:style-name="gr183" draw:text-style-name="P29" svg:width="0.174cm" svg:height="0.288cm" svg:x="7.125cm" svg:y="0.071cm" svg:viewBox="0 0 175 289" svg:d="M38 143c0-4 0-7 0-10 0-107 52-122 74-122 10 0 28 2 37 17-6 0-23 0-23 19 0 13 10 19 19 19 7 0 19-4 19-20 0-26-18-46-52-46-54 0-112 55-112 148 0 111 49 141 89 141 47 0 86-39 86-95 0-52-37-93-84-93-29 0-44 21-53 42zM89 277c-28 0-40-25-42-31-7-20-7-53-7-60 0-34 13-76 50-76 7 0 26 0 40 27 7 15 7 37 7 57s0 41-7 56c-12 25-32 27-41 27z"><text:p/></draw:path><draw:path draw:style-name="gr184" draw:text-style-name="P29" svg:width="0.177cm" svg:height="0.288cm" svg:x="7.335cm" svg:y="0.071cm" svg:viewBox="0 0 178 289" svg:d="M178 146c0-33-3-67-17-98-19-41-54-48-72-48-25 0-57 12-73 50-14 29-16 63-16 96 0 32 1 69 19 100 18 35 48 43 70 43 23 0 54-9 73-49 13-29 16-60 16-94zM89 280c-17 0-42-11-49-51-5-25-5-63-5-87 0-28 0-56 3-78 8-51 40-54 51-54 13 0 41 7 49 49 5 24 5 55 5 83 0 31 0 58-5 85-7 41-31 53-49 53z"><text:p/></draw:path></draw:g></text:span></text:p>
      <text:p text:style-name="P19"><text:span text:style-name="T21"><text:tab/></text:span><text:span text:style-name="T22">B = 6.0 T</text:span></text:p>
      <text:list text:style-name="L6">
        <text:list-header>
          <text:p text:style-name="P18"><text:span text:style-name="T23"/></text:p>
        </text:list-header>
        <text:list-item>
          <text:p text:style-name="P18"><text:span text:style-name="T21">Imagine una superficie con forma de cilindro de 20 cm de largo y 10 cm de radio dentro del campo magnético no uniforme descrito por las líneas de campo de la figura. Si el flujo de campo magnético a través de la superficie lateral del cilindro vale </text:span><text:span text:style-name="T21"><draw:g text:anchor-type="as-char" svg:y="-0.323cm" draw:z-index="39" draw:style-name="gr1"><svg:title>TexMaths</svg:title><svg:desc>12§display§$8 \times 10^{-19} wb$§svg§600§FALSE§</svg:desc><draw:path draw:style-name="gr144" draw:text-style-name="P28" svg:width="2.165cm" svg:height="0.311cm" svg:x="0.004cm" svg:y="0.023cm" svg:viewBox="0 0 2166 312" svg:d="M0 0c722 0 1444 0 2166 0 0 104 0 208 0 312-722 0-1444 0-2166 0 0-104 0-208 0-312z"><text:p/></draw:path><draw:path draw:style-name="gr145" draw:text-style-name="P29" svg:width="0.174cm" svg:height="0.286cm" svg:x="0.001cm" svg:y="0.069cm" svg:viewBox="0 0 175 287" svg:d="M50 87c-19-12-20-26-20-33 0-26 28-43 58-43s57 21 57 51c0 24-17 44-42 59-18-12-35-23-53-34zM113 127c30-16 50-37 50-65 0-38-37-62-75-62-42 0-77 31-77 69 0 9 1 27 19 47 5 5 20 16 31 23-25 12-61 36-61 75 0 44 43 73 88 73 46 0 87-35 87-80 0-13-5-32-20-50-9-9-16-13-42-30zM71 145c17 11 35 21 51 32 12 8 32 20 32 46 0 31-32 52-66 52-36 0-66-26-66-61 0-23 13-50 49-69z"><text:p/></draw:path><draw:path draw:style-name="gr146" draw:text-style-name="P29" svg:width="0.202cm" svg:height="0.2cm" svg:x="0.397cm" svg:y="0.142cm" svg:viewBox="0 0 203 201" svg:d="M102 90c-29-28-56-57-85-84-5-5-5-6-9-6s-8 4-8 8 0 4 5 9c29 28 56 56 85 85-29 27-56 55-85 83-5 5-5 5-5 9 0 3 4 7 8 7s4-1 9-6c27-27 56-55 84-83 29 29 59 58 87 87 2 0 4 2 6 2 6 0 9-4 9-7 0-1 0-3-1-5 0-1-68-67-88-87 25-27 52-52 77-78 2-2 8-7 11-10 0-1 1-2 1-6s-3-8-9-8c-2 0-4 2-9 6-28 27-55 56-83 84z"><text:p/></draw:path><draw:path draw:style-name="gr147" draw:text-style-name="P29" svg:width="0.138cm" svg:height="0.277cm" svg:x="0.7cm" svg:y="0.069cm" svg:viewBox="0 0 139 278" svg:d="M86 11c0-10 0-11-9-11-27 26-64 26-77 26 0 5 0 9 0 13 8 0 32 0 55-10 0 71 0 143 0 215 0 16-1 20-39 20-5 0-9 0-14 0 0 5 0 10 0 14 15-2 52-2 69-2s53 0 68 2c0-4 0-9 0-14-5 0-9 0-14 0-37 0-39-4-39-20 0-78 0-155 0-233z"><text:p/></draw:path><draw:path draw:style-name="gr148" draw:text-style-name="P29" svg:width="0.177cm" svg:height="0.286cm" svg:x="0.89cm" svg:y="0.069cm" svg:viewBox="0 0 178 287" svg:d="M178 145c0-34-3-67-17-98-21-41-54-47-72-47-25 0-57 11-73 50-15 29-16 61-16 95 0 31 1 68 19 99 18 35 48 43 69 43 22 0 55-9 74-49 13-29 16-60 16-93zM88 278c-16 0-41-11-48-51-5-25-5-63-5-87 0-28 0-55 3-78 8-49 40-52 50-52 14 0 42 7 50 49 4 22 4 55 4 81 0 31 0 59-4 85-7 41-31 53-50 53z"><text:p/></draw:path><draw:path draw:style-name="gr149" draw:text-style-name="P29" svg:width="0.199cm" svg:height="0.013cm" svg:x="1.114cm" svg:y="0.115cm" svg:viewBox="0 0 200 14" svg:d="M188 14c5 0 12 0 12-7s-7-7-12-7c-58 0-117 0-176 0-5 0-12 0-12 6 0 8 7 8 12 8 59 0 118 0 176 0z"><text:p/></draw:path><draw:path draw:style-name="gr150" draw:text-style-name="P29" svg:width="0.107cm" svg:height="0.193cm" svg:x="1.378cm" svg:y="0.001cm" svg:viewBox="0 0 108 194" svg:d="M67 8c0-8-1-8-9-8-18 19-46 19-58 19 0 4 0 7 0 11 7 0 26 0 43-8 0 49 0 99 0 149 0 10 0 13-30 13-3 0-7 0-11 0 0 4 0 7 0 10 5 0 41 0 53 0 9 0 46 0 53 0 0-3 0-6 0-10-4 0-8 0-12 0-29 0-29-3-29-13 0-55 0-109 0-163z"><text:p/></draw:path><draw:path draw:style-name="gr151" draw:text-style-name="P29" svg:width="0.135cm" svg:height="0.199cm" svg:x="1.531cm" svg:y="0.001cm" svg:viewBox="0 0 136 200" svg:d="M107 108c0 73-36 83-54 83-6 0-22 0-30-9 12-1 13-11 13-14 0-8-6-14-14-14-10 0-14 6-14 15 0 20 17 31 45 31 43 0 83-38 83-102 0-72-33-98-68-98-9 0-30 1-46 18-11 10-22 21-22 48 0 37 29 64 64 64 24 0 36-15 43-28 0 1 0 3 0 6zM65 122c-11 0-22-4-30-17-7-10-7-24-7-39 0-17 0-29 8-41 7-11 17-17 32-17 16 0 24 10 29 18 9 12 9 33 9 43 0 37-22 53-41 53z"><text:p/></draw:path><draw:path draw:style-name="gr152" draw:text-style-name="P29" svg:width="0.279cm" svg:height="0.189cm" svg:x="1.716cm" svg:y="0.163cm" svg:viewBox="0 0 280 190" svg:d="M182 43c3-8 8-24 8-26 0-9-6-12-14-12-4 0-12 3-15 12-1 2-21 82-24 93-3 13-4 20-4 29 0 3 0 5 1 7-10 21-22 35-39 35-34 0-34-31-34-39 0-13 3-28 22-81 5-12 7-18 7-26 0-19-13-35-34-35-40 0-56 61-56 65s4 2 5 4c5 0 5-1 7-8 11-38 28-51 42-51 5 0 11 0 11 14 0 9-5 21-7 29-20 49-24 69-24 85 0 38 28 52 60 52 7 0 27 0 44-30 11 28 40 30 53 30 31 0 49-26 61-51 14-33 28-89 28-109 0-23-12-30-20-30-9 0-20 11-20 20 0 6 2 9 6 12 5 4 16 16 16 35 0 14-14 56-24 77-11 22-26 37-46 37s-31-12-31-36c0-12 2-25 5-31 6-24 10-48 16-71z"><text:p/></draw:path><draw:path draw:style-name="gr153" draw:text-style-name="P29" svg:width="0.155cm" svg:height="0.293cm" svg:x="2.036cm" svg:y="0.056cm" svg:viewBox="0 0 156 294" svg:d="M82 5c-3-1 0-5-6-5-10 0-40 4-51 5-3 0-8 0-8 8 0 5 3 5 9 5 21 0 22 2 22 7 0 3-4 17-6 25-12 46-23 91-35 138-5 19-7 26-7 41 0 39 23 65 54 65 50 0 102-62 102-122 0-38-23-67-56-67-20 0-38 12-50 25 11-41 21-83 32-125zM42 163c2-9 2-10 6-15 20-27 40-33 50-33 16 0 27 12 27 39 0 25-13 72-21 88-14 28-33 43-50 43-14 0-28-11-28-42 0-8 0-16 6-43 4-12 6-25 10-37z"><text:p/></draw:path></draw:g></text:span><text:span text:style-name="T21"><text:s/>y a traves de una de sus tapas vale </text:span><text:span text:style-name="T21"><draw:g text:anchor-type="as-char" svg:y="-0.326cm" draw:z-index="40" draw:style-name="gr1"><svg:title>TexMaths</svg:title><svg:desc>12§display§$-3 \times 10^{-4} wb$§svg§600§FALSE§</svg:desc><draw:path draw:style-name="gr134" draw:text-style-name="P28" svg:width="2.138cm" svg:height="0.316cm" svg:x="0.018cm" svg:y="0.022cm" svg:viewBox="0 0 2139 317" svg:d="M0 0c713 0 1426 0 2139 0 0 106 0 211 0 317-713 0-1426 0-2139 0 0-106 0-211 0-317z"><text:p/></draw:path><draw:path draw:style-name="gr135" draw:text-style-name="P29" svg:width="0.111cm" svg:height="0.023cm" svg:x="0.001cm" svg:y="0.249cm" svg:viewBox="0 0 112 24" svg:d="M112 24c0-8 0-16 0-24-38 0-75 0-112 0 0 8 0 16 0 24 37 0 74 0 112 0z"><text:p/></draw:path><draw:path draw:style-name="gr136" draw:text-style-name="P29" svg:width="0.174cm" svg:height="0.288cm" svg:x="0.154cm" svg:y="0.071cm" svg:viewBox="0 0 175 289" svg:d="M104 133c35-12 59-41 59-74 0-35-36-59-77-59-43 0-74 25-74 58 0 14 8 21 22 21 12 0 20-8 20-21 0-21-19-21-25-21 13-20 41-26 55-26 18 0 41 9 41 47 0 6-1 30-12 48-12 20-27 21-37 22-4 0-14 2-17 2-4 0-6 0-6 4 0 5 2 5 9 5 6 0 14 0 20 0 34 0 50 29 50 69 0 57-30 69-48 69s-49-7-65-32c16 2 28-7 28-23s-11-24-23-24c-11 0-24 6-24 25 0 39 40 66 85 66 52 0 90-38 90-81 0-34-26-66-71-75z"><text:p/></draw:path><draw:path draw:style-name="gr137" draw:text-style-name="P29" svg:width="0.202cm" svg:height="0.201cm" svg:x="0.551cm" svg:y="0.146cm" svg:viewBox="0 0 203 202" svg:d="M102 90c-28-28-56-56-84-84-6-6-6-6-10-6s-8 4-8 8c0 3 0 4 5 9 29 27 56 55 85 84-29 27-56 56-85 85-5 5-5 5-5 8 0 4 4 8 8 8s4-2 10-6c28-28 55-56 83-83 29 29 59 57 87 86 2 0 4 3 6 3 6 0 9-4 9-8 0-1 0-2-1-4 0-2-68-68-88-89 25-27 52-52 77-77 2-2 8-8 11-11 0-1 1-2 1-5 0-4-3-8-9-8-2 0-4 1-9 6-28 28-55 56-83 84z"><text:p/></draw:path><draw:path draw:style-name="gr138" draw:text-style-name="P29" svg:width="0.138cm" svg:height="0.279cm" svg:x="0.854cm" svg:y="0.071cm" svg:viewBox="0 0 139 280" svg:d="M86 12c0-11 0-12-9-12-27 28-64 28-77 28 0 4 0 8 0 13 8 0 32 0 55-11 0 72 0 144 0 216 0 16-1 20-39 20-5 0-9 0-14 0 0 5 0 10 0 14 15-2 52-2 69-2s53 0 68 2c0-4 0-9 0-14-5 0-9 0-14 0-37 0-39-4-39-20 0-78 0-156 0-234z"><text:p/></draw:path><draw:path draw:style-name="gr139" draw:text-style-name="P29" svg:width="0.177cm" svg:height="0.288cm" svg:x="1.044cm" svg:y="0.071cm" svg:viewBox="0 0 178 289" svg:d="M178 146c0-33-3-67-17-98-21-41-54-48-72-48-25 0-57 12-73 50-14 29-16 63-16 96 0 32 1 69 19 100 18 35 48 43 70 43 23 0 54-9 73-49 13-29 16-60 16-94zM89 280c-17 0-42-11-49-51-5-25-5-63-5-87 0-28 0-56 3-78 8-51 40-54 51-54 13 0 41 7 49 49 5 24 5 55 5 83 0 31 0 58-5 85-7 41-31 53-49 53z"><text:p/></draw:path><draw:path draw:style-name="gr140" draw:text-style-name="P29" svg:width="0.199cm" svg:height="0.013cm" svg:x="1.268cm" svg:y="0.118cm" svg:viewBox="0 0 200 14" svg:d="M188 14c5 0 12 0 12-7s-7-7-12-7c-58 0-117 0-176 0-5 0-12 0-12 7s7 7 12 7c59 0 118 0 176 0z"><text:p/></draw:path><draw:path draw:style-name="gr141" draw:text-style-name="P29" svg:width="0.143cm" svg:height="0.197cm" svg:x="1.512cm" svg:y="0.001cm" svg:viewBox="0 0 144 198" svg:d="M144 150c0-4 0-7 0-10-11 0-22 0-32 0 0-44 0-87 0-132 0-6 0-8-6-8-4 0-5 0-9 5-32 45-65 90-97 135 0 3 0 6 0 10 29 0 58 0 86 0 0 8 0 17 0 25 0 10 0 13-24 13-2 0-4 0-7 0 0 4 0 8 0 10 15-1 34-1 45-1 10 0 28 0 44 1 0-2 0-6 0-10-2 0-6 0-8 0-24 0-24-3-24-13 0-8 0-17 0-25 10 0 21 0 32 0zM89 32c0 36 0 72 0 108-27 0-52 0-78 0 26-36 51-72 78-108z"><text:p/></draw:path><draw:path draw:style-name="gr142" draw:text-style-name="P29" svg:width="0.279cm" svg:height="0.19cm" svg:x="1.702cm" svg:y="0.167cm" svg:viewBox="0 0 280 191" svg:d="M182 43c3-9 8-25 8-27 0-8-6-11-14-11-4 0-12 3-15 12-1 2-21 83-24 93-3 14-4 21-4 28 0 5 0 6 1 8-10 22-22 35-39 35-34 0-34-31-34-38 0-13 3-30 22-82 5-12 7-18 7-26 0-19-13-35-34-35-40 0-56 61-56 65 0 5 4 2 5 5 5 0 5-2 7-9 11-38 28-51 42-51 5 0 11 0 11 13 0 11-5 23-7 30-20 49-24 68-24 85 0 38 28 53 60 53 7 0 27 0 44-30 11 27 40 30 53 30 31 0 49-27 61-52 14-33 28-90 28-109 0-24-12-30-20-30-9 0-20 11-20 20 0 5 2 8 6 11 5 5 16 16 16 36 0 15-14 55-24 77-11 23-26 37-46 37s-31-12-31-36c0-12 2-25 5-31 6-24 10-48 16-71z"><text:p/></draw:path><draw:path draw:style-name="gr143" draw:text-style-name="P29" svg:width="0.155cm" svg:height="0.294cm" svg:x="2.022cm" svg:y="0.061cm" svg:viewBox="0 0 156 295" svg:d="M82 4c-3-2 0-4-6-4-10 0-40 2-51 4-3 0-8 1-8 8 0 5 3 5 9 5 21 0 22 3 22 7s-4 18-6 26c-12 46-23 92-35 137-5 21-7 28-7 42 0 40 23 66 54 66 50 0 102-62 102-122 0-39-23-67-56-67-20 0-38 12-50 25 11-43 21-85 32-127zM42 163c2-9 2-9 6-14 20-28 40-34 50-34 16 0 27 12 27 40 0 24-13 72-21 87-14 29-33 44-50 44-14 0-28-11-28-42 0-9 0-17 6-44 4-12 6-25 10-37z"><text:p/></draw:path></draw:g></text:span><text:span text:style-name="T21">, determine el flujo de campo magnetico a traves de las tapas restante del cilindro</text:span></text:p>
        </text:list-item>
      </text:list>
      <text:p text:style-name="P17"><text:span text:style-name="T21"/></text:p>
      <text:p text:style-name="P21"><text:tab/><draw:g text:anchor-type="as-char" svg:y="-0.291cm" draw:z-index="41" draw:style-name="gr1"><svg:title>TexMaths</svg:title><svg:desc>12§display§$\Phi_{TOT} = 0 = \Phi_{base1} + \Phi_{base2} + \Phi_{base3}$
$ee$§svg§600§FALSE§</svg:desc><draw:path draw:style-name="gr104" draw:text-style-name="P28" svg:width="7.353cm" svg:height="0.311cm" svg:x="0cm" svg:y="0.021cm" svg:viewBox="0 0 7354 312" svg:d="M0 0c2452 0 4902 0 7354 0 0 104 0 208 0 312-2452 0-4902 0-7354 0 0-104 0-208 0-312z"><text:p/></draw:path><draw:path draw:style-name="gr105" draw:text-style-name="P29" svg:width="0.256cm" svg:height="0.285cm" svg:x="0.002cm" svg:y="0cm" svg:viewBox="0 0 257 286" svg:d="M144 230c66-5 113-45 113-86 0-45-48-82-113-88 0-7 0-15 0-22 0-15 0-21 41-21 5 0 8 0 13 0 0-5 0-8 0-13-14 1-53 1-71 1-17 0-56 0-72-1 0 5 0 8 0 13 5 0 10 0 15 0 39 0 39 5 39 21 0 7 0 15 0 22-65 7-109 46-109 88 0 43 47 80 109 86 0 8 0 15 0 24 0 14 0 20-39 20-5 0-10 0-15 0 0 4 0 8 0 12 16-1 54-1 71-1 18 0 58 0 72 1 0-4 0-8 0-12-5 0-8 0-13 0-41 0-41-6-41-20 0-9 0-16 0-24zM109 220c-60-8-67-50-67-76 0-22 4-70 67-78 0 51 0 103 0 154zM144 66c59 7 71 45 71 78 0 25-7 69-71 76 0-51 0-103 0-154z"><text:p/></draw:path><draw:path draw:style-name="gr106" draw:text-style-name="P29" svg:width="0.22cm" svg:height="0.198cm" svg:x="0.295cm" svg:y="0.151cm" svg:viewBox="0 0 221 199" svg:d="M131 22c2-10 3-10 9-11 2 0 12 0 18 0 18 0 26 0 33 2 13 4 14 13 14 23 0 5 0 8-2 24 0 1 0 2 0 3 0 3 1 5 5 5 3 0 4-3 4-8 3-18 6-37 9-55 0-5-4-5-9-5-61 0-121 0-182 0-7 0-7 0-10 6-6 18-12 35-18 53-1 1-2 3-2 4 0 2 1 5 6 5 4 0 4-2 6-7 17-48 26-50 71-50 5 0 8 0 13 0 8 0 8 0 8 2 0 1 0 3-1 7-13 52-25 103-38 155-3 10-4 13-35 13-11 0-13 0-13 7 1 1 1 4 5 4 8 0 18-2 25-2 8 0 18 0 26 0 9 0 18 0 27 0 7 2 16 2 24 2 2 0 7 0 7-6 0-5-3-5-12-5-6 0-12 0-17 0-11-1-11-3-11-6s0-3 1-7c14-52 26-102 39-153z"><text:p/></draw:path><draw:path draw:style-name="gr107" draw:text-style-name="P29" svg:width="0.223cm" svg:height="0.211cm" svg:x="0.548cm" svg:y="0.144cm" svg:viewBox="0 0 224 212" svg:d="M224 81c0-46-33-81-86-81-71 0-138 66-138 132 0 46 35 80 85 80 71 0 139-65 139-131zM88 202c-32 0-58-21-58-64 0-16 4-57 31-90 19-25 48-40 75-40 31 0 58 21 58 63 0 21-8 64-36 95-20 24-48 36-70 36z"><text:p/></draw:path><draw:path draw:style-name="gr108" draw:text-style-name="P29" svg:width="0.22cm" svg:height="0.198cm" svg:x="0.805cm" svg:y="0.151cm" svg:viewBox="0 0 221 199" svg:d="M131 22c2-10 3-10 9-11 2 0 12 0 18 0 18 0 26 0 33 2 13 4 14 13 14 23 0 5 0 8-2 24 0 1 0 2 0 3 0 3 1 5 5 5s4-3 6-8c2-18 4-37 7-55 0-5-4-5-9-5-60 0-121 0-181 0-8 0-8 0-11 6-6 18-12 35-18 53-1 1-2 3-2 4 0 2 1 5 6 5 4 0 4-2 6-7 17-48 26-50 72-50 4 0 8 0 12 0 8 0 10 0 10 2 0 1 0 3-2 7-13 52-26 103-39 155-3 10-4 13-35 13-11 0-13 0-13 7 1 1 1 4 5 4 8 0 19-2 26-2 8 0 17 0 25 0 9 0 18 0 27 0 8 2 16 2 25 2 2 0 6 0 6-6 0-5-3-5-12-5-6 0-11 0-17 0-11-1-11-3-11-6s0-3 1-7c14-52 26-102 39-153z"><text:p/></draw:path><draw:path draw:style-name="gr109" draw:text-style-name="P29" svg:width="0.279cm" svg:height="0.097cm" svg:x="1.2cm" svg:y="0.133cm" svg:viewBox="0 0 280 98" svg:d="M265 17c7 0 15 0 15-9 0-8-8-8-14-8-84 0-169 0-253 0-6 0-13 0-13 8 0 9 7 9 13 9 84 0 168 0 252 0zM266 98c6 0 14 0 14-8 0-9-8-9-15-9-84 0-168 0-252 0-6 0-13 0-13 9 0 8 7 8 13 8 84 0 169 0 253 0z"><text:p/></draw:path><draw:path draw:style-name="gr110" draw:text-style-name="P29" svg:width="0.177cm" svg:height="0.287cm" svg:x="1.637cm" svg:y="0.007cm" svg:viewBox="0 0 178 288" svg:d="M178 145c0-34-2-67-17-98-19-40-54-47-71-47-25 0-56 11-74 50-14 29-16 61-16 95 0 32 2 69 19 101 18 34 49 42 70 42 23 0 55-8 73-48 14-29 16-62 16-95zM89 279c-16 0-41-10-48-50-5-26-5-64-5-89 0-26 0-55 2-77 9-50 41-53 51-53 14 0 42 7 50 49 4 22 4 55 4 81 0 31 0 60-5 87-6 40-30 52-49 52z"><text:p/></draw:path><draw:path draw:style-name="gr111" draw:text-style-name="P29" svg:width="0.279cm" svg:height="0.097cm" svg:x="1.973cm" svg:y="0.133cm" svg:viewBox="0 0 280 98" svg:d="M266 17c6 0 14 0 14-9 0-8-8-8-14-8-84 0-169 0-253 0-6 0-13 0-13 8 0 9 7 9 14 9 84 0 168 0 252 0zM266 98c6 0 14 0 14-8 0-9-8-9-14-9-84 0-168 0-252 0-7 0-14 0-14 9 0 8 7 8 13 8 84 0 169 0 253 0z"><text:p/></draw:path><draw:path draw:style-name="gr112" draw:text-style-name="P29" svg:width="0.256cm" svg:height="0.285cm" svg:x="2.418cm" svg:y="0cm" svg:viewBox="0 0 257 286" svg:d="M144 230c66-5 113-45 113-86 0-45-48-82-113-88 0-7 0-15 0-22 0-15 0-21 41-21 5 0 8 0 13 0 0-5 0-8 0-13-14 1-53 1-71 1-17 0-56 0-72-1 0 5 0 8 0 13 5 0 10 0 15 0 39 0 39 5 39 21 0 7 0 15 0 22-65 7-109 46-109 88 0 43 47 80 109 86 0 8 0 15 0 24 0 14 0 20-39 20-5 0-10 0-15 0 0 4 0 8 0 12 16-1 54-1 71-1 18 0 58 0 72 1 0-4 0-8 0-12-5 0-8 0-13 0-41 0-41-6-41-20 0-9 0-16 0-24zM109 220c-60-8-67-50-67-76 0-22 4-70 67-78 0 51 0 103 0 154zM144 66c59 7 71 45 71 78 0 25-7 69-71 76 0-51 0-103 0-154z"><text:p/></draw:path><draw:path draw:style-name="gr113" draw:text-style-name="P29" svg:width="0.119cm" svg:height="0.206cm" svg:x="2.718cm" svg:y="0.146cm" svg:viewBox="0 0 120 207" svg:d="M59 8c0-1 1-3 1-4 0-2-1-4-5-4-6 0-31 2-38 2-3 0-6 2-6 8 0 3 3 3 7 3 14 0 14 3 14 5s-2 13-4 20c-3 10-4 18-6 28-4 9-20 74-21 78-1 7-1 10-1 14 0 30 19 49 43 49 37 0 77-41 77-84 0-34-24-49-44-49-16 0-29 9-38 16 8-28 14-54 21-82zM43 199c-14 0-21-14-21-30 0-11 2-22 10-55 2-5 2-6 8-12 10-13 24-19 34-19 12 0 22 8 22 28 0 12-6 42-16 59-7 14-21 29-37 29z"><text:p/></draw:path><draw:path draw:style-name="gr114" draw:text-style-name="P29" svg:width="0.15cm" svg:height="0.132cm" svg:x="2.865cm" svg:y="0.22cm" svg:viewBox="0 0 151 133" svg:d="M107 17c-6-10-16-17-30-17-39 0-77 41-77 84 0 28 19 49 46 49 15 0 30-10 40-22 6 18 23 22 32 22 10 0 18-7 22-16 8-12 11-28 11-30 0-3-3-3-5-3-4 0-4 1-7 8-2 14-8 32-20 32-9 0-11-7-11-14 0-6 2-15 5-24 2-7 5-19 7-26 1-7 4-15 5-22 2-8 6-21 6-24 0-6-6-8-10-8-6 0-12 2-14 11zM88 92c-2 9-9 14-15 20-2 3-14 12-27 12-11 0-22-8-22-28 0-16 8-48 16-60 13-24 28-28 37-28 20 0 26 22 26 26 0 1-1 3-1 4-5 18-10 36-14 54z"><text:p/></draw:path><draw:path draw:style-name="gr115" draw:text-style-name="P29" svg:width="0.117cm" svg:height="0.132cm" svg:x="3.051cm" svg:y="0.22cm" svg:viewBox="0 0 118 133" svg:d="M107 19c-9 1-13 7-13 13 0 7 6 10 10 10 3 0 14-1 14-17 0-19-21-25-39-25-47 0-55 34-55 43 0 11 7 18 11 22 7 6 13 6 33 9 6 1 26 5 26 21 0 4-4 15-16 22s-26 7-30 7c-12 0-29-3-35-13 10-1 16-8 16-16s-5-11-11-11c-10 0-18 7-18 20 0 17 19 29 48 29 54 0 64-37 64-49 0-28-29-33-40-35-4 0-11-1-12-2-11-2-17-9-17-15 0-7 6-14 12-19 9-5 18-5 23-5 7 0 22 0 29 11z"><text:p/></draw:path><draw:path draw:style-name="gr116" draw:text-style-name="P29" svg:width="0.125cm" svg:height="0.132cm" svg:x="3.209cm" svg:y="0.22cm" svg:viewBox="0 0 126 133" svg:d="M47 62c7 0 31 0 47-6 21-7 26-21 26-31 0-15-17-25-37-25-35 0-83 26-83 77 0 29 18 56 53 56 50 0 73-30 73-34 0-2-2-4-5-4-1 0-2 0-5 2-22 27-57 27-62 27-18 0-30-12-30-35 0-4 0-10 4-27 6 0 13 0 19 0zM30 54c12-42 44-46 53-46 13 0 24 6 24 17 0 29-49 29-63 29-4 0-9 0-14 0z"><text:p/></draw:path><draw:path draw:style-name="gr117" draw:text-style-name="P29" svg:width="0.106cm" svg:height="0.194cm" svg:x="3.382cm" svg:y="0.154cm" svg:viewBox="0 0 107 195" svg:d="M66 8c0-8 0-8-8-8-20 19-46 19-58 19 0 4 0 7 0 11 6 0 26 0 42-8 0 50 0 99 0 149 0 10 0 13-29 13-3 0-8 0-12 0 0 4 0 7 0 11 6 0 42-1 53-1 10 0 47 1 53 1 0-4 0-7 0-11-4 0-7 0-11 0-30 0-30-3-30-13 0-54 0-109 0-163z"><text:p/></draw:path><draw:path draw:style-name="gr118" draw:text-style-name="P29" svg:width="0.28cm" svg:height="0.279cm" svg:x="3.655cm" svg:y="0.042cm" svg:viewBox="0 0 281 280" svg:d="M149 148c39 0 78 0 117 0 6 0 15 0 15-8s-9-8-15-8c-39 0-78 0-117 0 0-40 0-78 0-118 0-6 0-14-9-14-8 0-8 8-8 14 0 40 0 78 0 118-40 0-78 0-118 0-6 0-14 0-14 8s8 8 14 8c40 0 78 0 118 0 0 40 0 78 0 118 0 6 0 14 8 14 9 0 9-8 9-14 0-40 0-78 0-118z"><text:p/></draw:path><draw:path draw:style-name="gr119" draw:text-style-name="P29" svg:width="0.256cm" svg:height="0.285cm" svg:x="4.078cm" svg:y="0cm" svg:viewBox="0 0 257 286" svg:d="M144 230c66-5 113-45 113-86 0-45-48-82-113-88 0-7 0-15 0-22 0-15 0-21 40-21 4 0 9 0 14 0 0-5 0-8 0-13-16 1-53 1-71 1-17 0-56 0-72-1 0 5 0 8 0 13 5 0 10 0 15 0 39 0 39 5 39 21 0 7 0 15 0 22-65 7-109 46-109 88 0 43 47 80 109 86 0 8 0 15 0 24 0 14 0 20-39 20-5 0-10 0-15 0 0 4 0 8 0 12 16-1 54-1 71-1 18 0 56 0 72 1 0-4 0-8 0-12-5 0-10 0-14 0-40 0-40-6-40-20 0-9 0-16 0-24zM109 220c-60-8-67-50-67-76 0-22 4-70 67-78 0 51 0 103 0 154zM144 66c59 7 70 45 70 78 0 25-6 69-70 76 0-51 0-103 0-154z"><text:p/></draw:path><draw:path draw:style-name="gr120" draw:text-style-name="P29" svg:width="0.119cm" svg:height="0.206cm" svg:x="4.378cm" svg:y="0.146cm" svg:viewBox="0 0 120 207" svg:d="M59 8c0-1 1-3 1-4 0-2-1-4-5-4-6 0-31 2-38 2-3 0-6 2-6 8 0 3 3 3 7 3 14 0 14 3 14 5s-2 13-4 20c-3 10-5 18-8 28-2 9-18 74-19 78-1 7-1 10-1 14 0 30 19 49 43 49 37 0 77-41 77-84 0-34-24-49-44-49-16 0-29 9-38 16 8-28 14-54 21-82zM43 199c-14 0-23-14-23-30 0-11 4-22 11-55 3-5 3-6 9-12 10-13 24-19 34-19 11 0 22 8 22 28 0 12-7 42-16 59-7 14-21 29-37 29z"><text:p/></draw:path><draw:path draw:style-name="gr121" draw:text-style-name="P29" svg:width="0.15cm" svg:height="0.132cm" svg:x="4.524cm" svg:y="0.22cm" svg:viewBox="0 0 151 133" svg:d="M107 17c-6-10-16-17-30-17-39 0-77 41-77 84 0 28 19 49 44 49 17 0 30-10 42-22 6 18 23 22 32 22 10 0 18-7 22-16 8-12 11-28 11-30 0-3-3-3-5-3-4 0-4 1-7 8-3 14-8 32-21 32-8 0-10-7-10-14 0-6 2-15 5-24 2-7 5-19 6-26 2-7 3-15 6-22 2-8 6-21 6-24 0-6-6-8-11-8s-11 2-13 11zM88 92c-2 9-9 14-15 20-2 3-14 12-27 12-11 0-22-8-22-28 0-16 8-48 16-60 13-24 28-28 37-28 20 0 26 22 26 26 0 1-1 3-1 4-5 18-10 36-14 54z"><text:p/></draw:path><draw:path draw:style-name="gr122" draw:text-style-name="P29" svg:width="0.117cm" svg:height="0.132cm" svg:x="4.71cm" svg:y="0.22cm" svg:viewBox="0 0 118 133" svg:d="M107 19c-9 1-13 7-13 13 0 7 6 10 9 10 4 0 15-1 15-17 0-19-21-25-39-25-47 0-55 34-55 43 0 11 6 18 11 22 7 6 13 6 33 9 6 1 26 5 26 21 0 4-4 15-16 22s-26 7-30 7c-12 0-29-3-36-13 11-1 17-8 17-16s-5-11-12-11c-9 0-17 7-17 20 0 17 19 29 48 29 54 0 64-37 64-49 0-28-29-33-41-35-3 0-10-1-11-2-12-2-17-9-17-15 0-7 5-14 12-19 9-5 18-5 23-5 6 0 22 0 29 11z"><text:p/></draw:path><draw:path draw:style-name="gr123" draw:text-style-name="P29" svg:width="0.125cm" svg:height="0.132cm" svg:x="4.869cm" svg:y="0.22cm" svg:viewBox="0 0 126 133" svg:d="M46 62c8 0 32 0 48-6 21-7 26-21 26-31 0-15-17-25-37-25-35 0-83 26-83 77 0 29 18 56 53 56 50 0 73-30 73-34 0-2-2-4-5-4-2 0-2 0-5 2-22 27-57 27-62 27-18 0-30-12-30-35 0-4 0-10 4-27 6 0 12 0 18 0zM30 54c12-42 44-46 53-46 13 0 24 6 24 17 0 29-49 29-63 29-4 0-9 0-14 0z"><text:p/></draw:path><draw:path draw:style-name="gr124" draw:text-style-name="P29" svg:width="0.13cm" svg:height="0.194cm" svg:x="5.027cm" svg:y="0.154cm" svg:viewBox="0 0 131 195" svg:d="M131 141c-4 0-7 0-11 0 0 7-4 24-7 28-3 1-25 1-29 1-18 0-37 0-55 0 31-28 42-35 60-49 21-17 42-36 42-64 0-35-31-57-70-57-36 0-61 25-61 53 0 15 13 16 16 16 7 0 15-4 15-15 0-6-2-16-17-16 9-21 29-27 44-27 28 0 44 22 44 46 0 26-18 46-28 57-24 24-46 46-70 70-4 3-4 3-4 11 41 0 80 0 121 0 4-18 6-36 10-54z"><text:p/></draw:path><draw:path draw:style-name="gr125" draw:text-style-name="P29" svg:width="0.28cm" svg:height="0.279cm" svg:x="5.315cm" svg:y="0.042cm" svg:viewBox="0 0 281 280" svg:d="M149 148c39 0 78 0 117 0 6 0 15 0 15-8s-9-8-15-8c-39 0-78 0-117 0 0-40 0-78 0-118 0-6 0-14-9-14-8 0-8 8-8 14 0 40 0 78 0 118-40 0-78 0-118 0-6 0-14 0-14 8s8 8 14 8c40 0 78 0 118 0 0 40 0 78 0 118 0 6 0 14 8 14 9 0 9-8 9-14 0-40 0-78 0-118z"><text:p/></draw:path><draw:path draw:style-name="gr126" draw:text-style-name="P29" svg:width="0.256cm" svg:height="0.285cm" svg:x="5.736cm" svg:y="0cm" svg:viewBox="0 0 257 286" svg:d="M145 230c65-5 112-45 112-86 0-45-48-82-112-88 0-7 0-15 0-22 0-15 0-21 40-21 5 0 9 0 14 0 0-5 0-8 0-13-15 1-53 1-71 1-16 0-57 0-72-1 0 5 0 8 0 13 5 0 9 0 14 0 40 0 40 5 40 21 0 7 0 15 0 22-64 7-110 46-110 88 0 43 47 80 110 86 0 8 0 15 0 24 0 14 0 20-40 20-5 0-9 0-14 0 0 4 0 8 0 12 15-1 54-1 71-1 18 0 57 0 72 1 0-4 0-8 0-12-5 0-9 0-14 0-40 0-40-6-40-20 0-9 0-16 0-24zM110 220c-60-8-67-50-67-76 0-22 4-70 67-78 0 51 0 103 0 154zM145 66c58 7 70 45 70 78 0 25-6 69-70 76 0-51 0-103 0-154z"><text:p/></draw:path><draw:path draw:style-name="gr127" draw:text-style-name="P29" svg:width="0.118cm" svg:height="0.206cm" svg:x="6.037cm" svg:y="0.146cm" svg:viewBox="0 0 119 207" svg:d="M58 8c1 0 1-3 1-4 0-2-1-4-4-4-6 0-31 2-38 2-3 0-6 2-6 8 0 3 3 3 7 3 14 0 14 3 14 5s-3 13-4 20c-3 10-5 18-8 28-2 9-18 74-19 78-1 7-1 10-1 14 0 30 19 49 43 49 37 0 76-41 76-84 0-34-24-49-43-49-16 0-29 9-38 16 6-28 14-54 20-82zM43 199c-14 0-23-14-23-30 0-11 3-22 11-55 3-5 3-6 7-12 12-13 26-19 36-19 11 0 22 8 22 28 0 12-7 42-16 59-7 14-21 29-37 29z"><text:p/></draw:path><draw:path draw:style-name="gr128" draw:text-style-name="P29" svg:width="0.15cm" svg:height="0.132cm" svg:x="6.184cm" svg:y="0.22cm" svg:viewBox="0 0 151 133" svg:d="M107 17c-6-10-17-17-30-17-39 0-77 41-77 84 0 28 19 49 44 49 17 0 30-10 42-22 6 18 23 22 32 22s18-7 22-16c6-12 11-28 11-30 0-3-3-2-5-3-4 0-4 1-7 8-3 14-8 32-21 32-8 0-10-7-10-14 0-6 2-15 5-24 2-7 5-19 6-26 2-7 3-15 6-22 2-8 6-21 6-24 0-6-6-8-11-8s-12 2-13 11zM88 92c-3 9-9 14-15 20-3 3-14 12-27 12-11 0-22-8-22-28 0-16 8-48 16-60 13-24 28-28 37-28 20 0 25 22 25 26 0 1 0 3 0 4-5 18-10 36-14 54z"><text:p/></draw:path><draw:path draw:style-name="gr129" draw:text-style-name="P29" svg:width="0.117cm" svg:height="0.132cm" svg:x="6.37cm" svg:y="0.22cm" svg:viewBox="0 0 118 133" svg:d="M107 19c-9 1-13 7-13 13 0 7 6 10 9 10 4 0 15-1 15-17 0-19-22-25-40-25-46 0-54 34-54 43 0 11 6 18 11 22 7 6 13 6 33 9 6 1 24 5 24 21 0 4-2 15-15 22-11 7-25 7-29 7-12 0-29-3-36-13 10-1 17-8 17-16s-6-11-12-11c-9 0-17 7-17 20 0 17 19 29 48 29 54 0 64-37 64-49 0-28-30-33-41-35-3 0-10-1-12-2-11-2-16-9-16-15 0-7 5-14 12-19s18-5 23-5c6 0 22 0 29 11z"><text:p/></draw:path><draw:path draw:style-name="gr130" draw:text-style-name="P29" svg:width="0.125cm" svg:height="0.132cm" svg:x="6.528cm" svg:y="0.22cm" svg:viewBox="0 0 126 133" svg:d="M46 62c8 0 32 0 48-6 21-7 26-21 26-31 0-15-17-25-37-25-35 0-83 26-83 77 0 29 18 56 53 56 50 0 73-30 73-34 0-2-2-4-5-4-2 0-2 0-5 2-22 27-57 27-63 27-17 0-29-12-29-35 0-4 0-10 4-27 6 0 12 0 18 0zM30 54c12-42 44-46 53-46 13 0 24 6 24 17 0 29-51 29-63 29-4 0-9 0-14 0z"><text:p/></draw:path><draw:path draw:style-name="gr131" draw:text-style-name="P29" svg:width="0.135cm" svg:height="0.2cm" svg:x="6.684cm" svg:y="0.154cm" svg:viewBox="0 0 136 201" svg:d="M65 97c23 0 39 15 39 48 0 36-21 46-38 46-12 0-38-3-50-20 13-1 16-11 16-17 0-9-7-15-15-15-9 0-17 5-17 17 0 27 30 45 66 45 41 0 70-28 70-56 0-24-20-47-52-53 31-12 42-33 42-51 0-23-25-41-59-41-32 0-59 16-59 39 0 10 8 16 16 16 10 0 16-7 16-16 0-8-6-14-16-14 11-13 31-17 42-17 13 0 31 8 31 33 0 12-3 26-11 34-10 12-18 12-33 14-7 0-7 0-10 0-1 1-2 1-2 4 0 4 2 4 7 4 6 0 11 0 17 0z"><text:p/></draw:path><draw:path draw:style-name="gr132" draw:text-style-name="P29" svg:width="0.161cm" svg:height="0.188cm" svg:x="7.017cm" svg:y="0.102cm" svg:viewBox="0 0 162 189" svg:d="M60 87c12 0 43 0 65-9 29-12 31-37 31-43 0-18-16-35-44-35-47 0-112 41-112 114 0 43 25 75 67 75 60 0 95-44 95-49 0-2-2-6-5-6-2 0-2 1-5 5-33 42-79 42-85 42-32 0-36-36-36-49 0-5 0-18 6-45 7 0 16 0 23 0zM40 79c16-65 60-71 72-71 19 0 31 12 31 27 0 44-69 44-85 44-6 0-12 0-18 0z"><text:p/></draw:path><draw:path draw:style-name="gr133" draw:text-style-name="P29" svg:width="0.161cm" svg:height="0.188cm" svg:x="7.214cm" svg:y="0.102cm" svg:viewBox="0 0 162 189" svg:d="M60 87c12 0 43 0 64-9 30-12 32-37 32-43 0-18-17-35-46-35-46 0-110 41-110 114 0 43 25 75 66 75 60 0 96-44 96-49 0-2-2-6-5-6-2 0-3 1-6 5-33 42-79 42-84 42-32 0-37-36-37-49 0-5 1-18 7-45 7 0 16 0 23 0zM40 79c16-65 60-71 70-71 21 0 32 12 32 27 0 44-68 44-84 44-6 0-12 0-18 0z"><text:p/></draw:path></draw:g></text:p>
      <text:p text:style-name="P21"><text:tab/><draw:g text:anchor-type="as-char" svg:y="-0.288cm" draw:z-index="42" draw:style-name="gr1"><svg:title>TexMaths</svg:title><svg:desc>12§display§$\Phi_{base2} = \Phi_{base1} + \Phi_{sup.lateral}$§svg§600§FALSE§</svg:desc><draw:path draw:style-name="gr77" draw:text-style-name="P28" svg:width="5.269cm" svg:height="0.364cm" svg:x="0.001cm" svg:y="0.023cm" svg:viewBox="0 0 5270 365" svg:d="M0 0c1757 0 3514 0 5270 0 0 122 0 243 0 365-1756 0-3513 0-5270 0 0-122 0-243 0-365z"><text:p/></draw:path><draw:path draw:style-name="gr78" draw:text-style-name="P29" svg:width="0.256cm" svg:height="0.287cm" svg:x="0.003cm" svg:y="0.001cm" svg:viewBox="0 0 257 288" svg:d="M144 230c66-5 113-44 113-86 0-43-48-81-113-86 0-9 0-16 0-24 0-15 0-21 41-21 5 0 8 0 13 0 0-5 0-8 0-13-14 1-54 1-71 1s-56 0-72-1c0 5 0 8 0 13 5 0 10 0 15 0 39 0 39 6 39 21 0 8 0 15 0 24-63 6-109 44-109 86 0 44 47 80 109 86 0 8 0 17 0 24 0 14 0 20-39 20-5 0-10 0-15 0 0 5 0 10 0 14 16-2 54-2 72-2 17 0 57 0 71 2 0-4 0-9 0-14-5 0-8 0-13 0-41 0-41-6-41-20 0-7 0-16 0-24zM109 220c-60-6-67-49-67-76 0-21 5-68 67-77 0 51 0 103 0 153zM144 66c59 7 71 46 71 78 0 26-7 70-71 77 0-51 0-103 0-155z"><text:p/></draw:path><draw:path draw:style-name="gr79" draw:text-style-name="P29" svg:width="0.119cm" svg:height="0.207cm" svg:x="0.303cm" svg:y="0.147cm" svg:viewBox="0 0 120 208" svg:d="M59 8c0-1 1-3 1-4 0-2-1-4-5-4-6 0-30 2-37 2-2 2-7 2-7 8 0 3 5 3 7 3 14 0 14 3 14 5s-2 14-4 21c-3 9-4 18-6 27-4 10-20 75-21 78-1 8-1 11-1 15 0 30 19 49 43 49 37 0 77-41 77-84 0-35-24-49-44-49-16 0-29 8-38 15 8-27 14-54 21-82zM44 200c-14 0-22-14-22-30 0-11 2-22 10-55 2-6 2-7 8-13 10-13 24-19 34-19 12 0 22 8 22 29 0 12-6 42-16 59-7 14-21 29-36 29z"><text:p/></draw:path><draw:path draw:style-name="gr80" draw:text-style-name="P29" svg:width="0.149cm" svg:height="0.133cm" svg:x="0.451cm" svg:y="0.221cm" svg:viewBox="0 0 150 134" svg:d="M106 17c-6-10-16-17-30-17-38 0-76 42-76 84 0 29 19 50 44 50 16 0 30-10 42-22 5 18 23 22 30 22 11 0 18-8 23-16 7-12 11-29 11-30 0-4-4-4-5-4-3 0-5 1-6 10-3 13-9 31-21 31-9 0-10-7-10-14 0-5 2-16 4-24s4-20 7-27c2-7 3-14 6-21 1-9 5-22 5-23 0-8-5-10-10-10s-12 4-14 11zM88 94c-3 7-9 13-16 19-2 3-14 12-28 12-10 0-20-8-20-29 0-15 8-48 14-60 15-23 29-28 38-28 20 0 26 23 26 26 0 1-1 3-1 5-5 18-9 36-13 55z"><text:p/></draw:path><draw:path draw:style-name="gr81" draw:text-style-name="P29" svg:width="0.118cm" svg:height="0.133cm" svg:x="0.636cm" svg:y="0.221cm" svg:viewBox="0 0 119 134" svg:d="M107 19c-7 1-12 9-12 13 0 8 6 10 9 10s15-1 15-17c0-19-22-25-40-25-45 0-54 34-54 43 0 11 6 18 10 22 8 6 13 7 33 11 6 1 26 3 26 19 0 5-4 16-16 23s-26 7-30 7c-12 0-29-2-35-13 10-1 16-9 16-17 0-7-5-11-11-11-8 0-18 7-18 21 0 18 19 29 48 29 54 0 65-38 65-50 0-26-30-32-41-35-2 0-11-1-12-2-11-1-17-7-17-15 0-6 6-14 12-18 9-6 18-6 24-6s22 2 28 11z"><text:p/></draw:path><draw:path draw:style-name="gr82" draw:text-style-name="P29" svg:width="0.125cm" svg:height="0.133cm" svg:x="0.794cm" svg:y="0.221cm" svg:viewBox="0 0 126 134" svg:d="M47 63c8 0 31 0 47-6 22-8 26-22 26-31 0-16-17-26-37-26-35 0-83 28-83 78 0 29 19 56 53 56 50 0 73-31 73-34s-2-5-5-5c-1 0-2 0-5 2-22 28-57 28-62 28-18 0-30-12-30-36 0-4 0-10 4-26 6 0 13 0 19 0zM30 54c12-42 46-46 53-46 13 0 24 6 24 18 0 28-49 28-63 28-4 0-9 0-14 0z"><text:p/></draw:path><draw:path draw:style-name="gr83" draw:text-style-name="P29" svg:width="0.13cm" svg:height="0.195cm" svg:x="0.952cm" svg:y="0.156cm" svg:viewBox="0 0 131 196" svg:d="M131 143c-4 0-6 0-10 0-1 6-3 23-8 27-3 1-25 1-29 1-18 0-36 0-54 0 31-27 41-35 59-49 21-17 42-37 42-64 0-36-31-58-69-58-37 0-62 26-62 53 0 16 13 17 16 17 7 0 16-5 16-16 0-5-2-16-18-16 10-21 29-27 44-27 30 0 44 23 44 47 0 25-18 45-28 56-24 23-46 47-70 71-4 3-4 3-4 11 41 0 82 0 122 0 3-18 6-36 9-53z"><text:p/></draw:path><draw:path draw:style-name="gr84" draw:text-style-name="P29" svg:width="0.28cm" svg:height="0.098cm" svg:x="1.264cm" svg:y="0.134cm" svg:viewBox="0 0 281 99" svg:d="M266 17c6 0 15 0 15-9 0-8-9-8-15-8-84 0-169 0-253 0-5 0-13 0-13 8 0 9 8 9 14 9 84 0 168 0 252 0zM266 99c6 0 15 0 15-9 0-8-9-8-15-8-84 0-168 0-252 0-6 0-14 0-14 8 0 9 8 9 13 9 84 0 169 0 253 0z"><text:p/></draw:path><draw:path draw:style-name="gr85" draw:text-style-name="P29" svg:width="0.256cm" svg:height="0.287cm" svg:x="1.71cm" svg:y="0.001cm" svg:viewBox="0 0 257 288" svg:d="M144 230c66-5 113-44 113-86 0-43-48-81-113-86 0-9 0-16 0-24 0-15 0-21 41-21 5 0 8 0 13 0 0-5 0-8 0-13-14 1-54 1-71 1-18 0-56 0-72-1 0 5 0 8 0 13 5 0 10 0 15 0 39 0 39 6 39 21 0 8 0 15 0 24-65 6-109 44-109 86 0 44 47 80 109 86 0 8 0 17 0 24 0 14 0 20-39 20-5 0-10 0-15 0 0 5 0 10 0 14 16-2 54-2 72-2 17 0 57 0 71 2 0-4 0-9 0-14-5 0-8 0-13 0-41 0-41-6-41-20 0-7 0-16 0-24zM109 220c-60-6-67-49-67-76 0-21 4-68 67-77 0 51 0 103 0 153zM144 66c59 7 71 46 71 78 0 26-7 70-71 77 0-51 0-103 0-155z"><text:p/></draw:path><draw:path draw:style-name="gr86" draw:text-style-name="P29" svg:width="0.119cm" svg:height="0.207cm" svg:x="2.01cm" svg:y="0.147cm" svg:viewBox="0 0 120 208" svg:d="M59 8c0-1 1-3 1-4 0-2-1-4-5-4-6 0-30 2-38 2-3 2-6 2-6 8 0 3 3 3 7 3 14 0 14 3 14 5s-2 14-4 21c-3 9-4 18-6 27-4 10-20 75-21 78-1 8-1 11-1 15 0 30 19 49 43 49 37 0 77-41 77-84 0-35-24-49-44-49-16 0-29 8-38 15 8-27 14-54 21-82zM44 200c-15 0-22-14-22-30 0-11 2-22 10-55 2-6 2-7 8-13 10-13 24-19 34-19 12 0 22 8 22 29 0 12-6 42-16 59-7 14-21 29-36 29z"><text:p/></draw:path><draw:path draw:style-name="gr87" draw:text-style-name="P29" svg:width="0.15cm" svg:height="0.133cm" svg:x="2.156cm" svg:y="0.221cm" svg:viewBox="0 0 151 134" svg:d="M107 17c-6-10-16-17-30-17-39 0-77 42-77 84 0 29 19 50 46 50 15 0 30-10 42-22 4 18 21 22 30 22 10 0 18-8 22-16 8-12 11-29 11-30 0-4-3-4-5-4-3 0-4 1-6 10-3 13-9 31-21 31-9 0-11-7-11-14 0-5 2-16 5-24 2-8 5-20 7-27s4-14 6-21c1-9 5-22 5-23 0-8-5-10-10-10-6 0-12 4-14 11zM89 94c-3 7-10 13-16 19-2 3-14 12-27 12-11 0-22-8-22-29 0-15 10-48 16-60 13-23 28-28 37-28 20 0 26 23 26 26 0 1-1 3-1 5-5 18-8 36-13 55z"><text:p/></draw:path><draw:path draw:style-name="gr88" draw:text-style-name="P29" svg:width="0.117cm" svg:height="0.133cm" svg:x="2.342cm" svg:y="0.221cm" svg:viewBox="0 0 118 134" svg:d="M107 19c-9 1-12 9-12 13 0 8 5 10 9 10 3 0 14-1 14-17 0-19-21-25-39-25-47 0-54 34-54 43 0 11 6 18 10 22 8 6 13 7 33 11 6 1 26 3 26 19 0 5-4 16-16 23s-26 7-30 7c-12 0-29-2-35-13 10-1 16-9 16-17 0-7-5-11-11-11-10 0-18 7-18 21 0 18 19 29 48 29 54 0 65-38 65-50 0-26-30-32-41-35-4 0-11-1-12-2-11-1-17-7-17-15 0-6 6-14 12-18 9-6 18-6 24-6s21 2 28 11z"><text:p/></draw:path><draw:path draw:style-name="gr89" draw:text-style-name="P29" svg:width="0.125cm" svg:height="0.133cm" svg:x="2.5cm" svg:y="0.221cm" svg:viewBox="0 0 126 134" svg:d="M47 63c7 0 31 0 47-6 21-8 26-22 26-31 0-16-17-26-37-26-35 0-83 28-83 78 0 29 18 56 53 56 50 0 73-31 73-34s-2-5-5-5c-1 0-2 0-5 2-22 28-57 28-62 28-18 0-30-12-30-36 0-4 0-10 4-26 6 0 13 0 19 0zM30 54c12-42 44-46 53-46 13 0 24 6 24 18 0 28-49 28-63 28-4 0-9 0-14 0z"><text:p/></draw:path><draw:path draw:style-name="gr90" draw:text-style-name="P29" svg:width="0.106cm" svg:height="0.195cm" svg:x="2.672cm" svg:y="0.156cm" svg:viewBox="0 0 107 196" svg:d="M66 8c0-7 0-8-8-8-20 19-46 19-58 19 0 4 0 7 0 11 7 0 26 0 42-8 0 50 0 100 0 150 0 10 0 13-29 13-3 0-8 0-12 0 0 4 0 7 0 11 6 0 42-1 53-1 10 0 47 1 53 1 0-4 0-7 0-11-4 0-7 0-11 0-30 0-30-3-30-13 0-55 0-109 0-164z"><text:p/></draw:path><draw:path draw:style-name="gr91" draw:text-style-name="P29" svg:width="0.28cm" svg:height="0.279cm" svg:x="2.946cm" svg:y="0.042cm" svg:viewBox="0 0 281 280" svg:d="M149 149c39 0 78 0 117 0 6 0 15 0 15-8 0-9-9-9-15-9-39 0-78 0-117 0 0-39 0-78 0-118 0-6 0-14-9-14-8 0-8 8-8 14 0 40 0 79 0 118-40 0-78 0-118 0-6 0-14 0-14 9 0 8 8 8 14 8 40 0 78 0 118 0 0 39 0 78 0 117 0 6 0 14 8 14 9 0 9-8 9-14 0-39 0-78 0-117z"><text:p/></draw:path><draw:path draw:style-name="gr92" draw:text-style-name="P29" svg:width="0.256cm" svg:height="0.287cm" svg:x="3.368cm" svg:y="0.001cm" svg:viewBox="0 0 257 288" svg:d="M144 230c66-5 113-44 113-86 0-43-48-81-113-86 0-9 0-16 0-24 0-15 0-21 41-21 5 0 8 0 13 0 0-5 0-8 0-13-16 1-54 1-71 1-18 0-56 0-72-1 0 5 0 8 0 13 5 0 10 0 15 0 39 0 39 6 39 21 0 8 0 15 0 24-65 6-109 44-109 86 0 44 47 80 109 86 0 8 0 17 0 24 0 14 0 20-39 20-5 0-10 0-15 0 0 5 0 10 0 14 16-2 53-2 71-2 17 0 56 0 72 2 0-4 0-9 0-14-5 0-8 0-13 0-41 0-41-6-41-20 0-7 0-16 0-24zM109 220c-60-6-67-49-67-76 0-21 4-68 67-77 0 51 0 103 0 153zM144 66c59 7 70 46 70 78 0 26-6 70-70 77 0-51 0-103 0-155z"><text:p/></draw:path><draw:path draw:style-name="gr93" draw:text-style-name="P29" svg:width="0.117cm" svg:height="0.133cm" svg:x="3.669cm" svg:y="0.221cm" svg:viewBox="0 0 118 134" svg:d="M107 19c-9 1-13 9-13 13 0 8 6 10 10 10 3 0 14-1 14-17 0-19-21-25-39-25-47 0-55 34-55 43 0 11 7 18 11 22 7 6 13 7 33 11 6 1 26 3 26 19 0 5-4 16-16 23s-26 7-30 7c-12 0-29-2-35-13 10-1 16-9 16-17 0-7-5-11-12-11-9 0-17 7-17 21 0 18 19 29 48 29 54 0 64-38 64-50 0-26-29-32-41-35-3 0-10-1-11-2-11-1-17-7-17-15 0-6 6-14 12-18 9-6 18-6 23-6 7 0 22 2 29 11z"><text:p/></draw:path><draw:path draw:style-name="gr94" draw:text-style-name="P29" svg:width="0.171cm" svg:height="0.133cm" svg:x="3.822cm" svg:y="0.221cm" svg:viewBox="0 0 172 134" svg:d="M110 82c-1 6-3 18-4 18-5 9-17 25-35 25-21 0-21-19-21-25 0-17 9-37 16-59 2-6 5-11 5-16 0-15-13-25-28-25-30 0-43 41-43 46 0 3 4 3 5 3 5 0 5-2 6-4 6-25 19-37 31-37 5 0 7 4 7 10 0 7-2 13-5 21-16 40-16 49-16 56 0 6 0 19 10 29 10 7 21 10 32 10 18 0 28-11 38-21 6 19 26 21 30 21 10 0 17-6 23-16 6-12 11-29 11-30 0-4-4-3-5-4-5 0-5 1-7 10-4 13-9 31-22 31-7 0-10-7-10-14 0-5 3-16 5-24 3-8 5-20 6-27 3-8 5-18 7-26s5-20 5-22c0-6-5-10-9-10-11 0-14 10-16 18-5 21-11 41-16 62z"><text:p/></draw:path><draw:path draw:style-name="gr95" draw:text-style-name="P29" svg:width="0.163cm" svg:height="0.187cm" svg:x="4.006cm" svg:y="0.221cm" svg:viewBox="0 0 164 188" svg:d="M23 166c-3 8-3 11-15 11-3 0-8 0-8 6 0 3 2 5 5 5 7 0 17-2 25-2 10 0 22 2 31 2 3 0 6-2 6-8 0-3-5-3-8-3-6 0-15 0-15-4 0-1 3-9 4-13 4-16 7-32 11-44 3 6 13 18 30 18 36 0 75-40 75-85 0-35-22-49-43-49-19 0-35 12-42 20-6-16-21-20-31-20-11 0-18 7-23 16-6 9-11 27-11 30s4 3 5 3c5 0 5-1 7-9 4-17 10-32 22-32 7 0 10 6 10 15 0 3-2 7-2 8-10 45-22 89-33 135zM78 35c18-22 32-27 42-27 11 0 22 9 22 29 0 12-8 42-16 59-7 15-22 29-37 29-21 0-27-23-27-26 0-2 2-3 2-4 4-20 9-40 14-60z"><text:p/></draw:path><draw:path draw:style-name="gr96" draw:text-style-name="P29" svg:width="0.033cm" svg:height="0.033cm" svg:x="4.214cm" svg:y="0.318cm" svg:viewBox="0 0 34 34" svg:d="M34 17c0-11-9-17-17-17-10 0-17 8-17 17 0 11 8 17 17 17s17-8 17-17z"><text:p/></draw:path><draw:path draw:style-name="gr97" draw:text-style-name="P29" svg:width="0.065cm" svg:height="0.207cm" svg:x="4.299cm" svg:y="0.147cm" svg:viewBox="0 0 66 208" svg:d="M65 8c0-1 1-3 1-4 0-2-1-4-5-4-6 0-30 2-37 2-2 2-6 2-6 8 0 3 4 3 7 3 15 0 15 3 15 5s-2 4-2 7c-12 48-25 97-37 146-1 2-1 6-1 8 0 20 17 29 31 29 7 0 16-2 24-16 6-10 10-28 10-30 0-3-4-3-5-3-4 0-5 1-6 7-4 14-10 34-22 34-8 0-10-8-10-15 0-3 1-9 2-12 13-55 28-109 41-165z"><text:p/></draw:path><draw:path draw:style-name="gr98" draw:text-style-name="P29" svg:width="0.15cm" svg:height="0.133cm" svg:x="4.407cm" svg:y="0.221cm" svg:viewBox="0 0 151 134" svg:d="M107 17c-6-10-17-17-30-17-39 0-77 42-77 84 0 29 19 50 44 50 17 0 30-10 42-22 6 18 23 22 30 22 11 0 18-8 24-16 6-12 11-29 11-30 0-4-3-3-5-4-4 0-4 1-7 10-3 13-8 31-21 31-8 0-10-7-10-14 0-5 2-16 5-24 2-8 5-20 6-27 2-7 3-14 6-21 2-9 6-22 6-23 0-8-6-10-11-10s-12 4-13 11zM88 94c-3 7-9 13-15 19-3 3-14 12-27 12-11 0-22-8-22-29 0-15 8-48 16-60 13-23 28-28 37-28 20 0 25 23 25 26 0 1 0 3 0 5-5 18-10 36-14 55z"><text:p/></draw:path><draw:path draw:style-name="gr99" draw:text-style-name="P29" svg:width="0.099cm" svg:height="0.187cm" svg:x="4.585cm" svg:y="0.169cm" svg:viewBox="0 0 100 188" svg:d="M60 67c10 0 20 0 30 0 6 0 10 0 10-6 0-4-4-4-9-4-9 0-19 0-29 0 4-15 8-29 11-44 1-1 1-2 1-3 0-6-3-10-9-10-7 0-12 5-15 12-2 8 3-6-10 45-10 0-21 0-30 0-6 0-10 0-10 7 0 3 4 3 8 3 10 0 20 0 29 0-6 23-12 46-18 70-1 7-5 18-5 22 0 18 16 29 33 29 32 0 50-42 50-46s-2-2-3-4c-4 0-5 0-8 6-7 18-22 35-39 35-6 0-10-3-10-14 0-4 1-10 1-12 8-29 15-58 22-86z"><text:p/></draw:path><draw:path draw:style-name="gr100" draw:text-style-name="P29" svg:width="0.125cm" svg:height="0.133cm" svg:x="4.719cm" svg:y="0.221cm" svg:viewBox="0 0 126 134" svg:d="M47 63c8 0 31 0 47-6 22-8 26-22 26-31 0-16-17-26-37-26-35 0-83 28-83 78 0 29 19 56 53 56 50 0 73-31 73-34s-2-5-5-5c-1 0-2 0-5 2-22 28-57 28-62 28-18 0-30-12-30-36 0-4 0-10 4-26 6 0 13 0 19 0zM30 54c12-42 46-46 53-46 13 0 24 6 24 18 0 28-49 28-63 28-4 0-9 0-14 0z"><text:p/></draw:path><draw:path draw:style-name="gr101" draw:text-style-name="P29" svg:width="0.136cm" svg:height="0.133cm" svg:x="4.874cm" svg:y="0.221cm" svg:viewBox="0 0 137 134" svg:d="M55 71c0-2 7-29 7-30 2-2 10-17 20-24 2-3 10-9 24-9 2 0 9 0 15 4-9 4-13 11-13 17s5 11 12 11 17-6 17-18c0-16-17-22-31-22-16 0-29 6-42 20-5-18-23-20-30-20-11 0-18 7-23 16-7 10-11 27-11 30s4 3 5 3c3 0 3-1 6-9 5-18 9-32 21-32 8 0 10 6 10 15 0 6-4 16-5 24-2 7-5 20-6 26-3 12-6 26-9 39-2 4-3 11-3 12 0 6 5 10 10 10s9-4 12-9c1-2 5-16 6-23 2-11 6-21 8-31z"><text:p/></draw:path><draw:path draw:style-name="gr102" draw:text-style-name="P29" svg:width="0.149cm" svg:height="0.133cm" svg:x="5.043cm" svg:y="0.221cm" svg:viewBox="0 0 150 134" svg:d="M107 17c-6-10-17-17-31-17-38 0-76 42-76 84 0 29 19 50 44 50 16 0 30-10 42-22 6 18 23 22 30 22 11 0 18-8 24-16 6-12 10-29 10-30 0-4-2-3-4-4-4 0-4 1-7 10-3 13-9 31-21 31-8 0-10-7-10-14 0-5 2-16 5-24 1-8 5-20 6-27 2-7 3-14 6-21 2-9 5-22 5-23 0-8-5-10-10-10s-12 4-13 11zM88 94c-3 7-9 13-15 19-3 3-15 12-27 12-11 0-22-8-22-29 0-15 8-48 16-60 13-23 28-28 36-28 21 0 26 23 26 26 0 1 0 3 0 5-5 18-10 36-14 55z"><text:p/></draw:path><draw:path draw:style-name="gr103" draw:text-style-name="P29" svg:width="0.065cm" svg:height="0.207cm" svg:x="5.227cm" svg:y="0.147cm" svg:viewBox="0 0 66 208" svg:d="M65 8c0-1 1-3 1-4 0-2-1-4-5-4-6 0-30 2-38 2-1 2-6 2-6 8 0 3 5 3 7 3 14 0 14 3 14 5s0 4-1 7c-12 48-24 97-36 146-1 2-1 6-1 8 0 20 17 29 31 29 6 0 16-2 23-16 6-10 11-28 11-30 0-3-4-3-5-3-5 0-5 1-6 7-4 14-10 34-23 34-7 0-9-8-9-15 0-3 1-9 2-12 13-55 28-109 41-165z"><text:p/></draw:path></draw:g></text:p>
      <text:p text:style-name="P21"><text:tab/><draw:g text:anchor-type="as-char" svg:y="-0.349cm" draw:z-index="43" draw:style-name="gr1"><svg:title>TexMaths</svg:title><svg:desc>12§display§$= -3 \times 10^{-4} wb + 8 \times 10^{-4} wb$§svg§600§FALSE§</svg:desc><draw:path draw:style-name="gr57" draw:text-style-name="P28" svg:width="5.217cm" svg:height="0.34cm" svg:x="0.001cm" svg:y="0.022cm" svg:viewBox="0 0 5218 341" svg:d="M0 0c1739 0 3479 0 5218 0 0 114 0 228 0 341-1739 0-3479 0-5218 0 0-113 0-227 0-341z"><text:p/></draw:path><draw:path draw:style-name="gr58" draw:text-style-name="P29" svg:width="0.28cm" svg:height="0.097cm" svg:x="0.003cm" svg:y="0.196cm" svg:viewBox="0 0 281 98" svg:d="M266 17c6 0 15 0 15-9 0-8-9-8-15-8-84 0-168 0-252 0-6 0-14 0-14 8 0 9 8 9 14 9 84 0 168 0 252 0zM266 98c6 0 15 0 15-8 0-9-9-9-15-9-84 0-168 0-252 0-6 0-14 0-14 9 0 8 8 8 14 8 84 0 168 0 252 0z"><text:p/></draw:path><draw:path draw:style-name="gr59" draw:text-style-name="P29" svg:width="0.111cm" svg:height="0.023cm" svg:x="0.453cm" svg:y="0.247cm" svg:viewBox="0 0 112 24" svg:d="M112 24c0-8 0-16 0-24-38 0-75 0-112 0 0 8 0 16 0 24 37 0 74 0 112 0z"><text:p/></draw:path><draw:path draw:style-name="gr60" draw:text-style-name="P29" svg:width="0.173cm" svg:height="0.286cm" svg:x="0.607cm" svg:y="0.071cm" svg:viewBox="0 0 174 287" svg:d="M104 132c35-11 59-41 59-73 0-35-37-59-78-59-42 0-74 25-74 57 0 15 9 22 21 22 14 0 22-10 22-22 0-20-20-20-26-20 13-20 40-26 56-26 17 0 41 9 41 46 0 6-1 30-12 48-13 21-28 22-39 23-2 0-13 1-15 1-4 0-6 0-6 5s2 5 9 5c6 0 12 0 18 0 35 0 51 27 51 69 0 56-29 69-47 69-19 0-50-7-65-33 15 3 28-7 28-22s-12-23-24-23c-10 0-23 6-23 23 0 38 38 65 85 65 51 0 89-37 89-79 0-34-26-67-70-76z"><text:p/></draw:path><draw:path draw:style-name="gr61" draw:text-style-name="P29" svg:width="0.203cm" svg:height="0.201cm" svg:x="1.002cm" svg:y="0.146cm" svg:viewBox="0 0 204 202" svg:d="M102 89c-28-28-56-55-84-83-5-6-6-6-10-6-3 0-8 4-8 8 0 3 1 4 6 9 28 27 56 55 84 84-28 27-56 56-84 85-5 3-6 4-6 8s5 8 8 8c4 0 5-1 10-6 28-28 56-56 84-83 29 28 59 57 88 86 0 1 3 3 6 3 4 0 8-4 8-8 0-1 0-4-1-5 0-1-67-67-89-88 26-27 52-52 78-77 1-2 8-8 10-11 1 0 2-2 2-5 0-4-4-8-8-8s-5 1-10 6c-28 28-56 55-84 83z"><text:p/></draw:path><draw:path draw:style-name="gr62" draw:text-style-name="P29" svg:width="0.138cm" svg:height="0.278cm" svg:x="1.305cm" svg:y="0.071cm" svg:viewBox="0 0 139 279" svg:d="M86 11c0-10 0-11-9-11-27 28-64 28-77 28 0 4 0 8 0 13 8 0 34 0 55-12 0 72 0 145 0 217 0 15-1 20-38 20-5 0-10 0-15 0 0 5 0 9 0 13 16-1 52-1 69-1s54 0 68 1c0-4 0-8 0-13-5 0-8 0-13 0-38 0-40-5-40-20 0-78 0-157 0-235z"><text:p/></draw:path><draw:path draw:style-name="gr63" draw:text-style-name="P29" svg:width="0.177cm" svg:height="0.286cm" svg:x="1.495cm" svg:y="0.071cm" svg:viewBox="0 0 178 287" svg:d="M178 146c0-33-2-68-17-98-19-41-54-48-71-48-26 0-56 11-74 50-14 29-16 63-16 96 0 31 2 67 19 100 18 33 49 41 70 41 23 0 55-8 73-47 14-29 16-62 16-94zM89 279c-17 0-41-11-49-51-4-24-4-63-4-88 0-26 0-54 2-77 9-50 40-53 51-53 14 0 42 7 50 49 4 24 4 55 4 81 0 32 0 60-5 86-6 40-30 53-49 53z"><text:p/></draw:path><draw:path draw:style-name="gr64" draw:text-style-name="P29" svg:width="0.198cm" svg:height="0.013cm" svg:x="1.722cm" svg:y="0.118cm" svg:viewBox="0 0 199 14" svg:d="M187 14c5 0 12 0 12-7s-6-7-12-7c-59 0-116 0-175 0-5 0-12 0-12 7s7 7 12 7c59 0 116 0 175 0z"><text:p/></draw:path><draw:path draw:style-name="gr65" draw:text-style-name="P29" svg:width="0.143cm" svg:height="0.198cm" svg:x="1.965cm" svg:y="0.001cm" svg:viewBox="0 0 144 199" svg:d="M144 150c0-4 0-7 0-11-11 0-22 0-32 0 0-44 0-87 0-131 0-6 0-8-8-8-3 0-4 0-7 5-32 44-65 88-97 134 0 4 0 7 0 11 29 0 58 0 86 0 0 7 0 15 0 24 0 10 0 14-24 14-2 0-6 0-8 0 0 4 0 7 0 11 16-1 34-1 44-1 11 0 30 0 45 1 0-4 0-7 0-11-3 0-5 0-7 0-24 0-24-4-24-14 0-9 0-17 0-24 10 0 21 0 32 0zM89 32c0 36 0 71 0 107-27 0-52 0-78 0 26-36 51-71 78-107z"><text:p/></draw:path><draw:path draw:style-name="gr66" draw:text-style-name="P29" svg:width="0.277cm" svg:height="0.189cm" svg:x="2.155cm" svg:y="0.166cm" svg:viewBox="0 0 278 190" svg:d="M182 43c3-9 6-25 6-27 0-8-6-11-12-11-4 0-12 2-15 11-1 3-21 83-24 94-3 13-4 21-4 28 0 5 0 6 0 7-9 23-21 36-38 36-34 0-34-31-34-38 0-14 3-30 22-82 5-13 7-18 7-26 0-19-14-35-35-35-39 0-55 61-55 65 0 3 4 3 5 3 5 0 5 0 7-7 11-39 28-51 42-51 4 0 11 0 11 13 0 11-5 23-7 30-20 49-24 68-24 84 0 38 28 53 60 53 7 0 26 0 43-29 12 26 41 29 53 29 32 0 50-27 61-52 14-33 27-89 27-109 0-23-10-29-18-29-10 0-21 11-21 20 0 5 3 8 7 11 5 5 14 16 14 36 0 14-12 55-22 77-11 22-26 37-47 37-19 0-31-13-31-37 0-11 3-24 4-30 6-24 12-47 18-71z"><text:p/></draw:path><draw:path draw:style-name="gr67" draw:text-style-name="P29" svg:width="0.155cm" svg:height="0.295cm" svg:x="2.475cm" svg:y="0.059cm" svg:viewBox="0 0 156 296" svg:d="M82 5c-3-1 0-5-6-5-10 0-41 4-52 5-4 0-7 1-7 8 0 5 3 5 9 5 21 0 22 4 22 7 0 4-5 18-6 27-12 45-23 91-35 136-5 20-7 26-7 42 0 40 23 66 54 66 49 0 102-64 102-122 0-39-23-67-56-67-20 0-38 12-50 25 11-43 21-85 32-127zM42 164c2-9 2-11 6-14 20-28 40-34 50-34 16 0 27 12 27 39 0 25-13 71-22 88-13 28-32 43-49 43-14 0-29-12-29-43 0-7 0-15 7-41 4-13 6-26 10-38z"><text:p/></draw:path><draw:path draw:style-name="gr68" draw:text-style-name="P29" svg:width="0.28cm" svg:height="0.278cm" svg:x="2.752cm" svg:y="0.106cm" svg:viewBox="0 0 281 279" svg:d="M149 149c39 0 78 0 117 0 6 0 15 0 15-9 0-8-9-8-15-8-39 0-78 0-117 0 0-40 0-78 0-118 0-6 0-14-9-14-8 0-8 8-8 14 0 40 0 78 0 118-40 0-78 0-118 0-6 0-14 0-14 8 0 9 8 9 14 9 40 0 78 0 118 0 0 38 0 77 0 116 0 6 0 14 8 14 9 0 9-8 9-14 0-39 0-78 0-116z"><text:p/></draw:path><draw:path draw:style-name="gr69" draw:text-style-name="P29" svg:width="0.174cm" svg:height="0.286cm" svg:x="3.169cm" svg:y="0.071cm" svg:viewBox="0 0 175 287" svg:d="M50 89c-19-14-20-28-20-35 0-25 28-43 58-43s57 21 57 52c0 24-17 44-42 59-18-12-35-23-53-33zM113 128c30-15 50-37 50-65 0-39-37-63-75-63-42 0-77 31-77 71 0 7 1 26 19 45 5 6 20 16 30 23-24 12-60 36-60 77 0 44 43 71 88 71 46 0 87-34 87-79 0-14-5-33-21-50-8-9-15-13-41-30zM70 146c18 11 34 22 52 32 12 9 32 21 32 45 0 31-32 54-66 54-36 0-68-27-68-61 0-24 15-51 50-70z"><text:p/></draw:path><draw:path draw:style-name="gr70" draw:text-style-name="P29" svg:width="0.203cm" svg:height="0.201cm" svg:x="3.517cm" svg:y="0.146cm" svg:viewBox="0 0 204 202" svg:d="M103 89c-29-28-56-55-85-83-5-6-6-6-10-6-3 0-8 4-8 8 0 3 1 4 6 9 28 27 56 55 84 84-28 27-56 56-84 85-5 3-6 4-6 8s5 8 8 8c4 0 5-1 10-6 28-28 56-56 84-83 29 28 59 57 88 86 1 1 3 3 6 3 4 0 8-4 8-8 0-1 0-4-1-5 0-1-67-67-89-88 26-27 52-52 78-77 1-2 8-8 10-11 1 0 2-2 2-5 0-4-4-8-8-8s-5 1-10 6c-28 28-55 55-83 83z"><text:p/></draw:path><draw:path draw:style-name="gr71" draw:text-style-name="P29" svg:width="0.138cm" svg:height="0.278cm" svg:x="3.914cm" svg:y="0.071cm" svg:viewBox="0 0 139 279" svg:d="M88 11c0-10 0-11-11-11-25 28-63 28-77 28 0 4 0 8 0 13 10 0 34 0 56-12 0 72 0 145 0 217 0 15-2 20-39 20-5 0-9 0-13 0 0 5 0 9 0 13 14-1 50-1 68-1 17 0 53 0 67 1 0-4 0-8 0-13-5 0-8 0-13 0-37 0-38-5-38-20 0-78 0-157 0-235z"><text:p/></draw:path><draw:path draw:style-name="gr72" draw:text-style-name="P29" svg:width="0.177cm" svg:height="0.286cm" svg:x="4.105cm" svg:y="0.071cm" svg:viewBox="0 0 178 287" svg:d="M178 146c0-33-3-68-17-98-21-41-54-48-72-48-25 0-57 11-73 50-15 29-16 63-16 96 0 31 1 67 18 100 19 33 49 41 70 41 22 0 55-8 74-47 13-29 16-62 16-94zM88 279c-16 0-41-11-48-51-5-24-5-63-5-88 0-26 0-54 3-77 8-50 40-53 50-53 14 0 42 7 50 49 4 24 4 55 4 81 0 32 0 60-4 86-7 40-31 53-50 53z"><text:p/></draw:path><draw:path draw:style-name="gr73" draw:text-style-name="P29" svg:width="0.198cm" svg:height="0.013cm" svg:x="4.33cm" svg:y="0.118cm" svg:viewBox="0 0 199 14" svg:d="M188 14c5 0 11 0 11-7s-6-7-11-7c-58 0-117 0-176 0-5 0-12 0-12 7s7 7 12 7c59 0 118 0 176 0z"><text:p/></draw:path><draw:path draw:style-name="gr74" draw:text-style-name="P29" svg:width="0.143cm" svg:height="0.198cm" svg:x="4.574cm" svg:y="0.001cm" svg:viewBox="0 0 144 199" svg:d="M144 150c0-4 0-7 0-11-11 0-22 0-32 0 0-44 0-87 0-131 0-6 0-8-6-8-4 0-5 0-9 5-32 44-65 88-97 134 0 4 0 7 0 11 29 0 58 0 86 0 0 7 0 15 0 24 0 10 0 14-24 14-2 0-4 0-7 0 0 4 0 7 0 11 15-1 34-1 45-1 10 0 28 0 44 1 0-4 0-7 0-11-2 0-6 0-8 0-24 0-24-4-24-14 0-9 0-17 0-24 10 0 21 0 32 0zM89 32c0 36 0 71 0 107-27 0-52 0-78 0 26-36 51-71 78-107z"><text:p/></draw:path><draw:path draw:style-name="gr75" draw:text-style-name="P29" svg:width="0.279cm" svg:height="0.189cm" svg:x="4.764cm" svg:y="0.166cm" svg:viewBox="0 0 280 190" svg:d="M182 43c3-9 8-25 8-27 0-8-6-11-14-11-4 0-12 2-15 11-1 3-21 83-24 94-3 13-4 21-4 28 0 5 0 6 0 7-9 23-21 36-38 36-34 0-34-31-34-38 0-14 3-30 22-82 5-13 7-18 7-26 0-19-13-35-35-35-39 0-55 61-55 65 0 3 4 2 5 3 5 0 5 0 7-7 11-39 28-51 42-51 5 0 11 0 11 13 0 11-5 23-7 30-20 49-24 68-24 84 0 38 28 53 60 53 7 0 27 0 44-29 11 26 40 29 53 29 31 0 49-27 61-52 13-33 28-89 28-109 0-23-12-29-20-29-10 0-20 11-20 20 0 5 2 8 6 11 5 5 16 16 16 36 0 14-14 55-24 77-11 22-26 37-46 37s-31-13-31-37c0-11 2-24 3-30 6-24 12-47 18-71z"><text:p/></draw:path><draw:path draw:style-name="gr76" draw:text-style-name="P29" svg:width="0.155cm" svg:height="0.295cm" svg:x="5.084cm" svg:y="0.059cm" svg:viewBox="0 0 156 296" svg:d="M82 5c-3-1 0-5-6-5-10 0-40 4-52 5-2 0-7 1-7 8 0 5 3 5 9 5 21 0 22 4 22 7 0 4-4 18-6 27-12 45-23 91-35 136-5 20-7 26-7 42 0 40 23 66 54 66 50 0 102-64 102-122 0-39-23-67-56-67-20 0-38 12-50 25 11-43 21-85 32-127zM42 164c2-9 2-11 6-14 20-28 40-34 50-34 16 0 27 12 27 39 0 25-13 71-21 88-14 28-33 43-50 43-14 0-28-12-28-43 0-7 0-15 6-41 4-13 6-26 10-38z"><text:p/></draw:path></draw:g></text:p>
      <text:p text:style-name="P22"><text:tab/><draw:g text:anchor-type="as-char" svg:y="-0.372cm" draw:z-index="44" draw:style-name="gr1"><svg:title>TexMaths</svg:title><svg:desc>12§display§\textbf{$\therefor \Phi_{base} = -5 \times 10^{-4}$}§svg§600§FALSE§</svg:desc><draw:path draw:style-name="gr43" draw:text-style-name="P28" svg:width="3.387cm" svg:height="0.393cm" svg:x="0.001cm" svg:y="0.022cm" svg:viewBox="0 0 3388 394" svg:d="M0 0c1129 0 2259 0 3388 0 0 132 0 263 0 394-1129 0-2259 0-3388 0 0-131 0-262 0-394z"><text:p/></draw:path><draw:path draw:style-name="gr44" draw:text-style-name="P29" svg:width="0.256cm" svg:height="0.286cm" svg:x="0.003cm" svg:y="0.086cm" svg:viewBox="0 0 257 287" svg:d="M144 230c66-5 113-44 113-86 0-43-48-82-113-88 0-7 0-15 0-22 0-15 0-21 41-21 5 0 8 0 13 0 0-5 0-8 0-13-14 1-54 1-71 1s-56 0-72-1c0 5 0 8 0 13 5 0 10 0 15 0 39 0 39 5 39 21 0 7 0 15 0 22-65 8-109 46-109 88 0 43 47 80 109 86 0 7 0 16 0 23 0 14 0 20-39 20-5 0-10 0-15 0 0 5 0 10 0 14 16-2 54-2 72-2 17 0 57 0 71 2 0-4 0-9 0-14-5 0-8 0-13 0-41 0-41-6-41-20 0-7 0-16 0-23zM109 221c-60-8-67-51-67-77 0-22 5-70 67-78 0 52 0 103 0 155zM144 66c59 7 71 46 71 78 0 25-7 69-71 78 0-53 0-104 0-156z"><text:p/></draw:path><draw:path draw:style-name="gr45" draw:text-style-name="P29" svg:width="0.119cm" svg:height="0.206cm" svg:x="0.303cm" svg:y="0.231cm" svg:viewBox="0 0 120 207" svg:d="M59 8c0-1 1-3 1-4 0-2-1-4-5-4-6 0-30 2-38 2-3 2-6 2-6 8 0 3 3 3 7 3 14 0 14 3 14 5s-2 14-4 20c-3 10-4 18-6 28-4 10-20 74-21 78-1 7-1 11-1 14 0 30 19 49 43 49 37 0 77-40 77-84 0-34-24-49-44-49-16 0-29 9-38 17 8-27 14-55 21-83zM44 199c-14 0-22-13-22-30 0-11 2-22 10-54 2-6 2-7 8-13 10-13 24-19 34-19 12 0 22 8 22 29 0 11-6 41-16 58-7 15-21 29-36 29z"><text:p/></draw:path><draw:path draw:style-name="gr46" draw:text-style-name="P29" svg:width="0.15cm" svg:height="0.132cm" svg:x="0.45cm" svg:y="0.305cm" svg:viewBox="0 0 151 133" svg:d="M107 17c-6-10-16-17-30-17-39 0-77 42-77 84 0 29 19 49 46 49 15 0 30-9 42-20 4 16 21 20 30 20 10 0 18-7 22-15 8-12 11-29 11-30 0-4-3-4-5-4-4 0-4 1-6 10-3 13-9 31-21 31-9 0-11-6-11-15 0-4 2-15 5-24 2-7 5-19 7-26 1-7 4-14 5-22 2-8 6-21 6-22 0-8-6-10-10-10-6 0-12 4-14 11zM88 94c-2 8-9 13-15 19-2 2-14 12-27 12-11 0-22-7-22-29 0-16 10-48 16-60 13-23 28-28 37-28 20 0 26 23 26 26 0 1-1 3-1 4-5 18-10 38-14 56z"><text:p/></draw:path><draw:path draw:style-name="gr47" draw:text-style-name="P29" svg:width="0.117cm" svg:height="0.132cm" svg:x="0.636cm" svg:y="0.305cm" svg:viewBox="0 0 118 133" svg:d="M107 19c-9 1-13 9-13 15s6 8 10 8c3 0 14-1 14-17 0-19-21-25-39-25-47 0-55 34-55 43 0 11 7 18 11 22 7 6 13 7 33 11 6 1 26 4 26 19 0 5-4 15-16 24-12 6-26 6-30 6-12 0-29-3-35-12 10-1 16-10 16-17 0-8-5-11-11-11-10 0-18 6-18 19 0 18 19 29 48 29 54 0 64-37 64-49 0-26-29-32-40-34-4-1-11-2-12-2-11-2-17-8-17-16 0-6 6-14 12-18 9-6 18-6 23-6 7 0 22 2 29 11z"><text:p/></draw:path><draw:path draw:style-name="gr48" draw:text-style-name="P29" svg:width="0.125cm" svg:height="0.132cm" svg:x="0.794cm" svg:y="0.305cm" svg:viewBox="0 0 126 133" svg:d="M47 62c7 0 31 0 47-6 21-7 26-21 26-30 0-16-17-26-37-26-35 0-83 28-83 78 0 29 18 55 53 55 50 0 73-30 73-33 0-2-2-5-5-5-2 0-2 0-5 2-22 28-57 28-62 28-18 0-30-12-30-36 0-4 0-10 4-27 6 0 13 0 19 0zM30 54c12-42 44-46 53-46 13 0 24 6 24 18 0 28-49 28-63 28-4 0-9 0-14 0z"><text:p/></draw:path><draw:path draw:style-name="gr49" draw:text-style-name="P29" svg:width="0.279cm" svg:height="0.097cm" svg:x="1.096cm" svg:y="0.219cm" svg:viewBox="0 0 280 98" svg:d="M265 17c6 0 15 0 15-9 0-8-9-8-14-8-84 0-169 0-253 0-6 0-13 0-13 8 0 9 7 9 13 9 84 0 168 0 252 0zM266 98c5 0 14 0 14-8s-9-8-15-8c-84 0-168 0-252 0-6 0-13 0-13 8s7 8 13 8c84 0 169 0 253 0z"><text:p/></draw:path><draw:path draw:style-name="gr50" draw:text-style-name="P29" svg:width="0.256cm" svg:height="0.016cm" svg:x="1.552cm" svg:y="0.258cm" svg:viewBox="0 0 257 17" svg:d="M242 17c8 0 15 0 15-9 0-8-7-8-15-8-75 0-152 0-228 0-7 0-14 0-14 8 0 9 7 9 14 9 76 0 153 0 228 0z"><text:p/></draw:path><draw:path draw:style-name="gr51" draw:text-style-name="P29" svg:width="0.168cm" svg:height="0.287cm" svg:x="1.864cm" svg:y="0.093cm" svg:viewBox="0 0 169 288" svg:d="M169 195c0-50-35-92-80-92-21 0-39 7-54 22 0-28 0-54 0-82 8 3 23 5 36 5 51 0 81-38 81-43 0-3-1-5-4-5-2 0-2 0-3 1-8 4-30 12-57 12-17 0-36-2-57-12-3-1-3-1-5-1-4 0-4 4-4 11 0 42 0 83 0 124 0 8 0 11 6 11 3 0 3-1 6-3 4-8 20-30 54-30 21 0 32 19 36 26 7 16 7 32 7 54 0 14 0 40-10 56-11 16-26 28-45 28-30 0-54-23-62-47 2 1 3 1 8 1 13 0 20-10 20-20 0-11-7-20-20-20-6 0-22 2-22 21 0 35 30 76 77 76 49 0 92-40 92-93z"><text:p/></draw:path><draw:path draw:style-name="gr52" draw:text-style-name="P29" svg:width="0.203cm" svg:height="0.203cm" svg:x="2.21cm" svg:y="0.166cm" svg:viewBox="0 0 204 204" svg:d="M102 90c-28-28-56-56-84-84-5-5-6-6-10-6-3 0-8 5-8 8 0 4 1 5 6 9 28 29 56 56 84 85-28 27-56 55-84 84-5 5-6 6-6 9 0 4 5 9 8 9 4 0 5-1 10-6 28-29 56-57 84-84 29 29 59 57 88 86 0 1 3 4 6 4 4 0 8-5 8-9 0-1 0-3-1-4-1-2-67-68-89-89 25-25 52-52 77-77 2-2 8-8 11-11 0-1 2-2 2-6 0-3-4-8-8-8s-5 2-10 7c-28 28-56 55-84 83z"><text:p/></draw:path><draw:path draw:style-name="gr53" draw:text-style-name="P29" svg:width="0.138cm" svg:height="0.278cm" svg:x="2.607cm" svg:y="0.093cm" svg:viewBox="0 0 139 279" svg:d="M86 11c0-10 0-11-9-11-27 26-64 26-77 26 0 5 0 9 0 14 8 0 34 0 55-11 0 72 0 145 0 217 0 15-1 20-39 20-5 0-9 0-14 0 0 5 0 10 0 13 16-1 52-1 69-1s54 0 68 1c0-3 0-8 0-13-5 0-8 0-13 0-38 0-40-5-40-20 0-78 0-157 0-235z"><text:p/></draw:path><draw:path draw:style-name="gr54" draw:text-style-name="P29" svg:width="0.177cm" svg:height="0.287cm" svg:x="2.797cm" svg:y="0.093cm" svg:viewBox="0 0 178 288" svg:d="M178 145c0-33-3-67-17-98-19-40-54-47-72-47-25 0-55 11-73 50-14 29-16 62-16 95 0 32 2 70 19 101 18 33 49 42 70 42 23 0 55-9 73-48 13-29 16-61 16-95zM89 279c-17 0-41-10-49-50-5-25-5-64-5-89 0-26 0-54 3-76 9-51 40-54 51-54 14 0 42 7 49 49 5 23 5 55 5 81 0 31 0 60-5 88-6 38-30 51-49 51z"><text:p/></draw:path><draw:path draw:style-name="gr55" draw:text-style-name="P29" svg:width="0.198cm" svg:height="0.013cm" svg:x="3.023cm" svg:y="0.118cm" svg:viewBox="0 0 199 14" svg:d="M187 14c5 0 12 0 12-7s-7-7-12-7c-59 0-116 0-175 0-5 0-12 0-12 7s6 7 12 7c59 0 116 0 175 0z"><text:p/></draw:path><draw:path draw:style-name="gr56" draw:text-style-name="P29" svg:width="0.144cm" svg:height="0.198cm" svg:x="3.266cm" svg:y="0.001cm" svg:viewBox="0 0 145 199" svg:d="M145 150c0-4 0-7 0-10-11 0-23 0-33 0 0-44 0-87 0-132 0-6 0-8-6-8-4 0-5 0-8 5-32 45-66 90-98 135 0 3 0 6 0 10 29 0 59 0 88 0 0 8 0 17 0 25 0 10 0 13-24 13-3 0-6 0-9 0 0 4 0 7 0 11 15-1 34-1 45-1 10 0 30 0 44 1 0-4 0-7 0-11-2 0-6 0-8 0-24 0-24-3-24-13 0-8 0-17 0-25 10 0 22 0 33 0zM89 32c0 36 0 72 0 108-27 0-52 0-78 0 26-36 51-72 78-108z"><text:p/></draw:path></draw:g></text:p>
      <text:p text:style-name="P22"/>
      <text:p text:style-name="P24">2.4 Movimiento de partículas cargadas en un campo magnético</text:p>
      <text:p text:style-name="P24"/>
      <text:p text:style-name="P24"><text:span text:style-name="T25"><text:tab/>Cuando una partícula cargada se mueve en un campo magnético, sobre ella actúa la fuerza magnética y su movimiento está determinado por las leyes de Newton. Algunas características importantes de la fuerza magnética:</text:span></text:p>
      <text:p text:style-name="P24"><text:span text:style-name="T25"/></text:p>
      <text:list text:style-name="L7">
        <text:list-item>
          <text:p text:style-name="P25"><text:span text:style-name="T25">Siempre es perpendicular a </text:span><text:span text:style-name="T25"><draw:g text:anchor-type="as-char" svg:y="-0.399cm" draw:z-index="45" draw:style-name="gr1"><svg:title>TexMaths</svg:title><svg:desc>12§display§$\overrightarrow{v}$§svg§600§FALSE§</svg:desc><draw:path draw:style-name="gr39" draw:text-style-name="P28" svg:width="0.351cm" svg:height="0.356cm" svg:x="0.001cm" svg:y="0.023cm" svg:viewBox="0 0 352 357" svg:d="M0 0c117 0 235 0 352 0 0 119 0 238 0 357-117 0-235 0-352 0 0-119 0-238 0-357z"><text:p/></draw:path><draw:path draw:style-name="gr40" draw:text-style-name="P29" svg:width="0.256cm" svg:height="0.016cm" svg:x="0.014cm" svg:y="0.102cm" svg:viewBox="0 0 257 17" svg:d="M241 17c7 0 16 0 16-9 0-8-9-8-16-8-74 0-150 0-225 0-8 0-16 0-16 8 0 9 8 9 16 9 75 0 151 0 225 0z"><text:p/></draw:path><draw:path draw:style-name="gr41" draw:text-style-name="P29" svg:width="0.372cm" svg:height="0.218cm" svg:x="0.002cm" svg:y="0.001cm" svg:viewBox="0 0 373 219" svg:d="M327 119c-24 17-34 35-38 40-19 29-23 55-23 56 0 4 6 4 9 4 7 0 8-1 9-7 10-41 35-77 83-97 5-1 6-2 6-4 0-4-3-5-4-5-18-7-69-29-85-100-1-5-2-6-9-6-3 0-9 0-9 5 0 1 5 27 22 56 8 12 21 27 39 41-104 0-207 0-311 0-8 0-16 0-16 9 0 8 8 8 16 8 104 0 207 0 311 0z"><text:p/></draw:path><draw:path draw:style-name="gr42" draw:text-style-name="P29" svg:width="0.184cm" svg:height="0.19cm" svg:x="0.092cm" svg:y="0.21cm" svg:viewBox="0 0 185 191" svg:d="M185 30c0-23-11-30-18-30-11 0-21 11-21 20 0 6 1 9 6 12 10 9 15 21 15 35 0 18-26 115-75 115-21 0-31-15-31-37 0-24 11-55 24-90 4-7 5-12 5-20 0-19-13-35-34-35-39 0-56 61-56 65 0 5 5 5 6 5 4 0 4-1 6-9 12-42 30-51 43-51 3 0 10 0 10 13 0 11-4 21-7 30-18 48-24 67-24 85 0 46 37 53 56 53 71 0 95-139 95-161z"><text:p/></draw:path></draw:g></text:span><text:span text:style-name="T25">₁ por lo que no puede cambiar la magnitud de la velocidad, unicamente su dirección.</text:span></text:p>
        </text:list-item>
        <text:list-item>
          <text:p text:style-name="P25"><text:soft-page-break/><text:span text:style-name="T25">Nunca tiene una componente paralela al movimiento de la particula, de forma que la fuerza magnetica nunca realiza trabajo sobre la particula.</text:span></text:p>
        </text:list-item>
      </text:list>
      <text:p text:style-name="P24"><text:span text:style-name="T25"/></text:p>
      <text:p text:style-name="P24"><text:span text:style-name="T25">Estas características se cumplen aun si el campo magnético no es uniforme. De forma que, el movimiento de una partícula cargada bajo la sola influencia de un campo magnético siempre ocurre con rapidez constante.</text:span></text:p>
      <text:p text:style-name="P24"><text:span text:style-name="T25"/></text:p>
      <text:p text:style-name="P24"><text:span text:style-name="T25">Si la trayectoria de la partícula es un círculo, trazado con constante </text:span><text:span text:style-name="T2">v, </text:span><text:span text:style-name="T25">la aceleración centrípeta es </text:span><text:span text:style-name="T25"><draw:g text:anchor-type="as-char" svg:y="-0.349cm" draw:z-index="46" draw:style-name="gr1"><svg:title>TexMaths</svg:title><svg:desc>12§display§$\frac{v^2}{R}$§svg§600§FALSE§</svg:desc><draw:path draw:style-name="gr34" draw:text-style-name="P28" svg:width="0.673cm" svg:height="0.454cm" svg:x="0.014cm" svg:y="0.022cm" svg:viewBox="0 0 674 455" svg:d="M0 0c225 0 449 0 674 0 0 151 0 304 0 455-225 0-449 0-674 0 0-151 0-304 0-455z"><text:p/></draw:path><draw:path draw:style-name="gr35" draw:text-style-name="P29" svg:width="0.206cm" svg:height="0.185cm" svg:x="0.001cm" svg:y="0.168cm" svg:viewBox="0 0 207 186" svg:d="M167 41c3-10 11-28 40-28 0-5 0-8 0-13-11 1-23 1-33 1s-29-1-36-1c0 5 0 8 0 13 16 0 20 10 20 18 0 4-1 6-3 10-15 36-29 72-42 108-16-40-33-78-48-118-3-5-3-6-3-7 0-11 17-11 24-11 0-5 0-8 0-13-12 0-36 1-45 1-12 0-29 0-41-1 0 5 0 8 0 13 26 0 28 3 34 16 20 49 40 98 61 149 2 6 2 8 8 8 5 0 7-4 9-8 18-46 36-92 55-137z"><text:p/></draw:path><draw:path draw:style-name="gr36" draw:text-style-name="P29" svg:width="0.13cm" svg:height="0.195cm" svg:x="0.234cm" svg:y="0.001cm" svg:viewBox="0 0 131 196" svg:d="M131 142c-4 0-7 0-11 0-1 7-4 24-7 27-3 1-25 1-30 1-18 0-36 0-54 0 31-27 42-36 59-49 22-18 43-36 43-63 0-36-31-58-70-58-36 0-61 26-61 53 0 15 13 17 16 17 7 0 15-5 15-16 0-6-2-16-17-16 9-21 29-27 42-27 30 0 46 23 46 47 0 25-19 45-28 56-24 23-48 46-72 70-2 3-2 3-2 12 41 0 80 0 121 0 4-18 6-36 10-54z"><text:p/></draw:path><draw:path draw:style-name="gr37" draw:text-style-name="P29" svg:width="0.255cm" svg:height="0.016cm" svg:x="0.453cm" svg:y="0.236cm" svg:viewBox="0 0 256 17" svg:d="M0 0c85 0 170 0 256 0 0 6 0 11 0 17-86 0-171 0-256 0 0-6 0-11 0-17z"><text:p/></draw:path><draw:path draw:style-name="gr38" draw:text-style-name="P29" svg:width="0.228cm" svg:height="0.207cm" svg:x="0.475cm" svg:y="0.291cm" svg:viewBox="0 0 229 208" svg:d="M101 22c1-9 2-10 8-11 6 0 13 0 19 0 28 0 62 0 62 31 0 12-6 30-20 41-12 9-31 14-50 14-13 0-25 0-38 0 6-25 13-50 19-75zM154 102c34-8 66-30 66-56s-30-46-72-46c-30 0-62 0-92 0-4 0-9 0-9 7 0 4 3 4 9 4 4 0 6 0 12 1 6 0 6 1 6 4 0 1 0 2-1 7-13 51-25 103-38 156-3 9-4 12-27 12-4 0-8 0-8 6 0 3 1 5 4 5 6 0 13-2 19-2 5 0 13 0 19 0s12 0 19 0c6 0 13 2 19 2 2 0 6 0 6-6 0-5-2-5-9-5-5 0-6 0-11 0-7-1-7-3-7-5s0-2 1-6c6-25 13-50 19-76 13 0 27 0 40 0 25 0 36 14 36 28 0 4-3 13-4 20-3 14-5 18-5 23 0 23 22 33 44 33 27 0 39-29 39-35-2-1-1-4-4-4-5 0-5 3-6 5-4 13-15 25-28 25-7 0-13-3-13-19 0-7 2-23 3-30 1-8 1-12 1-14 0-4 0-14-8-22-6-6-14-10-20-12z"><text:p/></draw:path></draw:g></text:span><text:span text:style-name="T25">, y la unica fuerza que actua es la fuerza magnetica, por lo que de acuerdo con la Segunda Ley de Newton:</text:span></text:p>
      <text:p text:style-name="P24"><text:span text:style-name="T25"/></text:p>
      <text:p text:style-name="P26"><text:span text:style-name="T25"><text:tab/><text:tab/><text:tab/><text:tab/></text:span></text:p>
      <text:p text:style-name="P26"><text:span text:style-name="T25"><text:tab/><text:tab/><text:tab/><text:tab/></text:span><text:span text:style-name="T25"><draw:g text:anchor-type="as-char" svg:y="-0.436cm" draw:z-index="47" draw:style-name="gr1"><svg:title>TexMaths</svg:title><svg:desc>12§display§$F = \left\lvert q \right\rvert v B = m \frac{v^2}{R}$ §svg§600§FALSE§</svg:desc><draw:path draw:style-name="gr20" draw:text-style-name="P28" svg:width="3.234cm" svg:height="0.539cm" svg:x="0.008cm" svg:y="0.022cm" svg:viewBox="0 0 3235 540" svg:d="M0 0c1079 0 2156 0 3235 0 0 180 0 360 0 540-1079 0-2156 0-3235 0 0-180 0-360 0-540z"><text:p/></draw:path><draw:path draw:style-name="gr21" draw:text-style-name="P29" svg:width="0.241cm" svg:height="0.286cm" svg:x="0.001cm" svg:y="0.146cm" svg:viewBox="0 0 242 287" svg:d="M232 0c-77 0-155 0-232 0 0 5 0 8 0 13 4 0 6 0 10 0 32 0 33 5 33 21 0 73 0 146 0 220 0 15-1 19-33 19-4 0-6 0-10 0 0 4 0 9 0 14 14-2 47-2 64-2 16 0 55 0 70 2 0-5 0-10 0-14-4 0-9 0-14 0-40 0-40-4-40-20 0-35 0-70 0-103 12 0 24 0 36 0 41 0 46 13 46 49 4 0 6 0 10 0 0-37 0-74 0-111-4 0-6 0-10 0 0 34-5 49-46 49-12 0-24 0-36 0 0-36 0-71 0-107 0-13 2-17 21-17 17 0 33 0 50 0 64 0 75 24 82 82 3 0 6 0 9 0-3-31-7-64-10-95z"><text:p/></draw:path><draw:path draw:style-name="gr22" draw:text-style-name="P29" svg:width="0.28cm" svg:height="0.097cm" svg:x="0.426cm" svg:y="0.279cm" svg:viewBox="0 0 281 98" svg:d="M266 17c6 0 15 0 15-9 0-8-9-8-15-8-84 0-168 0-252 0-6 0-14 0-14 8 0 9 8 9 14 9 84 0 168 0 252 0zM266 98c6 0 15 0 15-8s-9-8-15-8c-84 0-168 0-252 0-6 0-14 0-14 8s8 8 14 8c84 0 168 0 252 0z"><text:p/></draw:path><draw:path draw:style-name="gr23" draw:text-style-name="P29" svg:width="0.016cm" svg:height="0.419cm" svg:x="0.921cm" svg:y="0.118cm" svg:viewBox="0 0 17 420" svg:d="M17 14c0-7 0-14-9-14-8 0-8 7-8 14 0 130 0 261 0 390 0 7 0 16 8 16 9 0 9-9 9-16 0-129 0-260 0-390z"><text:p/></draw:path><draw:path draw:style-name="gr24" draw:text-style-name="P29" svg:width="0.172cm" svg:height="0.266cm" svg:x="1.005cm" svg:y="0.247cm" svg:viewBox="0 0 173 267" svg:d="M173 5c0-3-1-5-4-5-5 0-21 17-29 29-9-23-25-29-39-29-49 0-101 62-101 124 0 40 24 67 55 67 18 0 35-11 49-26-3 15-16 72-18 76-3 11-7 13-31 13-5 0-9 0-9 9 0 1 0 4 6 4 13 0 27-1 42-1 14 0 30 1 43 1 2 0 7 0 7-8 0-5-4-5-11-5-20 0-20-2-20-6 0-3 1-6 2-9 19-78 39-156 58-234zM56 181c-25 0-26-32-26-39 0-21 12-66 19-84 13-32 35-48 52-48 27 0 33 33 33 36s-22 94-24 97c-7 12-30 38-54 38z"><text:p/></draw:path><draw:path draw:style-name="gr25" draw:text-style-name="P29" svg:width="0.016cm" svg:height="0.419cm" svg:x="1.241cm" svg:y="0.118cm" svg:viewBox="0 0 17 420" svg:d="M17 14c0-7 0-14-9-14-8 0-8 7-8 14 0 130 0 261 0 390 0 7 0 16 8 16 9 0 9-9 9-16 0-129 0-260 0-390z"><text:p/></draw:path><draw:path draw:style-name="gr26" draw:text-style-name="P29" svg:width="0.185cm" svg:height="0.19cm" svg:x="1.39cm" svg:y="0.247cm" svg:viewBox="0 0 186 191" svg:d="M186 29c0-23-12-29-19-29-11 0-21 11-21 20 0 5 3 8 8 12 8 9 14 20 14 35 0 18-26 114-76 114-21 0-31-14-31-36 0-24 11-55 24-90 4-7 6-13 6-20 0-19-14-35-35-35-39 0-56 61-56 65 0 3 5 3 6 3 4 0 4 0 6-7 12-42 31-51 43-51 4 0 10 0 10 13 0 11-4 21-6 29-19 49-25 68-25 86 0 45 37 53 57 53 71 0 95-139 95-162z"><text:p/></draw:path><draw:path draw:style-name="gr27" draw:text-style-name="P29" svg:width="0.3cm" svg:height="0.287cm" svg:x="1.616cm" svg:y="0.145cm" svg:viewBox="0 0 301 288" svg:d="M49 255c-3 16-5 20-38 20-7 0-11 0-11 8 0 5 4 5 11 5 50 0 101 0 151 0 66 0 116-49 116-91 0-30-25-54-66-59 45-8 89-40 89-79 0-31-27-59-79-59-47 0-95 0-142 0-7 0-12 0-12 8 0 5 4 5 12 5 2 0 9 0 16 1 8 2 12 2 12 6 0 3-1 4-2 9-20 75-38 151-57 226zM113 134c8-34 18-69 26-104 4-16 5-17 23-17s36 0 54 0c37 0 47 25 47 43 0 38-36 78-88 78-20 0-42 0-62 0zM95 275c-6 0-7 0-10 0-5-2-6-2-6-5 0-1 0-1 3-10 9-39 19-79 28-117 27 0 54 0 81 0 39 0 48 31 48 49 0 42-37 83-88 83-19 0-37 0-56 0z"><text:p/></draw:path><draw:path draw:style-name="gr28" draw:text-style-name="P29" svg:width="0.279cm" svg:height="0.097cm" svg:x="2.079cm" svg:y="0.279cm" svg:viewBox="0 0 280 98" svg:d="M265 17c7 0 15 0 15-9 0-8-8-8-14-8-84 0-169 0-253 0-6 0-13 0-13 8 0 9 7 9 14 9 84 0 167 0 251 0zM266 98c6 0 14 0 14-8s-8-8-15-8c-84 0-167 0-251 0-7 0-14 0-14 8s7 8 13 8c84 0 169 0 253 0z"><text:p/></draw:path><draw:path draw:style-name="gr29" draw:text-style-name="P29" svg:width="0.345cm" svg:height="0.19cm" svg:x="2.512cm" svg:y="0.247cm" svg:viewBox="0 0 346 191" svg:d="M25 161c-1 7-3 16-3 18 0 8 4 12 12 12 4 0 12-4 15-12 0-2 5-21 7-31 4-14 6-26 10-38 2-9 5-19 7-28 3-8 5-20 6-22 6-12 29-50 69-50 19 0 22 15 22 28 0 11-3 23-6 35-3 17-8 33-12 49-2 11-6 22-8 33-2 8-6 22-6 24 0 8 6 12 12 12 13 0 16-11 19-24 6-24 22-85 25-102 2-5 24-55 70-55 18 0 23 14 23 28 0 24-17 72-27 95-3 10-4 15-4 23 0 20 14 35 34 35 40 0 56-61 56-65 0-5-4-5-5-5-5 0-5 1-7 9-6 21-20 51-44 51-7 0-9-4-9-13 0-11 3-22 7-30 8-23 26-70 26-94 0-26-18-44-49-44-32 0-53 18-68 41 0-6-1-21-13-30-11-9-24-11-35-11-39 0-59 26-66 36-3-24-19-36-39-36-19 0-27 17-31 24-7 14-13 40-13 41 0 3 4 3 5 3 5 0 5 0 7-9 7-30 16-49 31-49 6 0 13 2 13 19 0 8-1 13-7 35-8 32-15 64-24 97z"><text:p/></draw:path><draw:path draw:style-name="gr30" draw:text-style-name="P29" svg:width="0.143cm" svg:height="0.132cm" svg:x="2.934cm" svg:y="0.137cm" svg:viewBox="0 0 144 133" svg:d="M144 24c0-24-10-16-14-24-9 0-17 8-17 16 0 4 3 7 5 9 6 4 12 12 12 24 0 13-21 76-56 76-24 0-24-21-24-25 0-15 6-32 17-58 3-7 4-11 4-16 0-15-13-26-28-26-30 0-43 41-43 46 0 3 4 3 5 3 5 0 5-1 6-5 7-24 19-36 31-36 5 0 7 4 7 11s-2 13-5 19c-13 34-16 46-16 57 0 29 24 38 45 38 51 0 71-85 71-109z"><text:p/></draw:path><draw:path draw:style-name="gr31" draw:text-style-name="P29" svg:width="0.103cm" svg:height="0.139cm" svg:x="3.119cm" svg:y="0cm" svg:viewBox="0 0 104 140" svg:d="M104 100c-2 0-6 0-8 0-1 3-2 16-6 19-2 1-19 1-23 1-13 0-27 0-41 0 14-11 29-22 42-30 20-13 36-25 36-48 0-28-25-42-55-42-29 0-49 17-49 37 0 11 10 13 12 13 6 0 12-4 12-13 0-7-5-12-12-12 6-9 18-15 32-15 21 0 39 12 39 32 0 18-13 31-29 44-17 15-35 29-52 45-2 1-2 1-2 3s0 4 0 6c32 0 66 0 98 0 3-14 4-27 6-40z"><text:p/></draw:path><draw:path draw:style-name="gr32" draw:text-style-name="P29" svg:width="0.343cm" svg:height="0.016cm" svg:x="2.92cm" svg:y="0.318cm" svg:viewBox="0 0 344 17" svg:d="M0 0c115 0 229 0 344 0 0 6 0 11 0 17-115 0-229 0-344 0 0-6 0-11 0-17z"><text:p/></draw:path><draw:path draw:style-name="gr33" draw:text-style-name="P29" svg:width="0.228cm" svg:height="0.206cm" svg:x="2.986cm" svg:y="0.376cm" svg:viewBox="0 0 229 207" svg:d="M101 20c2-7 2-8 8-9 6 0 13 0 19 0 28 0 62 0 62 30 0 12-5 31-20 42-12 9-30 14-50 14-13 0-25 0-38 0 6-25 13-51 19-77zM154 102c36-8 67-30 67-56s-30-46-73-46c-30 0-62 0-92 0-4 0-8 0-8 7 0 4 4 4 8 4 2 0 6 0 12 1 6 0 6 1 6 4 0 1 0 2-1 6-13 52-25 104-38 157-3 9-4 12-27 12-4 0-8 0-8 6 0 3 1 4 5 4 5 0 12-1 18-1s14 0 19 0c6 0 13 0 19 0s13 1 19 1c3 0 8 0 8-6 0-4-4-4-11-4-5 0-5 0-11 0-6-2-6-2-6-5s0-3 1-6c6-25 12-50 18-76 13 0 28 0 41 0 25 0 36 14 36 28 0 4-2 13-5 20-3 14-5 18-5 23 0 23 22 32 45 32 26 0 38-28 38-34-1-2 0-4-5-4-3 0-4 2-6 5-3 13-14 25-26 25-8 0-13-4-13-19 0-7 1-23 2-30 1-8 1-11 1-14 0-4 0-14-8-22-6-6-13-10-20-12z"><text:p/></draw:path></draw:g></text:span></text:p>
      <text:p text:style-name="P27"><text:span text:style-name="T25">donde m es la </text:span>masa.</text:p>
      <text:p text:style-name="P27"/>
      <text:p text:style-name="P27"><text:tab/><text:tab/><text:tab/><text:tab/><draw:g text:anchor-type="as-char" svg:y="-0.293cm" draw:z-index="48" draw:style-name="gr1"><svg:title>TexMaths</svg:title><svg:desc>12§display§$\rightarrow R = \frac{mv}{\left\lvert q \right\rvert B}$§svg§600§FALSE§</svg:desc><draw:path draw:style-name="gr9" draw:text-style-name="P28" svg:width="2.062cm" svg:height="0.469cm" svg:x="0.001cm" svg:y="0.023cm" svg:viewBox="0 0 2063 470" svg:d="M0 0c688 0 1375 0 2063 0 0 157 0 313 0 470-688 0-1375 0-2063 0 0-157 0-313 0-470z"><text:p/></draw:path><draw:path draw:style-name="gr10" draw:text-style-name="P29" svg:width="0.372cm" svg:height="0.217cm" svg:x="0.003cm" svg:y="0.083cm" svg:viewBox="0 0 373 218" svg:d="M327 117c-22 18-34 35-37 41-19 29-15 36-23 55 0 5 5 5 9 5 7 0 7 0 9-8 10-41 35-76 82-95 5-2 6-4 6-6s-3-4-3-5c-19-7-69-27-86-98-1-5-1-6-8-6-4 0-9 0-9 5 8 18 4 27 22 55 8 13 20 27 38 41-104 0-208 0-313 0-7 0-14 0-14 8s7 8 14 8c105 0 209 0 313 0z"><text:p/></draw:path><draw:path draw:style-name="gr11" draw:text-style-name="P29" svg:width="0.299cm" svg:height="0.294cm" svg:x="0.536cm" svg:y="0.009cm" svg:viewBox="0 0 300 295" svg:d="M140 29c3-10 4-13 12-16 4 0 17 0 25 0 30 0 77 0 77 42 0 15-7 43-23 60-10 11-33 24-72 24-15 0-31 0-46 0 9-37 18-73 27-110zM200 144c43-9 94-39 94-80 0-36-39-64-94-64-39 0-80 0-120 0-8 0-12 0-12 8 0 5 4 5 12 5 5 0 9 0 16 1 7 2 11 2 11 6 0 3 0 4-1 9-20 74-38 150-57 225-5 17-5 19-38 19-7 0-11 0-11 9 0 4 4 3 5 4 12 0 42-1 54-1s41 1 53 1c3 0 8 0 8-8 0-5-4-5-12-5-16 0-26 0-26-7 0-2 0-4 1-7 9-37 18-74 27-110 17 0 34 0 51 0 38 0 45 22 45 38 0 6-3 19-6 29-2 12-7 26-7 34 0 45 52 45 56 45 36 0 51-41 51-47 0-5-4-4-5-5-4 0-5 3-5 6-11 30-29 37-38 37-15 0-17-9-17-25 0-13 2-33 4-48 1-6 1-13 1-19 0-32-28-45-40-50z"><text:p/></draw:path><draw:path draw:style-name="gr12" draw:text-style-name="P29" svg:width="0.278cm" svg:height="0.097cm" svg:x="0.982cm" svg:y="0.142cm" svg:viewBox="0 0 279 98" svg:d="M265 17c7 0 14 0 14-9 0-8-7-8-13-8-84 0-169 0-253 0-6 0-13 0-13 8 0 9 7 9 14 9 84 0 167 0 251 0zM266 98c6 0 13 0 13-8 0-9-7-9-14-9-84 0-167 0-251 0-7 0-14 0-14 9 0 8 7 8 13 8 84 0 169 0 253 0z"><text:p/></draw:path><draw:path draw:style-name="gr13" draw:text-style-name="P29" svg:width="0.269cm" svg:height="0.132cm" svg:x="1.544cm" svg:y="0.001cm" svg:viewBox="0 0 270 133" svg:d="M114 107c-1 6-5 15-5 16 0 8 6 10 11 10s8-4 11-6c1-4 4-12 6-19 1-5 4-18 6-27 2-6 3-11 4-19 4-13 4-13 10-22 10-15 24-32 47-32 17 0 18 15 18 21 0 18-13 50-18 63-3 9-4 11-4 16 0 15 12 25 28 25 30 0 42-41 42-44 0-5-4-5-5-5-4 0-4 2-5 6-7 23-19 35-31 35-6 0-7-4-7-10 0-7 1-11 6-24 3-10 15-41 15-57 0-5 0-17-10-26-5-3-14-8-28-8-26 0-42 18-52 30-2-25-24-30-38-30-25 0-41 16-50 28-1-21-19-28-31-28-14 0-20 10-23 17-7 11-11 27-11 29 0 3 4 3 5 3 3 0 5-1 6-8 5-18 11-33 21-33 9 0 10 8 10 15 0 6-4 17-5 25-2 7-5 19-6 26-3 12-6 24-9 37-2 4-3 11-3 12 0 8 5 10 10 10s9-4 12-6c2-4 3-12 5-19 1-5 4-18 6-27 2-6 3-11 6-19 2-12 3-14 12-26 8-12 21-28 44-28 17 0 17 16 17 21 0 8 0 12-5 29-4 16-8 32-12 49z"><text:p/></draw:path><draw:path draw:style-name="gr14" draw:text-style-name="P29" svg:width="0.143cm" svg:height="0.132cm" svg:x="1.842cm" svg:y="0.001cm" svg:viewBox="0 0 144 133" svg:d="M144 24c0-24-15-24-16-24-7 0-15 8-15 16 0 4 3 7 5 9 5 4 10 12 10 23 0 13-19 77-54 77-24 0-24-21-24-27 0-13 5-30 17-56 3-7 4-11 4-16 0-15-13-26-28-26-30 0-43 41-43 46 0 3 4 3 5 3 5 0 5-1 6-5 6-24 19-36 31-36 5 0 7 4 7 11s-2 13-5 19c-13 34-16 46-16 57 0 28 24 38 45 38 50 0 71-85 71-109z"><text:p/></draw:path><draw:path draw:style-name="gr15" draw:text-style-name="P29" svg:width="0.633cm" svg:height="0.016cm" svg:x="1.452cm" svg:y="0.182cm" svg:viewBox="0 0 634 17" svg:d="M0 0c211 0 422 0 634 0 0 6 0 11 0 17-212 0-423 0-634 0 0-6 0-11 0-17z"><text:p/></draw:path><draw:path draw:style-name="gr16" draw:text-style-name="P29" svg:width="0.013cm" svg:height="0.293cm" svg:x="1.495cm" svg:y="0.219cm" svg:viewBox="0 0 14 294" svg:d="M14 12c0-5 0-12-7-12s-7 7-7 12c0 90 0 180 0 270 0 4 0 12 7 12s7-8 7-12c0-90 0-180 0-270z"><text:p/></draw:path><draw:path draw:style-name="gr17" draw:text-style-name="P29" svg:width="0.131cm" svg:height="0.186cm" svg:x="1.57cm" svg:y="0.309cm" svg:viewBox="0 0 132 187" svg:d="M132 8c0-1 0-2 0-3 0-3-1-5-4-5-2 0-15 11-21 19-3-5-12-19-31-19-38 0-76 42-76 84 0 29 19 49 44 49 17 0 30-11 38-17-2 1-10 39-11 43-5 17-5 17-23 17-4 0-8 0-8 7 0 2 2 4 4 4 10 0 21-1 32-1 9 0 21 1 31 1 2 0 6-1 6-6s-4-5-7-5c-8 0-15 0-15-3s0-2 1-6c14-53 27-106 40-159zM88 93c-3 5-3 5-6 10-11 13-26 22-38 22-10 0-21-8-21-29 0-16 9-48 15-60 15-23 29-28 38-28 20 0 26 23 26 26 0 2-1 3-1 4-5 18-9 37-13 55z"><text:p/></draw:path><draw:path draw:style-name="gr18" draw:text-style-name="P29" svg:width="0.013cm" svg:height="0.293cm" svg:x="1.76cm" svg:y="0.219cm" svg:viewBox="0 0 14 294" svg:d="M14 12c0-5 0-12-7-12s-7 7-7 12c0 90 0 180 0 270 0 4 0 12 7 12s7-8 7-12c0-90 0-180 0-270z"><text:p/></draw:path><draw:path draw:style-name="gr19" draw:text-style-name="P29" svg:width="0.224cm" svg:height="0.199cm" svg:x="1.838cm" svg:y="0.241cm" svg:viewBox="0 0 225 200" svg:d="M35 177c-3 11-3 14-25 14-6 0-10 0-10 6 0 3 4 3 10 3 38 0 75 0 113 0 50 0 88-33 88-62 0-21-19-39-50-42 36-7 64-29 64-54 0-23-22-42-61-42-36 0-70 0-106 0-6 0-10 0-10 6 0 5 4 5 10 5 3 0 6 0 10 0 6 1 8 1 8 5 0 2 0 1-2 6-13 51-26 103-39 155zM83 92c6-24 12-48 18-72 2-9 2-9 14-9 16 0 30 0 46 0 30 0 36 19 36 31 0 23-27 50-66 50-16 0-33 0-48 0zM68 191c-9 0-9-2-9-4s0-1 1-6c7-28 13-54 20-80 21 0 42 0 63 0 27 0 38 18 38 34 0 30-30 56-66 56-15 0-31 0-47 0z"><text:p/></draw:path></draw:g></text:p>
      <text:p text:style-name="P27"/>
      <text:p text:style-name="P23">Representa radio de una órbita circular en un campo magnético.</text:p>
      <text:p text:style-name="P23">Si la carga es negativa, la partícula se mueve en sentido horario alrededor de la órbita. La <text:span text:style-name="T3">rapidez angular </text:span><text:s/><draw:g text:anchor-type="as-char" svg:y="-0.189cm" draw:z-index="49" draw:style-name="gr1"><svg:title>TexMaths</svg:title><svg:desc>12§display§\omega§svg§600§FALSE§</svg:desc><draw:path draw:style-name="gr7" draw:text-style-name="P28" svg:width="0.208cm" svg:height="0.144cm" svg:x="0.018cm" svg:y="0.022cm" svg:viewBox="0 0 209 145" svg:d="M0 0c69 0 140 0 209 0 0 48 0 97 0 145-69 0-140 0-209 0 0-48 0-97 0-145z"><text:p/></draw:path><draw:path draw:style-name="gr8" draw:text-style-name="P29" svg:width="0.247cm" svg:height="0.188cm" svg:x="0.001cm" svg:y="0cm" svg:viewBox="0 0 248 189" svg:d="M248 29c0-18-7-29-17-29-11 0-23 10-23 19 0 5 3 10 7 13 8 6 15 18 15 35s-9 40-22 59c-12 18-27 33-48 33-24 0-34-16-39-39 5-11 13-36 13-48 0-5-1-8-7-8-3 0-7 0-10 7-5 8-9 34-9 49-15 19-31 39-58 39s-37-26-37-48c0-52 43-95 43-101 0-5-3-9-7-9-6 0-10 6-12 10-20 31-37 80-37 118 0 28 10 60 44 60 30 0 49-21 65-45 3 26 19 45 45 45 33 0 53-25 67-57 11-21 27-77 27-103z"><text:p/></draw:path></draw:g><text:s/>de la partícula que originalmente se calcula como <draw:g text:anchor-type="as-char" svg:y="-0.296cm" draw:z-index="50" draw:style-name="gr1"><svg:title>TexMaths</svg:title><svg:desc>12§display§$v = R \omega$§svg§600§FALSE§</svg:desc><draw:path draw:style-name="gr2" draw:text-style-name="P28" svg:width="1.494cm" svg:height="0.252cm" svg:x="0.013cm" svg:y="0.021cm" svg:viewBox="0 0 1495 253" svg:d="M0 0c498 0 997 0 1495 0 0 84 0 169 0 253-498 0-997 0-1495 0 0-84 0-169 0-253z"><text:p/></draw:path><draw:path draw:style-name="gr3" draw:text-style-name="P29" svg:width="0.204cm" svg:height="0.185cm" svg:x="0cm" svg:y="0.106cm" svg:viewBox="0 0 205 186" svg:d="M167 42c4-10 11-28 38-29 0-5 0-8 0-13-9 1-21 1-31 1-9 0-29 0-36-1 0 5 0 8 0 13 16 1 19 11 19 18 0 4 0 6-2 11-15 36-29 71-43 107-16-40-32-78-47-118-3-5-3-6-3-7 0-11 17-11 24-11 0-5 0-8 0-13-13 1-36 1-45 1-12 0-29 0-41-1 0 5 0 8 0 13 26 0 28 3 34 16 20 49 39 99 60 149 2 6 4 8 9 8 6 0 7-4 9-8 18-46 37-90 55-136z"><text:p/></draw:path><draw:path draw:style-name="gr4" draw:text-style-name="P29" svg:width="0.28cm" svg:height="0.097cm" svg:x="0.378cm" svg:y="0.133cm" svg:viewBox="0 0 281 98" svg:d="M267 17c6 0 14 0 14-9 0-8-8-8-14-8-84 0-169 0-253 0-6 0-14 0-14 8 0 9 8 9 14 9 84 0 169 0 253 0zM267 98c6 0 14 0 14-8s-8-8-14-8c-84 0-169 0-253 0-6 0-14 0-14 8s8 8 14 8c84 0 169 0 253 0z"><text:p/></draw:path><draw:path draw:style-name="gr5" draw:text-style-name="P29" svg:width="0.293cm" svg:height="0.295cm" svg:x="0.838cm" svg:y="0cm" svg:viewBox="0 0 294 296" svg:d="M79 139c0-36 0-73 0-109 0-10 0-14 10-16 5-1 17-1 25-1 39 0 85 1 85 63 0 28-10 63-73 63-16 0-31 0-47 0zM169 144c41-10 74-36 74-68 0-41-48-76-111-76-44 0-88 0-132 0 0 5 0 8 0 13 4 0 7 0 11 0 32 0 32 5 32 19 0 75 0 148 0 222 0 16 0 20-32 20-4 0-7 0-11 0 0 4 0 8 0 13 16-1 46-1 61-1 17 0 47 0 63 1 0-5 0-9 0-13-4 0-8 0-11 0-33 0-34-4-34-20 0-36 0-70 0-106 17 0 33 0 49 0 8 0 25 0 40 14 16 16 16 29 16 56 0 28 0 45 17 60 18 16 40 18 54 18 32 0 39-34 39-46 0-3 0-6-6-6-3 0-3 3-5 6-2 30-16 37-27 37-21 0-24-22-30-60-3-11-4-23-6-34-7-27-28-41-51-49z"><text:p/></draw:path><draw:path draw:style-name="gr6" draw:text-style-name="P29" svg:width="0.249cm" svg:height="0.19cm" svg:x="1.28cm" svg:y="0.101cm" svg:viewBox="0 0 250 191" svg:d="M250 30c0-19-7-30-17-30-11 0-23 11-23 20 0 4 3 9 7 12 8 8 15 18 15 36 0 17-9 41-22 60-12 18-27 33-48 33-24 0-37-16-41-39 5-10 15-37 15-49 0-5-3-9-8-9-3 0-8 1-12 7-4 8-9 36-9 51-13 20-30 39-58 39-27 0-36-25-36-48 0-53 43-97 43-103 0-4-3-8-8-8s-8 5-11 10c-21 30-37 80-37 119 0 29 10 60 44 60 30 0 50-21 65-45 4 26 21 45 46 45 34 0 54-25 68-58 11-20 27-77 27-103z"><text:p/></draw:path></draw:g>, puede s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exMaths Symbols" svg:font-family="'TexMaths Symbols'"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4:16:03.252740492</meta:creation-date>
    <dc:date>2024-02-15T15:04:00.687390589</dc:date>
    <meta:editing-duration>PT1H48M43S</meta:editing-duration>
    <meta:editing-cycles>5</meta:editing-cycles>
    <meta:generator>LibreOffice/24.2.0.3$Linux_X86_64 LibreOffice_project/da48488a73ddd66ea24cf16bbc4f7b9c08e9bea1</meta:generator>
    <meta:document-statistic meta:table-count="0" meta:image-count="0" meta:object-count="0" meta:page-count="5" meta:paragraph-count="45" meta:word-count="776" meta:character-count="4230" meta:non-whitespace-character-count="3437"/>
  </office:meta>
</office:document-meta>
</file>